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FrizQuadrataTurk" svg:font-family="FrizQuadrataTurk, Cambria"/>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fr" fo:country="FR"/>
    </style:style>
    <style:style style:name="P6" style:family="paragraph" style:parent-style-name="TR_20_Baslik_20_1">
      <style:paragraph-properties fo:break-before="page"/>
      <style:text-properties style:font-name="Lato" fo:language="tr" fo:country="TR"/>
    </style:style>
    <style:style style:name="P7" style:family="paragraph" style:parent-style-name="TR_20_Baslik_20_3">
      <style:paragraph-properties fo:break-before="page"/>
      <style:text-properties style:font-name="Lato" fo:language="tr" fo:country="TR"/>
    </style:style>
    <style:style style:name="P8" style:family="paragraph" style:parent-style-name="TR_20_Ana_20_Metin">
      <style:paragraph-properties fo:text-align="center" style:justify-single-word="false" fo:break-before="page"/>
      <style:text-properties style:font-name="Lato" fo:language="fr" fo:country="FR"/>
    </style:style>
    <style:style style:name="P9" style:family="paragraph" style:parent-style-name="TR_20_Baslik_20_2">
      <style:paragraph-properties fo:break-before="page"/>
      <style:text-properties style:font-name="Lato" fo:language="tr" fo:country="TR"/>
    </style:style>
    <style:style style:name="P10" style:family="paragraph" style:parent-style-name="TR_20_Baslik_20_3">
      <style:text-properties style:font-name="Lato" fo:language="tr" fo:country="TR"/>
    </style:style>
    <style:style style:name="P11" style:family="paragraph" style:parent-style-name="TR_20_Ana_20_Metin_20_Bold">
      <style:paragraph-properties fo:text-align="center" style:justify-single-word="false"/>
      <style:text-properties style:font-name="Lato"/>
    </style:style>
    <style:style style:name="P12" style:family="paragraph" style:parent-style-name="Contents_20_5">
      <style:text-properties style:font-name="Lato" fo:language="fr" fo:country="FR"/>
    </style:style>
    <style:style style:name="P13" style:family="paragraph" style:parent-style-name="TR_20_Alinti">
      <style:text-properties style:font-name="Lato"/>
    </style:style>
    <style:style style:name="P14" style:family="paragraph" style:parent-style-name="TR_20_Alinti">
      <style:text-properties style:font-name="Lato" fo:language="fr" fo:country="FR"/>
    </style:style>
    <style:style style:name="P15" style:family="paragraph" style:parent-style-name="TR_20_Alinti_20_Italik">
      <style:text-properties style:font-name="Lato"/>
    </style:style>
    <style:style style:name="P16" style:family="paragraph" style:parent-style-name="TR_20_Alinti_20_Italik">
      <style:text-properties style:font-name="Lato" fo:language="fr" fo:country="FR"/>
    </style:style>
    <style:style style:name="P17" style:family="paragraph" style:parent-style-name="TR_20_Alinti_20_Italik">
      <style:text-properties style:font-name="Lato" fo:language="tr" fo:country="TR"/>
    </style:style>
    <style:style style:name="P18" style:family="paragraph" style:parent-style-name="TR_20_Ana_20_Metin">
      <style:text-properties style:font-name="Lato"/>
    </style:style>
    <style:style style:name="P19" style:family="paragraph" style:parent-style-name="TR_20_Ana_20_Metin">
      <style:text-properties style:font-name="Lato" fo:language="fr" fo:country="FR"/>
    </style:style>
    <style:style style:name="P20" style:family="paragraph" style:parent-style-name="TR_20_Ana_20_Metin">
      <style:paragraph-properties fo:text-align="center" style:justify-single-word="false"/>
      <style:text-properties style:font-name="Lato" fo:language="fr" fo:country="FR"/>
    </style:style>
    <style:style style:name="P21" style:family="paragraph" style:parent-style-name="TR_20_Ana_20_Metin">
      <style:text-properties style:font-name="Lato" fo:language="tr" fo:country="TR"/>
    </style:style>
    <style:style style:name="P22" style:family="paragraph" style:parent-style-name="TR_20_Ana_20_Metin">
      <style:text-properties style:font-name="Lato" fo:language="tr" fo:country="TR" fo:font-style="italic" style:font-style-asian="italic" style:font-style-complex="italic"/>
    </style:style>
    <style:style style:name="P23" style:family="paragraph" style:parent-style-name="TR_20_Ana_20_Metin">
      <style:text-properties style:font-name="Lato" fo:language="tr" fo:country="TR" style:font-name-complex="FrizQuadrataTurk"/>
    </style:style>
    <style:style style:name="P24" style:family="paragraph" style:parent-style-name="TR_20_Ana_20_Metin">
      <style:text-properties style:font-name="Lato" fo:language="tr" fo:country="TR" fo:font-weight="bold" style:font-weight-asian="bold" style:font-weight-complex="bold"/>
    </style:style>
    <style:style style:name="P25" style:family="paragraph" style:parent-style-name="TR_20_Ana_20_Metin">
      <style:text-properties style:font-name="Lato" fo:language="en" fo:country="GB"/>
    </style:style>
    <style:style style:name="P26" style:family="paragraph" style:parent-style-name="TR_20_Ayet">
      <style:text-properties style:font-name="Lato"/>
    </style:style>
    <style:style style:name="P27" style:family="paragraph" style:parent-style-name="TR_20_Ayet">
      <style:text-properties style:font-name="Lato" fo:language="fr" fo:country="FR"/>
    </style:style>
    <style:style style:name="P28" style:family="paragraph" style:parent-style-name="TR_20_Ayet">
      <style:text-properties style:font-name="Lato" fo:language="tr" fo:country="TR"/>
    </style:style>
    <style:style style:name="P29" style:family="paragraph" style:parent-style-name="TR_20_Baslik_20_2">
      <style:text-properties style:font-name="Lato" fo:language="tr" fo:country="TR"/>
    </style:style>
    <style:style style:name="P30" style:family="paragraph" style:parent-style-name="TR_20_Kapak_20_Ek">
      <style:text-properties style:font-name="Lato" fo:language="fr" fo:country="FR"/>
    </style:style>
    <style:style style:name="P31" style:family="paragraph" style:parent-style-name="tr_20_son_20_ayet">
      <style:text-properties style:font-name="Lato"/>
    </style:style>
    <style:style style:name="P32" style:family="paragraph" style:parent-style-name="TR_20_Ana_20_Metin">
      <style:text-properties style:font-name="Lato" fo:language="fr" fo:country="FR"/>
    </style:style>
    <style:style style:name="P33" style:family="paragraph" style:parent-style-name="TR_20_Kitap_20_Adi" style:master-page-name="Standard">
      <style:paragraph-properties style:page-number="auto"/>
      <style:text-properties style:font-name="Lato" fo:language="fr" fo:country="FR"/>
    </style:style>
    <style:style style:name="T1" style:family="text">
      <style:text-properties fo:language="fr" fo:country="FR"/>
    </style:style>
    <style:style style:name="T2" style:family="text">
      <style:text-properties fo:language="fr" fo:country="FR" fo:font-style="italic" style:font-style-asian="italic"/>
    </style:style>
    <style:style style:name="T3" style:family="text">
      <style:text-properties fo:language="tr" fo:country="TR"/>
    </style:style>
    <style:style style:name="T4" style:family="text">
      <style:text-properties fo:language="tr" fo:country="TR" fo:font-weight="bold" style:font-weight-asian="bold" style:font-weight-complex="bold"/>
    </style:style>
    <style:style style:name="T5" style:family="text">
      <style:text-properties fo:language="tr" fo:country="TR" style:text-underline-style="solid" style:text-underline-width="auto" style:text-underline-color="font-color"/>
    </style:style>
    <style:style style:name="T6" style:family="text">
      <style:text-properties fo:language="tr" fo:country="TR" style:text-underline-style="solid" style:text-underline-width="auto" style:text-underline-color="font-color" fo:font-weight="bold" style:font-weight-asian="bold" style:font-weight-complex="bold"/>
    </style:style>
    <style:style style:name="T7" style:family="text">
      <style:text-properties fo:language="tr" fo:country="TR" fo:font-style="italic" style:font-style-asian="italic" style:font-style-complex="italic"/>
    </style:style>
    <style:style style:name="T8" style:family="text">
      <style:text-properties fo:font-weight="bold" style:font-weight-asian="bold"/>
    </style:style>
    <style:style style:name="T9" style:family="text">
      <style:text-properties fo:font-size="10.5pt" fo:language="tr" fo:country="TR" fo:font-weight="bold" style:font-size-asian="10.5pt" style:font-weight-asian="bold" style:font-size-complex="10.5pt" style:font-weight-complex="bold"/>
    </style:style>
    <style:style style:name="T10" style:family="text">
      <style:text-properties fo:letter-spacing="-0.018cm" fo:language="tr" fo:country="TR"/>
    </style:style>
    <style:style style:name="T11" style:family="text">
      <style:text-properties fo:letter-spacing="-0.018cm" fo:language="tr" fo:country="TR" fo:font-weight="bold" style:font-weight-asian="bold" style:font-weight-complex="bold"/>
    </style:style>
    <style:style style:name="T12" style:family="text">
      <style:text-properties style:font-name-asian="Times New Roman"/>
    </style:style>
    <style:style style:name="T13" style:family="text">
      <style:text-properties fo:language="en" fo:country="GB"/>
    </style:style>
    <style:style style:name="T14" style:family="text">
      <style:text-properties fo:letter-spacing="-0.009cm" fo:language="en" fo:country="G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SAHTE DÜNYANIN ACILARI</text:h>
      <text:p text:style-name="P19"/>
      <text:p text:style-name="P19"/>
      <text:p text:style-name="P30">Bu dünya hayatı, yalnızca bir oyun ve '(eğlence türünden) tutkulu bir oyalanmadır'. Gerçekten ahiret yurdu ise, asıl hayat odur. Bir bilselerdi. (Ankebut Suresi, 64)</text:p>
      <text:p text:style-name="P19"/>
      <text:p text:style-name="P19"/>
      <text:p text:style-name="P3">HARUN YAHYA (ADNAN OKTAR)</text:p>
      <text:p text:style-name="P19"/>
      <text:p text:style-name="P19"/>
      <text:p text:style-name="P8">Bu kitapta kullanılan ayetler, Ali Bulaç'ın hazırladığı<text:line-break/>"Kur'an-ı Kerim ve Türkçe Anlamı" isimli mealden alınmıştır.</text:p>
      <text:p text:style-name="P19"/>
      <text:p text:style-name="P20">Birinci Baskı: Temmuz 2003</text:p>
      <text:p text:style-name="P20">İkinci Baskı: Eylül 2005</text:p>
      <text:p text:style-name="P20">Üçüncü Baskı: Kasım 2005</text:p>
      <text:p text:style-name="P20">Dördüncü Baskı: Haziran 2006</text:p>
      <text:p text:style-name="P20">Beşinci Baskı: Mart 2007</text:p>
      <text:p text:style-name="P20">Altıncı Baskı: Ekim 2008</text:p>
      <text:p text:style-name="P20">Yedinci Baskı: Mart 2010</text:p>
      <text:p text:style-name="P20">Sekizinci Baskı: Mart 2014</text:p>
      <text:p text:style-name="P19"/>
      <text:p text:style-name="P19"/>
      <text:p text:style-name="P11">ARAŞTIRMA YAYINCILIK</text:p>
      <text:p text:style-name="P20">Kayışdağı Mah. Değirmen sokak No: 3</text:p>
      <text:p text:style-name="P20">Ataşehir - İstanbul Tel: (0216) 660 00 59</text:p>
      <text:p text:style-name="P19"/>
      <text:p text:style-name="P20">Baskı: Express Basımevi</text:p>
      <text:p text:style-name="P20">Deposite İş Merkezi A6 Blok No: 309</text:p>
      <text:p text:style-name="P20">İkitelli OSB / Küçükçekmece - İstanbul</text:p>
      <text:p text:style-name="P20">Tel: (0 212) 671 61 51</text:p>
      <text:p text:style-name="P19"/>
      <text:p text:style-name="P11">www.harunyahya.org - www.harunyahya.net</text:p>
      <text:p text:style-name="P11">www.a9.com.tr - www.harunyahya.tv</text:p>
      <text:p text:style-name="P19"/>
      <text:h text:style-name="P5" text:outline-level="1">YAZAR ve ESERLERİ HAKKINDA</text:h>
      <text:p text:style-name="P19"/>
      <text:p text:style-name="P19"/>
      <text:p text:style-name="P19">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9">Harun Yahya'nın eserleri yaklaşık 40.000 resmin yer aldığı toplam 55.000 sayfalık bir külliyattır ve bu külliyat 73 farklı dile çevrilmiştir.</text:p>
      <text:p text:style-name="P19">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9">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19">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19">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9"><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9">Bu gerçekler göz önünde bulundurulduğunda, insanların görmediklerini görmelerini sağlayan, hidayetlerine vesile olan bu eserlerin okunmasını teşvik etmenin de, çok önemli bir hizmet olduğu ortaya çıkmaktadır.</text:p>
      <text:p text:style-name="P19">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9">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 Bu önemli hizmette öncü rolü üstlenmiş olan Harun Yahya Külliyatı, Allah'ın izniyle, 21. yüzyılda dünya insanlarını Kuran'da tarif edilen huzur ve barışa, doğruluk ve adalete, güzellik ve mutluluğa taşımaya bir vesile olacaktır.</text:p>
      <text:p text:style-name="P19"/>
      <text:p text:style-name="P19"/>
      <text:h text:style-name="P5" text:outline-level="1">OKUYUCUYA</text:h>
      <text:p text:style-name="P19"/>
      <text:p text:style-name="P18"/>
      <text:p text:style-name="P19">•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9">•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9">•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9">•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9">•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9">•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9">•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9"/>
      <text:p text:style-name="P19"/>
      <text:h text:style-name="P5" text:outline-level="1">İÇİNDEKİLER</text:h>
      <text:p text:style-name="P19"/>
      <text:p text:style-name="P18"/>
      <text:h text:style-name="P12" text:outline-level="1">Yaratılış Gerçeği <text:tab/>10</text:h>
      <text:h text:style-name="P12" text:outline-level="1">Giriş <text:tab/>33</text:h>
      <text:h text:style-name="P12" text:outline-level="1">Sahte Bir Dünyada Yaşadığınızın Farkında mısınız?<text:tab/>36</text:h>
      <text:h text:style-name="P12" text:outline-level="1">Dünya Nimetlerinin Geçiciliğini Fark Eden <text:line-break/>Müminlerin Hayatı<text:tab/>89</text:h>
      <text:h text:style-name="P12" text:outline-level="1">Gerçek Hayatın Mekanı: Ahiret<text:tab/>98</text:h>
      <text:h text:style-name="P12" text:outline-level="1">Sonuç<text:tab/>104</text:h>
      <text:h text:style-name="P12" text:outline-level="1">Darwinizm'in Çöküşü<text:tab/>108</text:h>
      <text:p text:style-name="P19"/>
      <text:p text:style-name="P19"/>
      <text:h text:style-name="P5" text:outline-level="1">YARATILIŞ GERÇEĞİ</text:h>
      <text:p text:style-name="P19"/>
      <text:p text:style-name="P19"/>
      <text:p text:style-name="P27">Gökleri ve yeri bir örnek edinmeksizin Yaratandır... (Enam Suresi, 101)</text:p>
      <text:p text:style-name="P19"/>
      <text:p text:style-name="P19">Filin alnında, 20 hertzin altında frekanslarda boğuk ses çıkartabilen bir organ bulunur. İşte bu organ sayesinde filler kendi aralarında, diğer canlıların anlayamayacağı gizli ve şifreli bir dil kullanarak konuşmaktadırlar. Tüm yarattıklarını koruyan Allah bu sistem ile birbirinden çok uzak mesafelerde yaşayan bu canlılar için bir kolaylık yaratmıştır.</text:p>
      <text:p text:style-name="P16">www.Darwinnedenyanildi.com</text:p>
      <text:p text:style-name="P19"/>
      <text:p text:style-name="P27">Bakmıyorlar mı o deveye; nasıl yaratıldı? Göğe, nasıl yükseltildi? Dağlara; nasıl oturtulup-kuruldu? Yere; nasıl yayılıp-döşendi? (Ğaşiye Suresi, 17-20)</text:p>
      <text:p text:style-name="P16">www.Darwinistpanik.com</text:p>
      <text:p text:style-name="P19"/>
      <text:p text:style-name="P19">Kurt sürüsünde bütün yetişkinler yavruları savunmada yardımcı olurlar. Bazen sürüdeki dişilerden biri "bebek-bakıcılığı" için gece boyunca yuvada kalır. Böylelikle yavruların annesine, sürünün geri kalanı ile beraber ava gitmesi için fırsat tanınır. Kurtların sahip olduğu bu özellikler üstün bir Yaratıcı’nın varlığını açıkça göstermektedir. İşte o Yaratıcı, üstün şefkat ve merhamet sahibi olan Allah'tır.</text:p>
      <text:p text:style-name="P16">www.Darwinistleresorun.com</text:p>
      <text:p text:style-name="P19"/>
      <text:p text:style-name="P19">Pandaların kemiksi baş parmakları hareketi kolaylaştırır ve tendonların yırtılmasını engeller. 1999’da Nature dergisinde yayınlanan bir inceleme, pandanın baş parmağının hayvanın doğal ortamı açısından son derece verimli olduğunu göstermektedir. Dört Japon araştırmacının ortak sürdürdükleri çalışma ile, pandanın baş parmağının "memeliler arasında bulunan en olağanüstü yönlendirme tekniklerinden biri" olduğu sonucuna varılmıştır. <text:s/></text:p>
      <text:p text:style-name="P19"/>
      <text:p text:style-name="P19">Bitkilerle ilgili bu itiraf evrimcilerin teorilerini çürütmektedir:</text:p>
      <text:p text:style-name="P13"><text:span text:style-name="T1">"Bitki hücreleri birbiriyle kimi zaman proteinleri ve hormonlar; kimi zaman nükleik asit, karbonhidrat ve şekerleri; kimi zaman da kimyasal ve elektriksel sinyalleri kullanarak haberleşirler. Bireysel bitki hücrelerinin çok miktardaki bu bilgiyi nasıl barındırdıkları anlaşılamamaktadır..." </text:span><text:span text:style-name="T2">(Anthony Trewavas, Nature dergisi, 21 Şubat 2002, "Bitkilerdeki Bilinç: Akldan Yoksun Beceriler")</text:span></text:p>
      <text:p text:style-name="P16">www.Darwinizmeveda.com</text:p>
      <text:p text:style-name="P19"/>
      <text:p text:style-name="P19"><text:soft-page-break/>Darwinistler içgüdü olarak adlandırdıkları canlılardaki akılcı davranışların ve fedakarlık özelliklerinin tesadüfen ortaya çıktığını iddia ederlerken, bu içgüdü kavramının canlılarda ilk olarak nasıl meydana geldiği, nasıl yönlendirildiği ve nesiller boyunca nasıl devam ettiği konularında açıklamasız kaldıklarını düşünmezler.  Yeryüzündeki tüm canlıları yaratan ve onlara nasıl davranacaklarını ilham eden Yüce Allah'tır.</text:p>
      <text:p text:style-name="P16">www.yenibilgiyenikonu.com</text:p>
      <text:p text:style-name="P19"/>
      <text:p text:style-name="P19">Papağanlar ve balıkçıl kuşları kanatlarını temizlemek için bir çeşit "toz" üretirler. Bu toz tüylerinin yıpranmış uçlarından gelir ve bazı türlerde, güvercinler ve papağanlarda olduğu gibi kuşun tüyleri arasına dağılmıştır. Tozun ne işe yaradığı henüz tam olarak anlaşılamamıştır, fakat kanatların su geçirmezliğine yardımcı olduğu tahmin edilmektedir.</text:p>
      <text:p text:style-name="P16">www.kuslarinveucusunkokeni.com</text:p>
      <text:p text:style-name="P19"/>
      <text:p text:style-name="P27">Sizin için, yeryüzüne boyun eğdiren O'dur. Şu halde onun omuzlarında yürüyün ve O'nun rızkından yiyin. Sonunda gidiş O'nadır. (Mülk Suresi, 15)</text:p>
      <text:p text:style-name="P16">www.Allahvar.com</text:p>
      <text:p text:style-name="P19"/>
      <text:p text:style-name="P19">Fosiller, kaplanların herhangi bir canlıdan türemediklerini, hep kaplan olarak var olduklarını ispatlamıştır. 80 milyon yıl önce yaşamış olan kaplanların, günümüzdekilerle aynı olduğunu gösteren resimdeki fosil, tüm evrimci iddiaları susturmaktadır. Canlılar, mutasyonların ve kör tesadüflerin neticesinde meydana gelmemiştir, hepsini Yüce Allah yaratmıştır.</text:p>
      <text:p text:style-name="P16">www.surungenfosilleri.com</text:p>
      <text:p text:style-name="P19"/>
      <text:p text:style-name="P14">Kaplan Kafatası</text:p>
      <text:p text:style-name="P14">Dönem: Mezozoik zaman, Kretase dönemi</text:p>
      <text:p text:style-name="P14">Yaş: 80 milyon yıl</text:p>
      <text:p text:style-name="P14">Bölge: Çin</text:p>
      <text:p text:style-name="P19"/>
      <text:p text:style-name="P19">Kafatası tüm detaylarıyla korunmuş olan bu And ayısı fosili, söz konusu canlıların tarihin her döneminde aynı olduklarını ortaya koymaktadır. 85 milyon yıl önce yaşamış bu canlının diş yapısı, göz çukurları, çene yapısı vs. And ayılarının on milyonlarca yıldır değişmediklerini, yani evrim geçirmediklerini söylemektedir.</text:p>
      <text:p text:style-name="P16">www.Darwiniyikankafataslari.com</text:p>
      <text:p text:style-name="P19"/>
      <text:p text:style-name="P14">And Ayısı Kafatası</text:p>
      <text:p text:style-name="P14">Dönem: Mezozoik zaman, Kretase dönemi</text:p>
      <text:p text:style-name="P14">Yaş: 85 milyon yıl</text:p>
      <text:p text:style-name="P14"><text:soft-page-break/>Bölge: Çin</text:p>
      <text:p text:style-name="P19"/>
      <text:p text:style-name="P19">Ilıman iklimlerde yetişen ve Celtis cinsi olan bu ağaç, antep fıstığı ağacının aşılanmamış hali olarak da bilinir. <text:s text:c="2"/>Resimde görülen ve yaklaşık 50 milyon yaşında olan melengiç tohumları, evrimin hiç yaşanmadığının delillerindendir. Hep melengiç olarak var olan bu bitki, diğer tüm bitkiler gibi, hiçbir ara aşamadan geçmemiştir, onları da diğer tüm canlılar gibi Allah bir anda yaratmıştır.</text:p>
      <text:p text:style-name="P16">www.birzamanlardarwinizm.com</text:p>
      <text:p text:style-name="P19"/>
      <text:p text:style-name="P14">Melengiç Tohumu </text:p>
      <text:p text:style-name="P14">Dönem: Senozoik zaman, Eosen dönemi</text:p>
      <text:p text:style-name="P14">Yaş: 54 - 37 milyon yıl</text:p>
      <text:p text:style-name="P14">Bölge: Wyoming, ABD</text:p>
      <text:p text:style-name="P19"/>
      <text:p text:style-name="P19">Bugüne kadar bulunan milyonlarca fosil arasında bir tane bile ara geçiş formunun bulunmamış olmasını hiç düşünmeyen evrimciler, aynı masalları anlatmaya devam ederler. Eskiden bu masallarla teselli bulan ve kendilerini avutan evrimciler, bugün artık çok detaylı bilgilenmiş olan kitleler karşısında daha fazla yalanlarını devam ettiremez hale gelmişlerdir.</text:p>
      <text:p text:style-name="P16">www.bitkilerevrimicurutuyor.com</text:p>
      <text:p text:style-name="P19"/>
      <text:p text:style-name="P14">Allophyllum Yaprağı</text:p>
      <text:p text:style-name="P14">Dönem: Senozoik zaman, Eosen dönemi</text:p>
      <text:p text:style-name="P14">Yaş: 54 - 37 milyon yıl</text:p>
      <text:p text:style-name="P14">Bölge: Green River Oluşumu, Colorado, ABD</text:p>
      <text:p text:style-name="P19"/>
      <text:p text:style-name="P19">Sayısız masalla ve hayali senaryoyla dolu olan evrimci yayınlarda, bir tane bile ara canlı fosili sergilenmemektedir. Çünkü böyle bir fosil yoktur. Böyle bir canlı tarihin hiçbir döneminde yaşamamıştır. Tüm canlılar, resimde örneği görülen 83 milyon yıllık antilop gibi, var oldukları ilk halleriyle günümüze kadar gelmişlerdir. Canlıların tarihi, evrim iddialarını yalanlamaktadır.</text:p>
      <text:p text:style-name="P16">www.hayvanlardakitasarim.com</text:p>
      <text:p text:style-name="P19"/>
      <text:p text:style-name="P14">Antilop Kafatası</text:p>
      <text:p text:style-name="P14">Dönem: Mezozoik zaman, Kretase dönemi</text:p>
      <text:p text:style-name="P14">Yaş: 83 milyon yıl</text:p>
      <text:p text:style-name="P14">Bölge: Çin</text:p>
      <text:p text:style-name="P19"><text:soft-page-break/></text:p>
      <text:p text:style-name="P19">Evrimcilerden beklenen, eğer kendi iddialarına destek olacak 3-5 tane ara fosil varsa bunları halka sunmalarıdır. Eğer bunu yapamıyorlarsa, ki hiçbir zaman yapamayacaklardır, o zaman "Neden yıllardır insanlara hayalleri gerçek gibi tanıttıklarını" açıklamaları gerekir. Yaratılış'ın ispatı olan milyonlarca fosil karşısında, Darwinistlerin artık hayal kurmayı bırakıp, gerçekleri görmelerinin vakti gelmiştir.</text:p>
      <text:p text:style-name="P16">www.yaratilis.com</text:p>
      <text:p text:style-name="P19"/>
      <text:p text:style-name="P14">Kar Leoparı Kafatası</text:p>
      <text:p text:style-name="P14">Dönem: Mezozoik zaman, Kretase dönemi</text:p>
      <text:p text:style-name="P14">Yaş: 80 milyon yıl</text:p>
      <text:p text:style-name="P14">Bölge: Çin</text:p>
      <text:p text:style-name="P19"/>
      <text:p text:style-name="P19">Özellikle Monte Bolca Oluşumu'nda bulunan Mene Maculata türü fosiller, bu balıkların milyonlarca yıldır değişmediğini gösteren önemli birer örnektir. Mene balıklarının hep aynı kaldıklarını gösteren bunun gibi pek çok fosil bulunmasına rağmen, balıkların evrimcilerin iddia ettiği gibi diğer canlılardan türediğini gösteren hiç fosil yoktur.</text:p>
      <text:p text:style-name="P16">www.balikfosilleri.com</text:p>
      <text:p text:style-name="P19"/>
      <text:p text:style-name="P14">Mene Maculata (Mene Balığı)</text:p>
      <text:p text:style-name="P14">Dönem: Senozoik zaman, Eosen dönemi</text:p>
      <text:p text:style-name="P14">Yaş: 54 - 37 milyon yıl</text:p>
      <text:p text:style-name="P14">Bölge: Monte Bolca, İtalya</text:p>
      <text:p text:style-name="P19"/>
      <text:p text:style-name="P19">Yaklaşık yarım milyar yıldır hiç değişmeden soylarını devam ettiren deniz yıldızları karşısında evrimciler çaresizlik içindedir. Çünkü söz konusu canlılar on milyon değil, yüz milyon değil, iki yüz milyon değil, yaklaşık beş yüz milyon yıldır aynıdırlar. Resimdeki 500 milyon yıllık deniz yıldızının da ispatladığı gibi, deniz yıldızları hep deniz yıldızı olarak var olmuşlardır.</text:p>
      <text:p text:style-name="P16">www.denizlerdekimucize.com</text:p>
      <text:p text:style-name="P19"/>
      <text:p text:style-name="P14">Deniz Yıldızı</text:p>
      <text:p text:style-name="P14">Dönem: Paleozoik zaman, Ordovisyen dönemi</text:p>
      <text:p text:style-name="P14">Yaş: 500 - 440 milyon yıl</text:p>
      <text:p text:style-name="P14">Bölge: Fas</text:p>
      <text:p text:style-name="P19"/>
      <text:p text:style-name="P19"><text:soft-page-break/>Pelobatidae (Çamuradalan) familyasına dahil olan bu kurbağa cinsinin bir kısmı arka ayaklarıyla toprağı kazarak toprak içerisinde, bir kısmı da sulu ortamlarda yaşar. Bu hayvanlar aniden ortaya çıkmışlar, yani yaratılmışlar ve ilk ortaya çıktıkları andan bu yana hiçbir "evrime" maruz kalmamışlardır.</text:p>
      <text:p text:style-name="P16">www.hayvanlaralemi.net</text:p>
      <text:p text:style-name="P19"/>
      <text:p text:style-name="P14">Dönem: Senozoik zaman, Eosen dönemi</text:p>
      <text:p text:style-name="P14">Yaş: 50 milyon yıl</text:p>
      <text:p text:style-name="P14">Bölge: Messel Oluşumu, Almanya</text:p>
      <text:p text:style-name="P19"/>
      <text:p text:style-name="P19">Mersin balıkları, on milyonlarca hatta yüz milyonlarca yıldır değişmeyen yapılarıyla, Darwinistlerin canlılığın ilkelden gelişmişe doğru evrimleştiği iddiasını yalanlayan canlılardan biridir. Fosil kayıtları, çok eski jeolojik dönemlerde dahi, modern örneklerinden hiçbir farkı olmayan, göz, solungaç, kan dolaşımı gibi kompleks sistemlere, ileri fizyolojik yapılara sahip canlıların yaşadığını ortaya koymuştur.</text:p>
      <text:p text:style-name="P16">www.aragecisacmazi.com</text:p>
      <text:p text:style-name="P19"/>
      <text:p text:style-name="P14">Mersin Balığı</text:p>
      <text:p text:style-name="P14">Dönem: Mezozoik zaman, Jura dönemi</text:p>
      <text:p text:style-name="P14">Yaş: 208 - 146 milyon yıl</text:p>
      <text:p text:style-name="P14">Bölge: Çin</text:p>
      <text:p text:style-name="P19"/>
      <text:p text:style-name="P19">Kavakların bir başka bitkiden türemediklerini, herhangi bir evrimsel ataya sahip olmadıklarını, hep kavak olarak var olduklarını gösteren bu fosil, bir Yaratılış delilidir. Günümüzdeki kavakların her yönüyle aynısı olan, yaklaşık 50 milyon yıl önce yaşamış kavaklar, evrimin hayal ürünü bir senaryodan ibaret olduğunu gözler önüne sermektedir.</text:p>
      <text:p text:style-name="P16">www.unludarwinistyalanlar.com</text:p>
      <text:p text:style-name="P19"/>
      <text:p text:style-name="P14">Kavak Yaprağı </text:p>
      <text:p text:style-name="P14">Dönem: Senozoik zaman, Eosen dönemi</text:p>
      <text:p text:style-name="P14">Yaş: 54 - 37 milyon yıl</text:p>
      <text:p text:style-name="P14">Bölge: Green River Oluşumu, Utah, ABD</text:p>
      <text:p text:style-name="P19"/>
      <text:p text:style-name="P19">İğne yapraklı bitkilerden olan yalancı servi ağacının 50 milyon yıldır değişmediğini gösteren resimdeki fosil, evrimcilerin iddialarının doğru olmadığını söylemektedir. <text:s/>Doğa tarihi, birbirine çok benzeyen ve yakın türlere değil, birbirlerinden çok farklı ve aralarında büyük yapısal farklılıklar bulunan gruplara ayrılmıştır. Bu da canlıların evrimleşmediğinin bir anda var olduklarının bir kanıtıdır.</text:p>
      <text:p text:style-name="P16"><text:soft-page-break/>www.benzersizilkler.com</text:p>
      <text:p text:style-name="P19"/>
      <text:p text:style-name="P14">Yalancı Servi Yaprağı</text:p>
      <text:p text:style-name="P14">Dönem: Senozoik zaman, Eosen dönemi</text:p>
      <text:p text:style-name="P14">Yaş: 50 milyon yıl</text:p>
      <text:p text:style-name="P14">Bölge: Cache Creek Oluşumu, Kanada</text:p>
      <text:p text:style-name="P19"/>
      <text:p text:style-name="P19"/>
      <text:h text:style-name="P6" text:outline-level="1">GİRİŞ</text:h>
      <text:p text:style-name="P21"/>
      <text:p text:style-name="P18"/>
      <text:p text:style-name="P18">İnsan <text:span text:style-name="T3">yaşadığı her an Allah'ın kendisi için yaratmış olduğu yüzlerce nimet ve güzellikle karşılaşır; soluduğu temiz hava, her biri birbirinden farklı ve etkileyici güzellikteki doğa manzaraları, hayvanlardaki eşsiz güzellikler ve birbirinden ihtişamlı bitkiler, çiçekler ve insan güzelliği ruhta derin etkiler bırakır. Ama dünya hayatındaki tüm bu güzelliklere dair bilinmesi gereken çok önemli bir gerçek vardır; Rabbimiz'in bildirdiği gibi, <text:s/></text:span><text:span text:style-name="T4">"... Dünya hayatı, aldatıcı metadan başka bir şey değildir."</text:span><text:span text:style-name="T3"> (Al-i İmran Suresi, 185)</text:span></text:p>
      <text:p text:style-name="P18"><text:span text:style-name="T3">Dünya hayatının aldatıcılığı, onun geçiciliğinden, bir gün mutlaka yok olacak olmasından kaynaklanmaktadır. Kuran'da </text:span><text:span text:style-name="T4">"O, amel (davranış ve eylem) bakımından hanginizin daha iyi (ve güzel) olacağını denemek için ölümü ve hayatı yarattı..."</text:span><text:span text:style-name="T3"> (Mülk Suresi, 2) ayetiyle hatırlatıldığı gibi, Allah yeryüzünü ve dünya nimetlerini insanlardan hangilerinin salih davranışlarda bulunacaklarının denenmesi için yaratmıştır. İnsan burada çok kısa bir süre kalacak ve dünya nimetlerinden ancak sınırlı bir süre için faydalanabilecektir. İnsanın gerçek hayatını yaşayacağı yer ise ahirettir. Allah Kuran'da ahiretin insanların "asıl hayatı" olduğunu şöyle bildirmiştir:</text:span></text:p>
      <text:p text:style-name="P26"><text:span text:style-name="T3">Bu dünya hayatı, yalnızca bir oyun ve '(eğlence türünden) tutkulu bir oyalanmadır'. </text:span><text:span text:style-name="T5">Gerçekten ahiret yurdu ise, asıl hayat odur. </text:span><text:span text:style-name="T3">Bir bilselerdi. (Ankebut Suresi, 64)</text:span></text:p>
      <text:p text:style-name="P21">Dolayısıyla insanın çok kısa olan dünya hayatını kendisine amaç edinip geçici dünya nimetlerinin hırsıyla hareket etmesi büyük bir aldanıştır. Allah dünya hayatında, Allah'ın rızası gözetilmeden elde edilen yararların geçici ve değersiz olduğunu hatırlatarak insanları uyarmıştır:</text:p>
      <text:p text:style-name="P28">... (Bunlar) Şu değersiz olan (dünya)ın geçici-yararını alıyor ve: "Yakında bağışlanacağız" diyorlar. Bunun benzeri bir yarar gelince onu da alıyorlar. Kendilerinden Allah'a karşı hakkı söylemekten başka bir şeyi söylemeyeceklerine ilişkin kitap sözü alınmamış mıydı? Oysa içinde olanı okudular. (Allah'tan) Korkanlar için ahiret yurdu daha hayırlıdır. Hala akıl erdirmeyecek misiniz? (Araf Suresi, 169)</text:p>
      <text:p text:style-name="P21">Peygamber Efendimiz (sav) de bir hadis-i şerifinde cennet ile dünya arasındaki farkı şöyle bir örnek ile açıklamıştır:</text:p>
      <text:p text:style-name="P17">Ebu Hureyre radıyallahu anh anlatıyor: "Resûlullah aleyhissalâtu vesselâm buyurdular ki: "Cennette, yay kadar bir yer, Güneş'in üzerine doğduğu veya battığı şeyden (dünyadan) daha hayırlıdır." <text:s/>(Buhari, Bed'ü'l-Halk 8, Tefsir, Vak'a 1; Müslim, Cennet 6, (2826); Tirmizi, Cennet 1, (2525).) </text:p>
      <text:p text:style-name="P17">"Sizden birinizin yay kadar veya kamçısı kadar cennetteki bir yer, dünya ve içindekilerden daha hayırlıdır..." (Hz. Enes (ra)'dan bu şekilde aktarılmıştır.)</text:p>
      <text:p text:style-name="P18"><text:span text:style-name="T3">Peygamberimiz (sav)'in bildirdiği gibi bu dünyadaki nimetler cennet nimetlerinin ancak çok küçük bir örneği olabilir. Dünya hayatının nimetleri ne kadar güzel, etkileyici ve kalıcı görünse de, insan bunların ardında gizlenen bu önemli gerçeği hiçbir zaman unutmamalıdır. Yalnızca bir aldanıştan ibaret olan bu dünyanın sahte süslerine kapılmanın, kendisini hem dünyada hem de ahirette hüsrana sürükleyeceğini bilmeli, her anında bu bilinçle hareket etmelidir. Allah, gerçek hayatın yaşanacağı sonsuz ahiret için çaba harcayanlara hem dünyada hem de ahirette </text:span><text:span text:style-name="T4">"güzel bir hayat"</text:span><text:span text:style-name="T3"> vereceğini vaat etmiştir. (Nahl Suresi, 97) Aksinde ise, insanlar için dünya hayatında </text:span><text:span text:style-name="T4">"sıkıntılı bir geçim"</text:span><text:span text:style-name="T3"> vardır: </text:span></text:p>
      <text:p text:style-name="P26"><text:soft-page-break/><text:span text:style-name="T3">"Kim de Benim zikrimden yüz çevirirse,</text:span><text:span text:style-name="T5"> artık onun için sıkıntılı bir geçim vardır</text:span><text:span text:style-name="T3"> ve Biz onu kıyamet günü kör olarak haşredeceğiz." (Taha Suresi, 124)</text:span></text:p>
      <text:p text:style-name="P21">Müminler Kuran'da bildirilen bu gerçeklerin farkındadırlar. Yaşadıkları her anın, dünya hayatında karşılarına çıkan herşeyin imtihanlarının bir parçası olduğunu bilirler. Bu nedenle görünürde çekici kılınan dünya nimetlerinin gerçek yüzünü bilir, bunlara karşı tutkulu bir sevgi duymaz, bütün hayatlarını kendilerine vaat edilen ahireti kazanabilecekleri şekilde geçirirler. Kendilerine Allah'ın rızasını kazanmayı amaç edinir, dünya hayatına ise ancak gereği kadar değer verirler. Bu yüzden hem yaşamları güzel geçer hem de kalpleri rahat ve huzurludur. Bu gerçeklerden gaflet içinde olan, ya da bilen fakat bunları görmezden gelmeyi seçen insanlar ise, dünya hırsı nedeniyle çoğu zaman bir sıkıntı ve memnuniyetsizlik içindedirler.</text:p>
      <text:p text:style-name="P18"><text:span text:style-name="T3">Bu kitapta, her zaman ve her yerde karşılaşabileceğimiz örneklerle, dünya metaının sahteliğine aldananların yaşadıkları yersiz üzüntülere ve sıkıntılara, bunlardan kurtulmanın yollarına, asıl hayatları olan ahiret için çaba harcayan müminlerin huzur dolu yaşantılarına yer vereceğiz. Allah'ın </text:span><text:span text:style-name="T4">"Size verilen herşey, yalnızca dünya hayatının metaı ve süsüdür. <text:s/></text:span><text:span text:style-name="T6">Allah Katında olan ise, daha hayırlı ve daha süreklidir. </text:span><text:span text:style-name="T4">Yine de, akıllanmayacak mısınız?"</text:span><text:span text:style-name="T3"> (Kasas Suresi, 60) ayetiyle bildirdiği gerçeği hatırlatarak, insanları "daha hayırlı ve daha sürekli olana", Allah'ın rızasına uygun bir yaşam sürmeye davet edeceğiz.</text:span></text:p>
      <text:p text:style-name="P21"/>
      <text:h text:style-name="P6" text:outline-level="1">SAHTE BİR DÜNYADA YAŞADIĞINIZIN FARKINDA MISINIZ?</text:h>
      <text:p text:style-name="P21"/>
      <text:p text:style-name="P18"/>
      <text:p text:style-name="P18">Akıl,<text:span text:style-name="T3"> iman edenlerle inkarcıları birbirlerinden ayıran en önemli özelliklerdendir. Allah'ın iman eden kullarına ait bir özellik olarak yarattığı akıl, kişinin imanı, Allah korkusu ve teslimiyeti ölçüsünde gelişir. Allah korkusu ve samimi iman, kişiye hayatının her anında Allah'ın rızasına uygun hareket etmesini sağlayan bir anlayış kazandırır. Böyle bir kişi vicdanını kullanarak Kuran'a en uygun olan tavrı seçer ve bunun sonucunda tüm hayatına hakim olan bir tavır mükemmelliği elde etmiş olur. Allah Kuran'da iman eden kulları üzerindeki bu rahmetini şöyle bildirmiştir: </text:span></text:p>
      <text:p text:style-name="P26"><text:span text:style-name="T5">Ey iman edenler, Allah'tan korkup-sakınırsanız, size doğruyu yanlıﬂtan ayıran bir nur ve anlayıﬂ (furkan) verir, </text:span><text:span text:style-name="T3">kötülüklerinizi örter ve sizi bağışlar. Allah büyük fazl sahibidir. (Enfal Suresi, 29) </text:span></text:p>
      <text:p text:style-name="P21">İnkar eden bir kimse ise, ne kadar zeki olursa olsun, iman etmediği sürece, Allah'ın kudretini takdir edebilecek, yaşadığı dünyanın geçiciliğini anlayacak ve bunun sonucunda ne yapması gerektiğini kavrayacak bir akla sahip olamaz. Çünkü akıl, zekadan çok farklıdır; çalışma ve birikimle elde edilemez, matematik problemleri çözerek, karmaşık işlemlerle uğraşarak geliştirilemez. Akıl, sadece Allah'ın dilemesiyle oluşan ve iman edenlere ait bir anlayış ve kavrama gücüdür.</text:p>
      <text:p text:style-name="P21">Allah Kuran'ın pek çok ayetinde inkar edenlerin akıldan yoksun olduklarına dikkat çekmiştir. Bu ayetlerden bazıları şöyledir:</text:p>
      <text:p text:style-name="P28">... Ancak inkar edenler, Allah'a karşı yalan düzüp-uyduruyorlar. Onların çoğu akıl erdirmezler. (Maide Suresi, 103)</text:p>
      <text:p text:style-name="P26"><text:span text:style-name="T3">İnkar edenlerin örneği bağırıp çağırmadan başka bir şey işitmeyip (duyduğu veya bağırdığı şeyin anlamını bilmeyen ve sürekli) haykıran (bir hayvan)ın örneği gibidir. </text:span><text:span text:style-name="T5">Onlar, sağırdırlar, dilsizdirler, kördürler; </text:span><text:span text:style-name="T3">bundan dolayı akıl erdiremezler. (Bakara Suresi, 171)</text:span></text:p>
      <text:p text:style-name="P28">Gerçek şu ki, Allah Katında, yerde debelenenlerin en kötüsü, (bir türlü) akıl erdirmez olan sağırlar ve dilsizlerdir. (Enfal Suresi, 22)</text:p>
      <text:p text:style-name="P21">İnkar edenlerin, yaşadıkları bu dünyayı gerçek sanıp ahireti unutmalarının ve sadece nefislerinin isteklerini karşılamaya çalışmalarının en önemli sebeplerinden biri, ayetlerde bildirildiği gibi "akıl erdirememeleri"dir. Bu yüzden tüm yaşamlarını bu dünya ile sınırlı sanırlar. Olaylara bakış açıları ve değer yargıları da neredeyse tümüyle dünyaya yöneliktir. Dünya hayatının sadece zahiri yönünü görür, gerçek amacını kavrayamaz, ahireti ise tamamen unutmuş şekilde yaşarlar. Allah Kuran'da bu insanlar için şöyle bildirir:</text:p>
      <text:p text:style-name="P28">Onlar, dünya hayatından (yalnızca) dışta olanı bilirler. Ahiretten ise gafil olanlardır. Kendi nefisleri konusunda düşünmüyorlar mı? Allah, gökleri, yeri ve bu ikisi arasında olanları ancak hak ile ve belirlenmiş bir süre (ecel) olarak yaratmıştır. Gerçekten, insanlardan çoğu Rablerine kavuşmayı inkar ediyorlar. (Rum Suresi, 7-8)</text:p>
      <text:p text:style-name="P21"><text:soft-page-break/>Oysa Allah, Kuran ayetleriyle insanlara dünya hayatının gerçek yüzü hakkında bilgi vermiş ve onları bu sahte dünyaya aldanmamaları konusunda uyarmıştır.</text:p>
      <text:p text:style-name="P26"><text:span text:style-name="T3">Kadınlara, oğullara, kantar kantar yığılmış altın ve gümüşe, salma güzel atlara, hayvanlara ve ekinlere duyulan tutkulu şehvet insanlara 'süslü ve çekici' kılındı. </text:span><text:span text:style-name="T5">Bunlar, dünya hayatının metaıdır. Asıl varılacak güzel yer Allah Katında olandır.</text:span><text:span text:style-name="T3"> (Al-i İmran Suresi, 14)</text:span></text:p>
      <text:p text:style-name="P28">Dünya hayatı yalnızca bir oyun ve bir oyalanmadan başkası değildir. Korkup-sakınmakta olanlar için ahiret yurdu gerçekten daha hayırlıdır. Yine de akıl erdirmeyecek misiniz? (Enam Suresi, 32)</text:p>
      <text:p text:style-name="P18"><text:span text:style-name="T3">Başka ayetlerde ise Allah; </text:span><text:span text:style-name="T4">"Hayır; siz çarçabuk geçmekte olanı (dünyayı) seviyorsunuz. Ve ahireti terk edip-bırakıyorsunuz."</text:span><text:span text:style-name="T3"> (Kıyamet Suresi, 20-21) sözleriyle insanların asıl hayatlarını yaşayacakları ahireti gözardı ettiklerini hatırlatmıştır. Kuşkusuz bu, insanları sonsuz kayba uğratacak bir davranıştır.</text:span></text:p>
      <text:p text:style-name="P21">Yüksek ilim sahibi, değerli İslam alimi İmam Gazali de bir sözünde bu konuyu hatırlatmış; geçici dünya nimetlerinin, Allah'ın ahirette vereceklerinin yanında nasıl sönük ve değersiz kalacaklarını anlatarak, insanları asıl olarak ahiret için çalışmaya çağırmıştır:</text:p>
      <text:p text:style-name="P15"><text:span text:style-name="T3">... Dünyadaki hükümdarların rütbeleri onların sahip oldukları makamların yanında küçük ve sönük kalır, onlarla kıyas bile edilemez! Ahiret sultanlığı hakkında Cenab-ı Hakk şöyle buyurur: </text:span><text:span text:style-name="T4">"Her nereye baksan, bir nimet ve büyük bir mülk (saltanat) görürsün." </text:span><text:span text:style-name="T3">(İnsan Suresi, 20)</text:span></text:p>
      <text:p text:style-name="P17">Cenab-ı Hakk'ın büyük bir saltanat dediği ahiret mülkünü sen de yüce tut! Sen de çok iyi biliyorsun ki dünya ve içindekiler çok az ve değersiz şeylerdir. Hayat kısa, dünyadaki nimetlerin devamı kısa ve çok azıcık bir süredir. Sonra bizler kalkıyoruz bu azın azını elde etmek ve azıcık bir süre onunla birlikte olmak için canımızı ve malımızı seferber ediyoruz. Bir kısmımız bunu elde ediyor, bir kısmı elde edemiyor elde edenlere imreniyor. Onu elde etmek için canını ve malını tehlikeye attığına hiç bakmıyorlar. (İmam Gazali, Cennete Doğru, (Yedi Geçit), Minhacü'l-Abidin, sf. 319)</text:p>
      <text:p text:style-name="P21"/>
      <text:h text:style-name="P29" text:outline-level="2">GERÇEK HAYAT AHİRETTEDİR</text:h>
      <text:p text:style-name="P18"><text:span text:style-name="T3">İnsanlar, yaratılış ve yaşama amaçlarını, Allah'a nasıl kulluk edeceklerini ve hayata dair tüm gerçekleri Kuran'ın kılavuzluğunda öğrenirler. Önceki satırlarda yer verildiği gibi Kuran'da, ahiret için </text:span><text:span text:style-name="T4">"asıl hayat odur"</text:span><text:span text:style-name="T3"> şeklinde bildirilmiştir. Dolayısıyla şu anda yaşadığımız dünya ayetlerde bildirildiği gibi sadece bir </text:span><text:span text:style-name="T4">"oyalanma yeri"</text:span><text:span text:style-name="T3">, insanlar için bir </text:span><text:span text:style-name="T4">"denenme mekanı"</text:span><text:span text:style-name="T3">dır. İnsan ahiret hayatına geçtiğinde dünya hayatına dair ge</text:span>riye kalan yalnızca zihnindeki kısa hatıralar olacaktır. Dünya hayatının ahiretin yanında "göz açıp kapaması" kadar kısa sürede geçen bir yaşam olduğunu, şöyle bir örnekle açıklayabiliriz:</text:p>
      <text:p text:style-name="P21">Rüyanızda çok güzel bir ilkbahar gününde bir ırmak kenarında oturduğunuzu düşünün. Bulunduğunuz ortamda rüzgarın hafif esintisinden kaynaklanan ferahlatıcı bir serinlik, akan suyun hoşa giden sesi, birbirinden gözalıcı çiçekler olduğunu hayal edin. Bir yandan bu güzellikleri izlediğinizi, bir yandan da sevdiğiniz bir arkadaşınızla sohbet ettiğinizi düşünün; havadaki temiz çiçek kokularını kokladığınızı, kuşların güzel cıvıltılarını duyduğunuzu farz edin. Tam bu duyguları hissederken uyandığınızı ve gerçekte yalnızca yatağınızda yatmakta olduğunuzu düşünün. Böyle bir durumda gerçek sandığınız herşeyin, aslında yalnızca bir rüya, beyninizde oluşan bir hayalden ibaret olduğunu ve bir anda kaybolup gittiğini fark edersiniz.</text:p>
      <text:p text:style-name="P21">Şimdi bir de, aynı şeyleri uyandıktan sonra gerçekleştirdiğinizi düşünelim. Gerçekten çok iç açıcı bir ırmak kenarında, sevdiğiniz bir arkadaşınızla, çeşitli güzellikleri seyrederek sohbet ettiğinizi varsayalım. </text:p>
      <text:p text:style-name="P18"><text:soft-page-break/><text:span text:style-name="T3">Bu iki olayı da yaşadıktan sonra size </text:span><text:span text:style-name="T4">"Bunlardan hangisini tercih edersiniz?"</text:span><text:span text:style-name="T3"> diye sorulsa, elbette </text:span><text:span text:style-name="T4">"Uyandıktan sonra yaptıklarımı"</text:span><text:span text:style-name="T3"> şeklinde cevap verirsiniz. Bunun sebebi, rüyada yapılanların rüyada kalması, insana gerçek hayatında hiçbir şey kazandırmamasıdır. Hiç kimse rüyasında kaybettikleri için ciddi anlamda üzülmez; çünkü bunların asıl hayatını etkilemediğini bilir. İnsan rüyasında, yaptıklarından ne kadar çok haz duysa da, ne kadar çok eğlense de, bu ona hiçbir zaman, gerçek hayatta uyanıkken yaptıkları kadar zevk vermez. </text:span></text:p>
      <text:p text:style-name="P21">Rüyanın gerçek ile kıyaslanması gibi, dünya hayatı da ahiret hayatı ile kıyaslandığında çok kısa ve geçicidir. Uykudan uyandığınızda rüyanızdaki hayali dünyadan çıkıp gerçek yaşantınıza dönmeniz gibi, çok gerçekçi gibi görünen bu dünya hayatı da kısa bir süre içinde sona erecek ve asıl sonsuz hayatınızı yaşayacağınız ahiret hayatı başlayacaktır. Ahirette insanların dünyada çok kısa süre kaldıklarını anladıkları Kuran'da şöyle haber verilmiştir:</text:p>
      <text:p text:style-name="P28">Dedi ki: "Yıl sayısı olarak yeryüzünde ne kadar kaldınız?" Dediler ki: "Bir gün ya da bir günün birazı kadar kaldık, sayanlara sor." Dedi ki: "Yalnızca az (bir zaman) kaldınız, gerçekten bir bilseydiniz," (Müminun Suresi, 112-114)</text:p>
      <text:p text:style-name="P18"><text:span text:style-name="T3">Allah bir başka ayette de, yağmurla birlikte filizlenip sonra kuruyup çer-çöp olan bir ekin örneği gibi, dünya hayatının da </text:span><text:span text:style-name="T4">"aldanış olan bir meta olduğunu"</text:span><text:span text:style-name="T3"> ve bir gün mutlaka sona ereceğini bildirerek insanları uyarmıştır:</text:span></text:p>
      <text:p text:style-name="P26"><text:span text:style-name="T3">Bilin ki, dünya hayatı ancak bir oyun, '(eğlence türünden) tutkulu bir oyalama', bir süs, kendi aranızda bir övünme (süresi ve konusu), mal ve çocuklarda bir 'çoğalma-tutkusu'dur. Bir yağmur örneği gibi; onun bitirdiği ekin ekicilerin (veya kafirlerin) hoşuna gitmiştir, sonra kuruyuverir, bir de bakarsın ki sapsarı kesilmiş, sonra o, bir çer-çöp oluvermiştir. Ahirette ise şiddetli bir azab; Allah'tan bir mağfiret ve bir hoşnutluk (rıza) vardır. </text:span><text:span text:style-name="T5">Dünya hayatı, aldanıﬂ olan bir metadan baﬂka bir ﬂey değildir.</text:span><text:span text:style-name="T3"> (Hadid Suresi, 20)</text:span></text:p>
      <text:p text:style-name="P21">O halde Kuran'da haber verilen bu gerçeği bilerek, dünya hayatının geçici nimetlerini elde etmek için hırsa kapılmak, bunların sıkıntısını yaşamak büyük bir yanılgı olur. İman edenler, dünya nimetlerinin Allah'ın kendilerine bir lütfu olduğunu ve tüm bunları Allah'ın rızasını kazanabilmek için birer araç olarak kullanmaları gerektiğini bilirler. Allah, bu ihlaslı tavırlarına karşılık, iman edenlerin yaptıkları her işi bereketli kılar ve onları ahiret hayatında sonsuz cennetiyle ödüllendirir.</text:p>
      <text:p text:style-name="P21">Dünyanın bu sahte yüzünü göremeyip onunla yetinenler ise ahirete yönelik bir çaba sarf etmezler. Yaşadıkları dünyayı gerçek zannetmeleri dolayısıyla bütün planlarını bu geçici hayatları için yaparlar. Allah çeşitli hikmetler doğrultusunda onları dünyada kimi zaman nimetlendirse de, asıl hayatlarını yaşayacakları ahirette onları büyük bir kayıp beklemektedir. Allah bu insanların dünya hayatındaki ve ahiretteki durumlarını Kuran'da şöyle bildirmiştir:</text:p>
      <text:p text:style-name="P28">Kim ahiret ekinini isterse, Biz ona kendi ekininde artırmalar yaparız. Kim dünya ekinini isterse, ona da ondan veririz; ancak onun ahirette bir nasibi yoktur. (Şura Suresi, 20)</text:p>
      <text:p text:style-name="P28">Evet, Biz onları ve atalarını yararlandırdık; öyle ki, ömür onlara (hiç bitmeyecekmiş gibi) uzun geldi. Fakat şimdi, Bizim gerçekten yere gelip onu etrafından eksiltmekte olduğumuzu görmüyorlar mı? Şu halde, üstün gelenler onlar mı? (Enbiya Suresi, 44)</text:p>
      <text:p text:style-name="P28">... De ki: "İnkarınla biraz (dünya zevklerinden) yararlan; çünkü sen, ateşin halkındansın." (Zümer Suresi, 8)</text:p>
      <text:p text:style-name="P28">Onları bırak; yesinler, yararlansınlar ve onları (boş) emel oyalayadursun. İlerde bileceklerdir. (Hicr Suresi, 3)</text:p>
      <text:p text:style-name="P21">İnsanların ahirette böyle bir durumla karşılaşmamak için, Kuran'daki bu hatırlatmalar doğrultusunda düşünüp öğüt almaları gerekmektedir.</text:p>
      <text:p text:style-name="P21"><text:soft-page-break/></text:p>
      <text:h text:style-name="P6" text:outline-level="1">70 YILLIK İNSAN ÖMRÜ 70 SANİYE GİBİ GEÇER </text:h>
      <text:p text:style-name="P21"/>
      <text:p text:style-name="P21"/>
      <text:p text:style-name="P18"><text:span text:style-name="T4">ADNAN OKTAR:</text:span><text:span text:style-name="T3"> İnsanlar kalktıklarında soruyorlar; bizi bu uyuduğumuz, yattığımız yerden kim kaldırdı diyorlar, şaşırıyorlar. Rüya gördükleri kanaatinde oluyorlar. Soruluyor onlara, tek tek soruyor. “Sen ne kadar kaldın?” diyor. “Bir günün bir vakti kadar kaldım” diyor. Uyuduğunu düşündüğü için, mesela öğlen uyuduysa, akşama kadar uyuduğunu düşünüyor. Ama nereye geldiğini öğrenmek istiyor. “Burası ne” diyor, “nereye geldik biz” diyor. “Ben nerede uyuyordum” diyor. Halbuki yaşamış dünyada, gelmiş. Tabii aslında hatırlıyor. Yani bütün olayları, tamamını hatırlayacaktır.</text:span></text:p>
      <text:p text:style-name="P18"><text:span text:style-name="T4">SUNUCU: </text:span><text:span text:style-name="T3">Zamanı tanıyamıyor, değil mi Hocam? Zaman mevhumu kalmıyor.</text:span></text:p>
      <text:p text:style-name="P18"><text:span text:style-name="T4">ADNAN OKTAR: </text:span><text:span text:style-name="T3">Evet, zamanın değişmesinden kaynaklanıyor. Mesela 70 yıllık bir ömrü, bazen 70 saniye gibi alıyor. Çok çok kısa alıyor. Mesela bir kısmı diyor ki göz açıp kapama kadar diyor. “Çok çok kısaydı kaldığım vakit” diyor. Allah da bunu belirtiyor. Birçok açıklamaları var. Bunları ayrı ayrı belirtmiş. Her birinden ayrı bir söz çıkıyor. Yani hiçbiri tam çıkaramıyorlar, çıkaranlar da var da, nadir. Zamanı tam çıkaramıyorlar. Zamanın izafi olduğu göstermek için Allah bunu yapıyor. Müslümanlar, iman edenler, Allah çok Gaffur ve Rahim'dir, onlar için çok şahane, güzel bir hayat başlayacaktır, her şeyin doğru, pozitif olduğu, </text:span><text:span text:style-name="T4">bakın dünyada her şey sürekli eksiktir, şaşılacak derecede eksiktir. Böceklere bakın, gıcır gıcırdır. Hiçbir patolojik, ağzı burnu bozuk böcek göremezsiniz. Hepsi yakışıklıdır. Kelebekler hepsi makyaj yapmadan, muazzam güzeldir kelebek, pırıl pırıl, banyo yapmazlar, diş yıkama yok adamlarda, parfüm sürmezler, deodorant sürmez. Hiç kuaföre gitmez. Değil mi? Oradaki bayan kelebekler mesela.</text:span><text:span text:style-name="T3"> Bayan kuşlara da bakıyorsunuz, acayip süslüler yani. Tavus kuşları falan biliyorsunuz, beyler de öyle acayip süslüler, süper yakışıklılar. Tabii o altın sülün olsun, diğer kuşlar olsun. Değil mi? Muazzamdır. </text:span><text:span text:style-name="T4">İnsan çok aciz, özel olarak yaratılmıştır böyle. Yani sürekli bakıma muhtaçtır. Mesela diğer hayvanlar da, yavruları kendi başlarına yaşayabiliyorlar,</text:span><text:span text:style-name="T3"> </text:span><text:span text:style-name="T4">ama insan yavrusu yaşayamıyor. Annesinin çok titiz ilgisi ve alakasıyla yaşayabiliyor.</text:span><text:span text:style-name="T3"> İnsanlar buraya geliyor mesela, önce bir ilkokula giderler çocuklar için ilkokulda başlar çile. Tahta sıralara oturturulur çocuklar, sabahın köründe. Hemen erkenden kaldırılır değil mi? Minibüslere doldurulur, kuyruğa girer çocuklar soğukta. Okula gider tahtanın karşısında 5 yıl gider gelir. Sonra, gençliğin en güzel yıllarında yine 3 yıl ortaokula gidiyor. 4 yıl değil mi hatta bizim zamanımızda 3 yıldı. Bakın 12 yıl. Gençliğinin en önemli yılları. Tahta sıralarda, eve de geldi mi, bir elini şöyle yanağına koyuyor, başlıyor kitapları okumaya. Geceli gündüzlü değil mi? Nefes almıyor. "Aman" diyorlar "yavrum dışarı çıkma kitabını oku." Çocukların çoğu da miyop olur, biliyorsunuz. Üniversiteye gidiyor, mesela Tıp Fakültesinde 6 yıl, şöyle tuğla gibi kitaplar su gibi ezberletiyorlar. Hadi bakalım ondan sonra ihtisasa gidin bakalım diyorlar, bir daha oraya gidiyor. Orada da hastalar geliyor mesela kiminin bir yerinde bir rahatsızlık oluyor, kiminin eti kanıyor, kiminin işte bir şeyi kopuyor. Bir beton muhafaza, alttan-üstten dört yanı beton muhafaza, akşama kadar bunu yapıyor, oradan eve gider yemeğini yer, televizyon seyreder, ertesi gün yine gelir, yine hastalar gelir veyahut başka adamlar gelir yani başka bir iş yeriyse de, evraklar gelir gider onu yazar, betonda. </text:span><text:span text:style-name="T4">Hep betonların arasında insanların hayatı geçer. O beton hücreden çıkıp öbür beton hücreye gelir. Arada da, bir de dolmuş kuyruğu bekliyorlar biliyorsunuz, otobüs kuyruğu, yani onların dağıldığı saatler de biliyorsunuz uzun vakitler alıyor yani yollar tıkalı oluyor. Derken, derken işte doçent oluyor, profesör oluyor tam rahat ederken diyorlar "rahmetli çok iyi bir </text:span><text:soft-page-break/><text:span text:style-name="T4">insandı yahu" diyorlar. "Onu" diyorlar "işyerine de bir götürelim tabutuyla şöyle inşaAllah." Dünya işte bu kadar kısa ve çok zor. Biz bunun için dünyaya gelmiyoruz. Ya insanlar anormal dünyaya bağlanıyorlar. Halbuki dünyanın açıkça belli imtihan yeri olduğu.</text:span><text:span text:style-name="T3"> Mesela sabah kalkıyorlar sersem gibi, mesela kadınlar çok güzel bakımlı oluyorlar ama sabah kalktıklarında perişan oluyorlar biliyorsunuz. Yani banyo yapıyor, kendine bakıyor, düzenleniyor. Bir kadının kendini normal hale getirinceye kadar ne kadar uğraştığını bilirsiniz. Yani değil mi, yani normal bakılır hale gelinceye kadar acayip emek verir. Beyler de öyle. Değil mi, o da uğraşır yani çok zordur. Yani insanın aczi bilinir... Burası imtahan yeridir, yani öyle kaptırılacak bir yer değildir. Sürede çok kısa, herkes bunu görüyor. Mesela ne kadar ünlü ve tanıdık insan vardı, hiçbiri ortada yok. Herkes hemen alışıyor. Mesela Sakıp Sabancı çok neşeli canlı bir insandı yok şu an değil mi? Allah rahmet eylesin. Unutuldu gitti. Ne kadar böyle insanlarımız vardı şen, neşeli, canlı sürekli televizyonlarda çıkan. Bakın unutuldu gittiler. Allah rahmet eylesin hepsine inşaAllah. </text:span><text:span text:style-name="T7">(Sayın Adnan Oktar’ın Gaziantep Olay TV röportajı, 18 Kasım 2009)</text:span><text:span text:style-name="T3"> </text:span></text:p>
      <text:p text:style-name="P21"/>
      <text:h text:style-name="P9" text:outline-level="2">DÜNYADAKİ GÜZELLİKLER EKSİK VE KUSURLUDUR</text:h>
      <text:p text:style-name="P21">Şu an yaşadığınız dünya hayatının, ahiret hayatı ile kıyaslandığında rüya veya hayal gibi kalmasının en önemli sebeplerinden biri, dünyanın pek çok eksiklikle dolu olmasıdır. Rüyanızda yediğiniz elmanın verdiği lezzet ve doyuruculuk hissi, uyanıkken aldığınız tat ile kıyaslanınca nasıl bir şey ifade etmiyorsa, dünyada yaptığınız şeylerden aldığınız zevk de, ahirete göre çok eksik ve aldatıcıdır. Allah Kuran'da dünya hayatındaki bu aldatıcılığa karşı insanları şöyle uyarmaktadır:</text:p>
      <text:p text:style-name="P26"><text:span text:style-name="T3">... Şüphesiz Allah'ın va'di haktır. </text:span><text:span text:style-name="T5">Artık dünya hayatı sizi aldatmaya sürüklemesin</text:span><text:span text:style-name="T3"> ve aldatıcı(lar) da sizi Allah ile aldatmasın. (Lokman Suresi, 33)</text:span></text:p>
      <text:p text:style-name="P21">Allah, insanı kuru bir çamurdan yaratmış ve ona Kendi ruhundan üflemiştir; insanı "yok" iken "var" etmiştir. Allah, insan nefsinin tüm özelliklerini; zaaflarını, isteklerini, hoşuna giden ya da ihtiyaç duyduğu şeyleri, endişelerini, korkularını; kısacası herşeyini kendisinden daha iyi bilir. Allah, bizlere ne kadar yakın olduğunu bir ayette şöyle haber vermektedir:</text:p>
      <text:p text:style-name="P28">Andolsun, insanı Biz yarattık ve nefsinin ona ne vesveseler vermekte olduğunu biliriz. Biz ona şah damarından daha yakınız. (Kaf Suresi, 16)</text:p>
      <text:p text:style-name="P21">İnsan, ruhunda her zaman kusursuzluğa karşı derin bir özlem duyar. Onun tüm istek ve tutkularını bilen Allah, imtihanın bir gereği olarak, sayısız nimetin yanında dünya hayatını çeşitli eksiklikler ve kusurlarla iç içe yaratmıştır. Yaşamını sürdürebilmek, tüm bu eksiklikleri giderip, kusurlarından arınabilmek için insanların çaba harcamaları gerekir. Buna rağmen dünya hayatında arzu ettikleri mükemmelliğe ulaşmaları mümkün olmaz. Allah bu nimeti cennete ve ancak ona layık olabilen kullarına has kılmıştır.</text:p>
      <text:p text:style-name="P21">Dünya hayatında ise, yalnızca hayatta kalabilmek için dahi pek çok eksiklikle mücadele etmek gerekir; istisnasız her gün yemek yemeye, uyumaya, hastalıklardan korunmaya, temizlenmeye, bakıma ihtiyaç vardır. Aynı şekilde nefsin kötülüklerinden arınmak ve güzel bir ahlak gösterebilmek için de her an vicdan ve akıl kullanılması gerekmektedir.</text:p>
      <text:p text:style-name="P18"><text:span text:style-name="T3">Kuran'ın </text:span><text:span text:style-name="T4">"O Allah ki, yaratandır, (en güzel bir biçimde) kusursuzca var edendir, 'şekil ve suret' verendir. En güzel isimler O'nundur. Göklerde ve yerde olanların tümü O'nu tesbih etmektedir. O, Aziz, Hakimdir."</text:span><text:span text:style-name="T3"> (Haşr Suresi, 24) ayetiyle bildirildiği gibi, Allah'ın yaratışı kusursuzdur; Rabbimiz herşeye güç yetiren, dilediği herşeyi yaratmaya kadir olandır. Ancak Allah, dünya hayatında bazı eksiklikler ve kusurlar yaratarak kullarını düşünmeye sevk etmektedir. </text:span></text:p>
      <text:p text:style-name="P21">Tek tek düşünüldüğünde ve cennet hayatının kusursuzluğuyla kıyaslandığında, dünya hayatındaki eksikliklerin hikmetleri çok daha açık bir şekilde anlaşılabilir. Örneğin bir kişi ne kadar istese de, en fazla 2-3 gün uykusuz kalabilir. Bu sürenin ardından yavaş yavaş şuur kaybı başlar ve kişi kendini bilmez bir hale gelir. Aynı şekilde en fazla 2-3 gün yıkanmayan bir insan, hemen kirlenir, bir süre sonra da vücudunda rahatsızlık verici durumlar oluşur. Ayrıca, yaşamını sürdürebilmek ve sağlığını koruyabilmek için düzenli olarak beslenmek ve kendisine iyi bakmak zorundadır. Aynı şekilde hastalanmak da ciddi bir eksikliktir. Çünkü, insan o kadar acizdir ki, gözle görülmeyecek kadar küçük bir mikrop ya da virüs bile, onu bir anda hasta edip haftalarca dinlenmekten başka birşey yapamayacak hale getirebilmektedir. Böyle bir durumda kişi pek çok işe güç yetiremez ve pek çok şeyden zevk alamaz; başkalarının yardımına ve bakımına muhtaç bir duruma düşer. </text:p>
      <text:p text:style-name="P21"><text:soft-page-break/>Rabbimiz, sonsuz rahmeti dolayısıyla, insanların dünya hayatında muhatap oldukları bu eksiklikleri giderebilecekleri imkanlar da yaratmıştır; güç ve kuvvet kazandıran türlü yiyecekler, temizliği ve bakımı sağlayabilecek malzemeler, hastalığa şifa olabilecek ilaçlar Allah'ın insanlar üzerindeki merhametinin ve korumasının tecellileridir. </text:p>
      <text:p text:style-name="P18"><text:span text:style-name="T3">Dünya hayatında bu gibi maddi eksikliklerin yanı sıra, bir de manevi zorluklar vardır. İnsanın kalbinin sıkıntıya kapılması, çeşitli korku ve endişeler yaşaması, bu manevi zorluklara dair b</text:span>irkaç örnektir. Ayrıca nefis herşeyden çok çabuk bıkar; büyük bir hevesle başladığı bir işten bir süre sonra sıkılır. Tüm bunlar Allah'ın dünya hayatında özel olarak yarattığı eksikliklerdendir.</text:p>
      <text:p text:style-name="P21">Ancak burada şunu da eklemek gerekir ki, dünya hayatında yaşanan bu manevi sıkıntılar iman etmeyen kimseler için büyük bir azaba dönüşürken, müminler tüm bunlardan uzak bir yaşam sürerler. İnsan, nefsindeki pek çok kötü özellikle birlikte yaratılmıştır; ancak iman ve Allah korkusu kişiyi bu kötülüklerden ve nefsinin zaaflarından uzaklaştırır. Allah'a samimi bir iman ve tevekkülle bağlanmak insanların endişe, bıkkınlık, yılgınlık ya da üzüntü gibi manevi sıkıntılar yaşamalarını engeller. Bu nedenle bahsi geçen manevi sıkıntılar asıl olarak inkar edenler için bir zorluğa dönüşmektedir. </text:p>
      <text:p text:style-name="P21">Allah, yarattığı tüm bu kusur ve eksikliklerle, insanlara dünyanın sahte yüzünü göstermektedir. Böylece insan, hiçbir eksikliğin olmadığı, herşeyin tam ve kusursuz olduğu bir hayatın; cennetin özlemini çeker. Cennette insanlar sonsuza kadar hiçbir sıkıntı duymadan yaşayacak, hiçbir şeyden bıkkınlığa ve yorgunluğa kapılmayacaklardır. Allah Kuran'da şu şekilde buyurmaktadır:</text:p>
      <text:p text:style-name="P28">(Cennet halkı) Derler ki: "Bizden hüznü giderip yok eden Allah'a hamdolsun; şüphesiz Rabbimiz, gerçekten bağışlayandır, şükrü kabul edendir." Ki O, bizi Kendi fazlından (ebedi olarak) kalınacak bir yurda yerleştirdi; burada bize bir yorgunluk dokunmaz ve burada bize bir bıkkınlık da dokunmaz. (Fatır Suresi, 34-35)</text:p>
      <text:p text:style-name="P21">Allah başka ayetlerde cennette insanların, nefislerinin arzuladığı herşeyi bulacaklarını şöyle bildirmiştir:</text:p>
      <text:p text:style-name="P28">Şüphesiz: "Bizim Rabbimiz Allah'tır" deyip sonra dosdoğru bir istikamet tutturanlar (yok mu); onların üzerine melekler iner (ve der ki:) "Korkmayın ve hüzne kapılmayın, size vadolunan cennetle sevinin. Biz, dünya hayatında da, ahirette de sizin velileriniziz. Orda nefislerinizin arzuladığı herşey sizindir ve istediğiniz herşey de sizindir. (Fussilet Suresi, 30-31)</text:p>
      <text:p text:style-name="P18"><text:span text:style-name="T3">İnkar edenler, ahiretin varlığına inanmadıkları için nefislerinin bu yöndeki isteklerini dünya hayatındayken karşılamaya çalışırlar. Dünya nimetlerine ne kadar fazlasıyla sahip olabilirlerse o kadar mutlu olabileceklerini sanırlar. Bundan dolayı Allah'ın </text:span><text:span text:style-name="T4">"Kendisini tek olarak (ve yapayalnız) yarattığım (şu adam)ı Bana bırak; ki Ben ona, 'alabildiğine geniş kapsamlı bir mal' (servet) verdim. Göz önünde-hazır çocuklar (verdim). Ve sayısız imkan ve fırsatları önüne serdim. Sonra, daha artırmam için tamah eder (doyumsuz istekte bulunur)."</text:span><text:span text:style-name="T3"> (Müddessir Suresi, 11-15) ayetleriyle bildirdiği gibi, hırs ve tamahkarlıkla dünya metaının peşinde koşarlar. Oysa bunların hiçbiri insana aradığı mutluluğu kazandırmaz. Çünkü inkar edenlerin kalplerinde yaşadıkları ve maddi değerlerle doldurmaya çalıştıkları bu boşluğun asıl sebebi Allah'tan uzak bir yaşam sürmeleridir. Allah insanı, ancak Kendisi'ni anmakla huzur bulacak şekilde yaratmıştır. Allah'ın zikrinden uzak olan kimse, mal, mülk, makam veya şöhretin mutluluk getireceğini sanarak hayatını boş emeller peşinde tüketmiş olur. </text:span></text:p>
      <text:p text:style-name="P21">Bu insanlar dünya hayatındaki çabalarının ne kadar boş olduğunu ise ancak ahirette fark ederler. Dünya hayatında Allah'ın rızasından yüz çevirmelerine karşılık, ahirette acı bir azapla karşılık bulurlar. Bu öyle bir azaptır ki; ailelerini ve dünyada derin bir hırsla bağlandıkları, gecelerini gündüzlerine katarak çalışıp kazandıkları <text:soft-page-break/>mallarını; sahip oldukları herşeyi, o günün azabından kurtulmak için fidye olarak vermek isterler. Allah inkar edenlerin ahiretteki bu durumunu şöyle bildirmiştir:</text:p>
      <text:p text:style-name="P28">Zulmeden her nefis, yeryüzündekilerin tümüne sahip olsa bunu (azaba karşılık) mutlaka fidye olarak verirdi. Onlar azabı görünce pişmanlıklarını gizlerler, oysa onlar haksızlığa uğratılmadan aralarında adaletle hükmedilmiştir. (Yunus Suresi, 54)</text:p>
      <text:p text:style-name="P28">Eğer yeryüzünde olanların tümü ve bununla birlikte bir katı daha zalimlerin olmuş olsaydı, kıyamet günü o kötü azaptan (kurtulmak amacıyla) gerçekten bunları fidye olarak verirlerdi. Oysa, onların hiç hesaba katmadıkları şeyler, Allah'tan kendileri için açığa çıkmıştır. (Zümer Suresi, 47)</text:p>
      <text:p text:style-name="P28">Onlar birbirlerine gösterilirler. Bir suçlu-günahkar, o günün azabına karşılık olmak üzere, oğullarını fidye olarak vermek ister; kendi eşini ve kardeşini, ve onu barındıran aşiretini de; yeryüzünde bulunanların tümünü (verse de); sonra bir kurtulsa. Hayır; (hiçbiri kabul edilmez)... (Mearic Suresi, 11-15)</text:p>
      <text:p text:style-name="P21">İnsanı hem dünya hayatındaki sıkıntıdan hem de ahiretteki sonsuz azaptan kurtaracak olan, iman edip Allah'ın rızası için yaşamaktır. Allah Kuran'da, bu ahlakı gösterenler için hem dünyada hem de ahirette güzel bir hayat olduğunu müjdelemektedir:</text:p>
      <text:p text:style-name="P28">Erkek olsun, kadın olsun, bir mü'min olarak kim salih bir amelde bulunursa, hiç şüphesiz Biz onu güzel bir hayatla yaşatırız ve onların karşılığını, yaptıklarının en güzeliyle muhakkak veririz. (Nahl Suresi, 97)</text:p>
      <text:p text:style-name="P21">Büyük İslam alimlerinden Abdülkadir Geylani de insanın dünya hayatının meşgaleleriyle oyalanmayıp, Rabbimiz'in rızasını ve ahireti kazanma talebi içerisinde olmasını hatırlatmış, böyle bir ahlak gösterildiğinde kişinin dünyada terk ettiği herşeyin en hayırlısını ahirette bulacağını söylemiştir:</text:p>
      <text:p text:style-name="P17">Senin azm-u gayretin (en büyük gayretin) yeme, içme, giyme ve evlenme gibi basit şeyler olmasın. (Çünkü bunlar gaye değil, gayeye ulaşmak için vasıtadır. Vasıtayı gaye yerine koyma). Unutma ki bunların hepsine olan istek nefis ve tabiattan gelmektedir. Kalb ve sırrın azm-u gayreti nerede? Asıl onu bilmek ve bulmak lazımdır. Şüphen olmasın ki, bu Hakk'ı talepten başka birşey değildir. Senin himmetin, en önemli meselen olmalıdır. O halde azm-u himmetin (en ciddi ve samimi gayretin) sadece Rabbin ve O'nun Katındaki şeyler olsun...</text:p>
      <text:p text:style-name="P17">Dünyanın karşılığı ahirettir. Halkın da karşılığı Halik'tir. Dünyadan ahirete, halktan, Halik'e dönmesini bil...</text:p>
      <text:p text:style-name="P15"><text:span text:style-name="T4">Şu dünyada terk ettiğin herşeyin en hayırlısını ahirette bulursun.</text:span><text:span text:style-name="T3"> Artık sen ömründen tek bir gün kalmışcasına hazırlıklı ol... (Abdülkadir Geylani, Gönül İncileri İkazlar, Türkçeye çeviren: Celal Yıldırım, Bahar Yayınları, sf. 27,28,29)</text:span></text:p>
      <text:p text:style-name="P21"/>
      <text:h text:style-name="P6" text:outline-level="1">İNSANIN İÇİNDEKİ SONSUZLUK İSTEĞİ ANCAK AHİRETTE TATMİN OLUR</text:h>
      <text:p text:style-name="P21"/>
      <text:p text:style-name="P21"/>
      <text:p text:style-name="P18"><text:span text:style-name="T4">ADNAN OKTAR: </text:span><text:span text:style-name="T3">Tabii ki cennette erkek erkektir, kadın da kadındır. Ama ruhlar tektir. Yani beden yapısından dolayı değişir; yoksa kadın ruhu, erkek ruhu ayrı değildir. Mümin ruhu vardır; Hz. Meryem'in ruhu nasılsa Hz. İbrahim (as)'ın ruhu da öyle olur. Çünkü Allah "ruhumdan üfürdüm" diyor. Yani Allah ayrı ayrı ruhlar üfürdüm demiyor. Allah'a ait ruhu, üfürdüm, bana ait ruhu üfürdüm diyor Allah, değil mi? Allah'a ait ruh üfürülmüştür. Dolayısıyla da Allah'ın ayrı ayrı ruhları yoktur. Tek bir ruh vardır; kadında da, erkekte de aynı şekildedir. Cennette de cinsellik de vardır. Yani bazı kişiler bunu böyle çirkin bir üslupla reddetmeye çalışıyorlar. Cinsellik sevginin en yüksek şeklidir. En şiddetli ifade etme şeklidir ve sevgiye dayalıdır. Yani hayvani bir tavır değildir helaliyle olduktan sonra. Yani insan çok sevmedikten sonra, Allah'ın tecellisi olarak görmedikten sonra etten niçin etkilensin, değil mi? O, Allah sevgisine olan coşkun duygunun ifade edilmesi için meydana gelen dokunma hissidir. Yani şiddetli dokunma hissidir. Allah'a karşı sevginin bir coşmasıdır o. Ama bazı kişiler bunu bir hayvani kafa olarak, hayvani mantık olarak değerlendiriyor olabilirler. O ayrı yani, hayvanlaşan insanlarla, Müslüman ruhunda olan insanın arasında çok büyük fark vardır. İnsan Allah'ın tecellisine karşı içinde duyduğu coşku, muhabbeti ifade etmek için eşine sevgi gösterir, sarılır, ona dokunmak ister. Dolayısıyla cennette cinsellik vardır. Halbuki Kuran'daki açıklamalardan, tariflerden bunun açıkça olduğu görülüyor. Mesela kadın güzelliği detaylı tarif ediliyor Kuran'da ve "onlar hücrelerdedir" diyor yani kapalı çadırlardadır diyor. Bunu çirkin gören zihniyetin aklındaki yapı anormal. Allah'ın helal kıldığı, Allah'ın güzel kıldığı bir şeyi kendi kafasına göre çirkin görüyor. Gayrimeşru ilişki çirkindir. Helal olmayan ilişki çirkindir. O yüzden mesela zina denildi mi insan tiksinir, adice bir eylem olarak görür. Niçin? Gayrimeşru olduğu için. Meşru olunca o ibadet olur ve güzellik olur o. Niçin ondan kaçınılan bir üslup kullansın Müslüman? Allah'ın verdiği bir nimettir ve güzelliktir. Dolayısıyla cennette de vardır tabii ki. </text:span></text:p>
      <text:p text:style-name="P18"><text:span text:style-name="T4">SUNUCU:</text:span><text:span text:style-name="T3"> Hocam burada "yeni bir yaratılışla yaratacağım diyor" demiş ayette. Bunu biraz açabilir misiniz?</text:span></text:p>
      <text:p text:style-name="P18"><text:span text:style-name="T4">ADNAN OKTAR: </text:span><text:span text:style-name="T3"><text:s/>Evet yeni yaratılıştan kasıt, şimdi bizim kalbimiz eğer kan pompalamazsa vücudumuza, ölüyoruz, ama orada öyle bir konu yok. Kalp, güzellik olarak, zevk olsun diye yaratılır. Yani öyle damarların o tarz beslenme sistemi yok. </text:span><text:span text:style-name="T4">Hücrelerin mesela yıkılması yok. Hücre bir daha yıkılmaz. Vücut hücresi, vücut olduğu gibi kalır; yani sonsuza kadar ölmez vücut hücresi cennette. Mesela burada süratle ölüyorlar biliyorsunuz. Vücut sürekli yenileniyor. Ölme özelliği yoktur. Mesela saçlar dökülmez, diş dökülmez. Mesela ağzın yıkama ihtiyacı yoktur. Ağız sürekli temizdir yeni yaratılışına uygun olarak. Mesela sabah kalktığında insanların yüzünü yıkaması gerekiyor. Cennette yıkanmaya ihtiyaç yoktur. Sürekli insan temizdir yapısından dolayı. Yani mesela sancı duymaz, rahatsızlık duymaz, üşümez. Zaten üşünecek ortam da yoktur ama üşüme hissi de olmaz. Mesela hastalanmaz. Mikrop veya virüs özelliği yoktur orada insanlara yönelik böyle etki edecek. Dolayısıyla yepyeni bir yaratılıştır. </text:span><text:span text:style-name="T3">Yani insanın aczi yoktur, doğal ihtiyaçları yoktur. Son derece temiz, pırıl pırıl bir varlıktır insan ve kendinden bakımlıdır. Yani herhangi bir düzenleme yapmasına, herhangi kendine bakım yapmasına gerek kalmaz ne kadınların ne erkeklerin. Ama bir kadın kendine bakım yapmazsa, bir erkek kendine, değil mi, çeki düzen vermezse nasıl perişan olduğunu, nasıl acz içinde olduğunu herkes bilir. Bu, dünyanın bir özelliğidir. Allah onu özel, kasten yaratır. Dünyaya bağlanmayalım, dünyaya hırs yapmayalım diye. Hastalıkları da onun için yaratıyor, </text:span><text:soft-page-break/><text:span text:style-name="T3">çökmeyi de onun için yaratıyor. Mesela bayanlar botoksla falan direnmeye çalışıyorlar değil mi? O ölüme karşı, yaşlanmaya karşı direnmeye çalışıyorlar. Yazık, çok sevimliler bir de garip bir şekil alıyorlar ondan sonra ağzı, yüzü kasılıyor falan böyle, plastik gibi. Güzelleşmek için muazzam acı çekiyorlar ama panik bir direnme içindeler. Halbuki dünya kısa yani illaki ölecek belli. </text:span></text:p>
      <text:p text:style-name="P18"><text:span text:style-name="T4">SUNUCU: </text:span><text:span text:style-name="T3">Her yaşın ayrı bir güzelliği var. </text:span></text:p>
      <text:p text:style-name="P18"><text:span text:style-name="T4">ADNAN OKTAR: </text:span><text:span text:style-name="T3"><text:s/>Halbuki doğal halinde kalsa çok daha güzel olur. Kaşını çektiriyor, gözlerini çektiriyor falan...</text:span></text:p>
      <text:p text:style-name="P18"><text:span text:style-name="T4">SUNUCU: </text:span><text:span text:style-name="T3">Ve hepsi de birbirine benziyor. </text:span></text:p>
      <text:p text:style-name="P18"><text:span text:style-name="T4">ADNAN OKTAR: </text:span><text:span text:style-name="T3">Yazık yani tabii. Çektiği eziyete bakın. Suratı böyle artık plastikten yapılmış gibi kasılmış. Gülemiyor da böyle. </text:span></text:p>
      <text:p text:style-name="P18"><text:span text:style-name="T4">SUNUCU: </text:span><text:span text:style-name="T3">Şaşkın bir ifade. </text:span></text:p>
      <text:p text:style-name="P18"><text:span text:style-name="T4">ADNAN OKTAR: </text:span><text:span text:style-name="T3">Yani ne gerek var şu kadar acıya? </text:span><text:span text:style-name="T4">Bir kaç 10 sene içinde zaten ölüyor insanlar. Mesela 40 yaşındaysa değil mi, hadi üç-beş 10 sene diyelim yani en fazla inşaAllah. Dolayısıyla asıl hayat ahirettedir.</text:span><text:span text:style-name="T3"> Asıl hayırlı yaşantı ahirettedir. Bu görüntüden oluşan güzellikler ahirette sabitleniyor. Burada hep sonludur. Mesela bize sonsuz olma içgüdüsü verilmiştir ama tatmin edilmemiştir. En güçlü içgüdüdür insanda, sonsuz yaşama içgüdüsüdür. Gece gündüz insanlar bunu düşünürler kalktıklarında. Mesela cinsel içgüdü verilir, o tatmin edilir. Mesela annelere annelik içgüdüsü verilir, tatmin edilir. Açlık içgüdüsü vardır insanlarda Allah'ın verdiği, tatmin olur. Mesela kendini savunma içgüdüsü vardır, bu tatmin olur. Sonsuzluk içgüdüsü de Allah tarafından özel verilmiştir. Şiddetli, en şiddetli içgüdüdür. Bu, cennette tatmin ediliyor inşaAllah. Ama derin düşünmeyen, bunu kavramakta zorlanır yani sathi bir bakış açısıyla, samimiyetsiz bakış açısıyla Allah'a yaklaşıldığında Allah insanın aklını örter. Yoksa Allah'ı anlamamak mümkün değildir, berrak bakıldığında çok sarihtir. İnsanların samimi düşünmemesinden dolayı Allah'ı anlayamadıklarını görüyoruz. </text:span><text:span text:style-name="T7">(Sayın Adnan Oktar’ın TV Kayseri röportajı, 22 Kasım 2009)</text:span></text:p>
      <text:p text:style-name="P22"/>
      <text:h text:style-name="P9" text:outline-level="2">TUTKU VE HIRS MUTLU OLMAYI ENGELLER</text:h>
      <text:p text:style-name="P18"><text:span text:style-name="T3">Allah Kuran'da insanların nefislerinde iki ayrı özellik bulunduğunu bildirmektedir. Bunlardan biri kötülüklerden sakındıran ve iyiliği emreden </text:span><text:span text:style-name="T4">"vicdan",</text:span><text:span text:style-name="T3"> diğeri ise kötülüğü emreden </text:span><text:span text:style-name="T4">"fücur"</text:span><text:span text:style-name="T3">dur. "Fücur" kelimesi; "günaha ve isyana girişmek, fasık olmak, yalan söylemek, baş kaldırmak, haktan yüz çevirmek, nizamı bozmak, ahlaki çöküntü, takvanın zıddı" anlamlarına gelir. Yani fücur olarak isimlendirilen kavram, insan nefsinin olumsuz özelliklerinin tümünü kapsamaktadır. Allah Kuran'da, nefse fücuru, aynı zamanda ondan sakınmayı, yani vicdanı ilham ettiğini bildirmektedir:</text:span></text:p>
      <text:p text:style-name="P28">Nefse ve ona 'bir düzen içinde biçim verene', Sonra ona fücurunu (sınır tanımaz günah ve kötülüğünü) ve ondan sakınmayı ilham edene (andolsun). Onu arındırıp-temizleyen gerçekten felah bulmuştur. Ve onu (isyanla, günahla, bozulmalarla) örtüp-saran da elbette yıkıma uğramıştır. (Şems Suresi, 7-10)</text:p>
      <text:p text:style-name="P18"><text:span text:style-name="T3">Nefsin fücurunun Kuran'da dikkat çekilen önemli özelliklerinden ikisi </text:span><text:span text:style-name="T4">"tutku"</text:span><text:span text:style-name="T3"> ve </text:span><text:span text:style-name="T4">"hırs"</text:span><text:span text:style-name="T3">tır. Ahireti düşünmeyip dünya hayatıyla yetinen bir kimse, sahip olduğu herşeye "hırs" ve "tutku"yla bağlanır. Sanki ölüm ve ahiret çok uzakmış gibi yaşamaya başlar. Nitekim Kuran ahlakından uzak bir yaşam süren toplumlarda, insanların hırslı olmaları övülen hatta aranılan bir özelliktir. Bir kimse hayata ne kadar çok bağlıysa ve dünyadan menfaat elde edebilmek için ne kadar çok çaba harcıyorsa, aynı çarpık anlayışa sahip insanlar tarafından o kadar takdir görür. Oysa bu düşünce yanlıştır. Elbette insan güzel bir hayat yaşamak için çaba harcamalı ve her zaman, her işinde elinden gelenin en iyisini yapmaya çalışmalıdır. Ama bu azim ve kararlılık 'Allah'ın beğendiği hayatı' yaşayabilmek için olmalıdır. Yoksa insanların, sahip oldukları herşeyi kendilerine verenin Rabbimiz olduğunu unutarak dünya hırsına kapılmaları ve Kuran ahlakından uzak yaşamaları bir hatadır. </text:span></text:p>
      <text:p text:style-name="P18"><text:span text:style-name="T3">Kuran'ın </text:span><text:span text:style-name="T4">"Malı 'bir yığma tutkusu ve hırsıyla' seviyorsunuz."</text:span><text:span text:style-name="T3"> (Fecr Suresi, 20) ayetiyle, inkar edenlerin dünya malına olan tutkulu sevgilerine dikkat çekilmiştir. Bir başka ayette ise </text:span><text:span text:style-name="T4">"... Dünyanın metaı azdır, ahiret ise muttakiler için daha hayırlıdır..."</text:span><text:span text:style-name="T3"> (Nisa Suresi, 77) sözleriyle Allah, insanların tutkuyla bağlandıkları nimetlerin hepsinin "</text:span><text:span text:style-name="T4">dünya hayatının metaı</text:span><text:span text:style-name="T3">" olduğunu hatırlatmıştır. </text:span><text:span text:style-name="T4">"Meta"</text:span><text:span text:style-name="T3"> kelimesinin sözlük anlamı "az ve değersiz, sonunda yok olucu şey, eşya"dır. Dolayısıyla insanların hırsla tamah ettikleri dünya nimetleri ahirettekilerle kıyaslandığında değersiz ve sahtedir. </text:span></text:p>
      <text:p text:style-name="P21"/>
      <text:h text:style-name="P29" text:outline-level="2">SAHTE DÜNYAYA ALDANANLAR SÜREKLİ SIKINTILIDIRLAR</text:h>
      <text:p text:style-name="P21">İnsanların yaşamları boyunca karşılaştıkları her olay, duydukları her söz, gördükleri her görüntü ancak Allah'ın izniyle yaratılır. Bu gerçeği bilmek ve bunun rahatlığını yaşamak, imanın getirdiği güzelliklerden biridir. Allah'ın kainattaki tüm varlıklar üzerindeki hakimiyetini, Rabbimiz'in kendisi için daima en doğru, en güzel ve en hayırlı olanı yaratacağını bilen kişiler tevekküllü ve teslimiyetli bir tavır içerisinde olurlar. Bundan dolayı her zaman rahat ve huzurludurlar. Allah'ın herşeyi belirli bir kader doğrultusunda hayır ve hikmet üzerine yarattığını bilir, her işlerinde bunun verdiği güvenle hareket ederler. İman edenlerin bu teslimiyetleri bir ayette şöyle bildirilmiştir: </text:p>
      <text:p text:style-name="P28">De ki: "Allah'ın bizim için yazdıkları dışında, bize kesinlikle hiçbir şey isabet etmez. O bizim Mevlamız'dır. Ve müminler yalnızca Allah'a tevekkül etmelidirler." (Tevbe Suresi, 51)</text:p>
      <text:p text:style-name="P21"><text:soft-page-break/>Herşeyin Allah'ın kontrolünde olduğunu bilen mümin, başına ne gelirse gelsin; herhangi bir sıkıntı, zorluk ve darlık karşısında hiçbir şekilde ümitsizliğe düşmez. Her zaman olayların hayırlı yönlerini görmeye çalışır. İnsanın tüm hayatı boyunca yaşayacağı, düşüneceği, söyleyeceği herşey, daha henüz o doğmadan Allah Katında en küçük detayına kadar bellidir. İnsan kendisi için belirlenen bu olaylarla zamanı geldikçe karşılaşır ve onları yaşar. Kaderde herşeyin hayırla sonuçlanacak şekilde yaratıldığını bildiğinden her zaman tevekküllü olur; kendisini rahat ve güvenli hisseder. Allah Kuran'da şöyle bildirmiştir:</text:p>
      <text:p text:style-name="P28">Yeryüzünde olan ve sizin nefislerinizde meydana gelen herhangi bir musibet yoktur ki, Biz onu yaratmadan önce, bir kitapta (yazılı) olmasın. Şüphesiz bu, Allah'a göre pek kolaydır.</text:p>
      <text:p text:style-name="P28">Öyle ki, elinizden çıkana karşı üzüntü duymayasınız ve size (Allah'ın) verdikleri dolayısıyla sevinip-şımarmayasınız. Allah, büyüklük taslayıp böbürleneni sevmez. (Hadid Suresi, 22-23)</text:p>
      <text:p text:style-name="P18"><text:span text:style-name="T3">Bu gerçekleri kavrayamayanlar ise, yaşadıkları geçici dünyanın metaına aldanarak kendilerine zulmederler. Olayların Allah'tan bağımsız olarak gerçekleştiği yanılgısına kapıldıkları için bunlara müdahale edebilmenin yollarını ararlar. Olayların zahiren ters gidiyor gibi görünmesi, aleyhlerine gelişmesi, bu kimseler için içinden çıkılmaz bir üzüntü ve huzursuzluk kaynağıdır. Bu yanlış inançlarından dolayı sürekli stres içindedirler; en küçük bir olayda uykuları kaçar, sinirleri yıpranır, bedensel ve ruhsal olarak zarar görürler. İçlerindeki bu sıkıntılardan kurtulabilmek için çeşitli yöntemlere başvururlar; kimi zaman bir eğlenceye katılarak, kimi zaman da hiç düşünmeyerek rahatlamaya çalışırlar. Oysa bu yaptıklarının kalplerine gerçek huzur ve mutluluğu vermesi hiçbir şekilde mümkün değildir. Çünkü Allah'ın bir ayette </text:span><text:span text:style-name="T4">"Bunlar, iman edenler ve kalpleri Allah'ın zikriyle mutmain olanlardır. Haberiniz olsun; kalpler yalnızca Allah'ın zikriyle mutmain olur."</text:span><text:span text:style-name="T3"> (Ra'd Suresi, 28) sözleriyle bildirdiği gibi, insan ancak Allah'a yönelmekle, Rabbimiz'e teslim olup O'nun istediği ahlakı yaşamakla huzur bulabilir.</text:span></text:p>
      <text:p text:style-name="P18"><text:span text:style-name="T3">Allah, insanlara dünya hayatının huzursuzluklarından kurtulmanın ve gerçek mutluluğu yaşamanın yolunu gösterdiği halde, bile bile bundan yüz çevirenler yalnızca </text:span><text:span text:style-name="T4">"kendi kendilerine zulmetmiş"</text:span><text:span text:style-name="T3"> olurlar. Allah bu insanların durumunu bir ayette şöyle bildirir:</text:span></text:p>
      <text:p text:style-name="P28">Şüphesiz Allah, insanlara hiçbir şeyle zulmetmez. Ancak insanlar, kendi nefislerine zulmediyorlar. (Yunus Suresi, 44) </text:p>
      <text:p text:style-name="P18"><text:span text:style-name="T3">Bununla beraber, rahatlamak, huzur bulmak, yaşadıkları stres ve sıkıntılarından kurtulup neşelenmek için yanlış fikirleri benimseyenler, bu dünyada arzu ettiklerini yaşayamadıkları gibi ahirette de telafisi olmayan bir hüsrana uğrarlar. Kuran'da bu kimselerin, Allah'ın yolunu bırakıp, medet umarak peşlerinden gittikleri şeylerin, ahirette onların </text:span><text:span text:style-name="T4">"helak ve kayıplarını artırmaktan başka bir işe yaramayacağı"</text:span><text:span text:style-name="T3"> belirtilmiştir:</text:span></text:p>
      <text:p text:style-name="P26"><text:span text:style-name="T3">Biz onlara zulmetmedik, ancak onlar kendi nefislerine zulmettiler. Böylece Rabbinin emri geldiği zaman, </text:span><text:span text:style-name="T5">Allah'ı bırakıp da taptıkları ilahları, onlara hiçbir ﬂey sağlayamadı, 'helak ve kayıplarını' artırmaktan baﬂka bir iﬂe yaramadı. </text:span><text:span text:style-name="T3">(Hud Suresi, 101)</text:span></text:p>
      <text:p text:style-name="P21">Unutulmamalıdır ki, Allah Kuran'ın birçok ayetiyle, insanları bağışlayan ve tevbeleri kabul eden olduğunu bildirmiştir. Bir insan bu gerçeklerin farkına varana kadar hayatı boyunca birçok hata yapmış olabilir. Önemli olan yanlış yolda olduğunu kavraması, tevbe etmesi ve Rabbimiz'in bildirdiği güzel ahlakı yaşamaya çalışmasıdır. Kuran'da, Hz. Salih'in kavmine yaptığı bir konuşmada insanların Allah'ın rızasını kazanmak için yapmaları gerekenler şöyle bildirilmiştir:</text:p>
      <text:p text:style-name="P28">Semud (halkına da) kardeşleri Salih'i (gönderdik). Dedi ki: "Ey kavmim, Allah'a ibadet edin, sizin O'ndan başka ilahınız yoktur. O sizi yerden (topraktan) yarattı ve onda ömür geçirenler kıldı. Öyleyse O'ndan bağışlanma dileyin, sonra O'na tevbe edin. Şüphesiz benim Rabbim, yakın olandır, (duaları) kabul edendir." (Hud Suresi, 61)</text:p>
      <text:p text:style-name="P21"><text:soft-page-break/>Rabbimiz, dua edenin duasına hemen cevap vereceğini ise bir Kuran ayetinde şöyle haber vermektedir:</text:p>
      <text:p text:style-name="P28">Kullarım Beni sana soracak olursa, muhakkak ki Ben (onlara) pek yakınım. Bana dua ettiği zaman dua edenin duasına cevap veririm. Öyleyse, onlar da Benim çağrıma cevap versinler ve Bana iman etsinler. Umulur ki irşat (doğru yolu bulmuş) olurlar. (Bakara Suresi, 186)</text:p>
      <text:h text:style-name="P6" text:outline-level="1">MÜMİNİN HER ANI HAYIR VE GÜZELLİKTİR</text:h>
      <text:p text:style-name="P21"/>
      <text:p text:style-name="P21"/>
      <text:p text:style-name="P18"><text:span text:style-name="T4">SUNUCU: </text:span><text:span text:style-name="T3">İnşaAllah. "Halk arasında ‘Sabır taşım çatladı, sabrım taştı’, gibi deyimler kullanılıyor. Bu tarz ifadeler kullanmak sakıncalı mıdır? Güngör Savaş, İzmir" </text:span></text:p>
      <text:p text:style-name="P18"><text:span text:style-name="T4">ADNAN OKTAR:</text:span><text:span text:style-name="T3"> Mümin tevekküllü olacak. Sabır taşı çatladı demek ben dinden imandan çıktım anlamına gelir. Olur mu öyle şey? Yani ben kaderin kontrolünde değilim, herşeyi ben yapıyorum anlamına gelir. Eğer kaderin içindeyse bir insan, kaderde olaylar mükemmel gidiyordur. Çok çok güzel gidiyordur ve onun için olan en hayırlı oluyordur. Yani mesela diyor ki "bu hayırsız" diyor. Sen nerden biliyorsun hayırsız olduğunu? Mutlaka hayırlıdır. Mesela başına bir iş geliyor, hayırlıdır. Mesela diyor ki "artık bıktım usandım, benim yapacak birşeyim kalmadı, çarem çözümüm kalmadı" diyor. Bu küfür ifadesidir. Müslüman bunu söylemez. Çünkü doğrusu hayırla geliyor, hayır devam ediyor, yine Allah'tan hayır umuyorum diyecek mümin. Hayır devam edecektir. Çünkü sonunda bu, Allah'ın rızasını istemiyor mu mümin? İstiyor. Kardeşim sen cennete gittikten sonra senin zoruna ne oluyor yani? Sen Allah'ın rızasını iste, sana ne. Sen Allah'ın rızasını kazandın mı zaten dünyalar senin. Sen onu yaratana tam bağlanıp: "Ya Rabbi sen şu ana kadar hayır yaptın, hep hayır yarattın, bundan sonra senden hayır umuyorum, sağımda da hayır ver, solumu hayır yap, her tarafımı hayra boğ" diyecek mümin. "Her yerim hayır olsun" diyecek. Boğ demeyelim de, yani "Her yerimizi hayırla doldur Ya Rabbi" diyecek. İnşaAllah. Mümin Allah'tan hep hayır bekleyecek. Hayrın dışında birşey olmaz müminde. Geçmişi de hayırdır, geleceği de hayırdır, yaşadığı <text:s/>an da hayırdır. Hayırsız birşey olmaz. Hayra karşı, hayırlı olana karşı isyan, küfür olur. Yani Müslümanın yapacağı birşey değil bu. </text:span><text:span text:style-name="T7">(Sayın Adnan Oktar’ın Tempo TV röportajı, 17 Mart 2009)</text:span></text:p>
      <text:p text:style-name="P21"/>
      <text:h text:style-name="P9" text:outline-level="2">BOŞA ÇALIŞIP YORULMAKTADIRLAR</text:h>
      <text:p text:style-name="P21">Hemen her insan, dünya hayatında kendince bir başarı elde etmeye çalışır. Her ne kadar ilgilendikleri konular birbirinden çok farklı olsa da bu insanların ortak bir amaçları vardır: Gösterdikleri çabanın, emeğin karşılığını alabilmek... Kendilerine dünya hayatını amaç edinip ahireti gözardı eden kişiler, dünyadaki çabalarının karşılığını aldıklarını görmenin, o uğurda yaşadıkları tüm sıkıntılara değeceğine inanırlar.</text:p>
      <text:p text:style-name="P18"><text:span text:style-name="T3">Oysa bu insanların gözardı ettikleri çok önemli bir gerçek vardır: </text:span><text:span text:style-name="T4">"Allah'ın rızası"</text:span><text:span text:style-name="T3">. Bir işi ve bundan alınacak sonucu asıl değerli kılan, Allah'ın o kişiden razı olmasıdır. Allah'ın rızası hedeflenmeden yapılan bir işte harcanan çaba ya da elde edilen başarı, aynı dünya hayatı gibi geçicidir; dünyadaki herşey gibi bir gün yok olur. Bu nedenle Allah inkar edenlerin dünya hayatındaki çabalarını ve yapıp ettiklerini bir</text:span><text:span text:style-name="T4"> "seraba"</text:span><text:span text:style-name="T3"> benzetmiştir. Bu kimseler ahirete gittiklerinde -Allah'ın dilemesi dışında- o ana kadar emek verip sevinç duydukları tüm çabalarının boşa çıktığını göreceklerdir:</text:span></text:p>
      <text:p text:style-name="P28">İnkar edenler ise; onların amelleri dümdüz bir arazideki seraba benzer; susayan onu bir su sanır. Nihayet ona ulaştığında bir şey bulamaz ve yanında Allah'ı bulur. (Allah da) Onun hesabını tam olarak verir. <text:s text:c="2"/>Allah, hesabı çok seri görendir. (Nur Suresi, 39)</text:p>
      <text:p text:style-name="P21">Görüldüğü gibi bir kimse Allah'ın rızasını gözeterek hareket etmediği takdirde, dünyanın en önemli işini yapıyor olsa da, Allah Katında bunun değeri olmayabilir. Allah'ın rızasına uygun hareket etmediği sürece, bu kişinin çevresindeki herkes tarafından takdir edilmesi veya iyi işler yapan biri olarak tanınması, yaptıklarının boşa gitmesini engelleyemez. Allah kendilerini iyi işler yapmakta sanan kimi insanların ahiretteki durumunu Kuran'da şöyle bildirmiştir:</text:p>
      <text:p text:style-name="P28">Onların, dünya hayatındaki bütün çabaları boşa gitmişken, kendilerini gerçekte güzel iş yapmakta sanıyorlar. (Kehf Suresi, 104)</text:p>
      <text:p text:style-name="P21">İnsanın, hırsla peşinden koştuğu şeylerin, ahiretteki nimetlerin yanında ne kadar değersiz olduğunu öldükten sonra anlaması, sonsuz bir pişmanlığa sebep olur. Hayatı boyunca harcadığı tüm çabanın boşa gittiğini öğrenmesi, bu üzüntüsünü sonsuza dek sürecek bir hüsrana dönüştürecektir. Allah bu kimselerin ahiretteki durumlarını şöyle bildirmiştir: </text:p>
      <text:p text:style-name="P28">İşte bunların, ahirette kendileri için ateşten başkası yoktur. Onların onda (dünyada) bütün işledikleri boşa çıkmıştır ve yapmakta oldukları şeyler de geçersiz olmuştur. (Hud Suresi, 16)</text:p>
      <text:p text:style-name="P21">Kuşkusuz bir ömür boyunca harcadığı çabanın boşa çıkmasını hiçbir insan istemez. Bunun çözümü, insanın geçici bir dünya için değil, gerçek olan sonsuz ahiret hayatı için çaba harcamasıdır. Eğer kişi, her işinde Allah'ın rızasını kazanmayı hedefler, tüm çabasını Rabbimiz'in beğendiği ahlakı yaşayabilmek için harcarsa yaptığı en küçük bir iyiliğin bile eksiksiz olarak karşılığını almayı umabilir. Allah bir ayetinde Hz. Lokman'ın oğluna verdiği bir öğüdü şöyle bildirmiştir:</text:p>
      <text:p text:style-name="P28">"Ey oğlum, (yaptığın iş) gerçekten bir hardal tanesi ağırlığında olsa da, (bu,) ister bir kaya parçasından ya da göklerde veya yer(in derinliklerinde) de bulunsa bile, Allah onu getirir (açığa çıkarır). Şüphesiz Allah, latif olandır, (herşeyden) haberdardır." (Lokman Suresi, 16) </text:p>
      <text:p text:style-name="P21">Allah bir başka ayetinde ise iman edenlerin salih amellerine Kendi fazlından da ekleyeceğini bildirmiştir:</text:p>
      <text:p text:style-name="P28">Ama iman edenler ve salih amellerde bulunanlar, onlara ecirlerini eksiksiz ödeyecek ve onlara Kendi fazlından ekleyecektir de. Çekimser davrananlar ve büyüklenenler, onları acıklı bir azabla <text:soft-page-break/>azablandıracaktır ve kendileri için Allah'tan başka bir (vekil) koruyucu dost ve yardımcı bulamayacaklardır. (Nisa Suresi, 173)</text:p>
      <text:p text:style-name="P21">O halde yanlış yoldaki bir insanın yapması gereken, böyle bir gün ile karşılaşmadan önce tevbe edip Rabbimiz'e yönelmesidir:</text:p>
      <text:p text:style-name="P28">Allah'tan, geri çevrilmesi olmayan bir gün gelmeden evvel, Rabbiniz'e icabet edin. O gün, sizin için ne sığınılacak bir yer var, ne sizin için inkar (etmeye bir imkan). (Şura Suresi, 47)</text:p>
      <text:h text:style-name="P6" text:outline-level="1">ALLAH SEVGİSİ OLMAZSA DÜNYA CEHENNEME DÖNER</text:h>
      <text:p text:style-name="P21"/>
      <text:p text:style-name="P21"/>
      <text:p text:style-name="P18"><text:span text:style-name="T4">ADNAN OKTAR: </text:span><text:span text:style-name="T3">Mesela iş yerlerinde o kız çocukları akşama kadar ayakta. Benim iş yerim olsa vicdanım parçalanır. Ayakta bir kız çocuğunu saatlerce tutmak ne demek? 8 saat ayakta duruyorlar. Bir saat bile ayakta durmak çok zor bir şeydir. 8 saat ayakta durulur mu? Sonu yok bir de, ayrıca 20 yıl, 25 yıl. Sonra da emekli oluyor. Ondan sonra o insan ne olur? Küçücük mesela 3-5 metrekarelik bir dükkan onun birbuçuk iki metrekarelik yerinde ömür boyunca ayakta durmak, bir tabak yemek için. Onun için iş yerlerinin de, heryerin de inşaAllah, Allah sevgisiyle, Allah coşkusuyla dolacağı günler gelecek inşaAllah. Orada o zaman insanlar her yerde mutlu olacaklar. Mesela ben görüyorum; iş yerleri adeta bir beton mezarlık gibi. Beton evler, her yer iş yeri dolmuş, akşama kadar sürekli çalışıyor insanlar, önüne eğilmiş. Sevgi görmüyorlar, şefkat görmüyorlar, merhamet görmüyorlar dostluk görmüyorlar, birçok yerde bu böyle. Araba kuyruğuna giriyor, otobüs kuyruğuna giriyor, iş yerine geliyor sabahleyin, iş yerinde akşama kadar çalışıyor beton kulübenin içerisinde. Akşam yine kuyruğa giriyor, yine arabaya binip, yine aynı eve gidiyor, çorba-yemek bir şeyler yiyor, vurup kafasını yatıyor. Yine kalkıyor… Bu olay binlerce kere tekrarlıyor, aynı olay ve sonunda emekli oluyor, sonunda da ölüyor. Böyle hayat olur mu? Bu çok korkunç bir şey, kabus yani bu; cehennemde de zaten dar odalar var, cehennemi dünyaya getirmişsin gibi bir şey. Cehennemi ortadan kaldıran şey dünyada Allah sevgisidir. Yoksa dünya cehenneme döner. Dünyada cennet özellikleri de vardır, cehennem özellikleri de vardır; yarı yarıyadır dünyada. Cehennem yüzde 50 özellik gösterir, yüzde 50 de cennet özelliği gösterir. O yüzde 50’lik kısmın temizlenmesi için Allah sevgisi gerekir. Allah'a karşı coşkulu iman. Gurur ve enaniyet olmaması lazım, kendini beğenmişlik olmaması lazım, şefkat, merhamet olması lazım. Saygı ve değer verme. Değer verme mesela çok zevkli birşeydir. Ama değer vermek için de değer verilecek bir insan olması lazım; şimdi değer verilmeyecek bir insana nasıl değer vereceksin yani beynin inanmaz. Haydi değer vereyim demekle olmuyor ki. Saygı duymak istersin, ama nasıl saygı duyacaksın saygı duyulacak bir yönü yoksa. Önce saygı duyulacak yönü olması lazım, değer verilecek yönü olması lazım; insanın da ona doğal olarak değer verip saygı duyması gerekir. </text:span><text:span text:style-name="T7">(Sayın Adnan Oktar’ın Kocaeli TV Röportajından, 20 Ocak 2009)</text:span></text:p>
      <text:p text:style-name="P22"/>
      <text:h text:style-name="P9" text:outline-level="2">ALLAH İNKAR EDENLERİ HEM DÜNYADA HEM DE AHİRETTE AZAPLANDIRIR</text:h>
      <text:p text:style-name="P21">Dünyanın sahte yüzüne kapılan insanlar sadece ahirette değil, dünya hayatında da Allah'ın dilemesiyle bu hatalarının karşılığını görürler. Kuran ahlakını yaşamayan bir insan, dünyanın en zengin veya en bilgili kişisi olsa dahi, çoğu zaman sahip olduğu bu özelliklerin hiçbiri onu mutlu etmez. İnkar etmelerinden dolayı, Allah hayatlarının hemen her anında bu kişilerin kalplerine sıkıntı ve huzursuzluk verir. Nefislerinin hoşuna giden pek çok nimetle iç içe yaşadıkları halde, bunların hiçbirinden gerçek anlamda zevk alamazlar. Ne kadar mutlu ve huzurlu görünseler de, bu genellikle aldatıcıdır.</text:p>
      <text:p text:style-name="P21">İnkar edenlerin yaşadıkları sıkıntı, hayatlarının her alanına yayılmıştır. Allah'ın kudretini takdir edememeleri, kaderi düşünüp olaylara hayır gözüyle bakmamaları, güzel ahlak göstermemeleri onları zor bir hayata sürükler. Üstelik Kuran ahlakının insanlara nasıl mükemmel ve huzurlu bir hayat sunduğunu kavrayamadıkları için, dünyadaki her insanın kendileriyle aynı sıkıntılar içerisinde yaşadığını sanırlar. Oysa yaşadıkları sıkıntılar tümüyle kendi inanç bozukluklarından kaynaklanmaktadır. <text:s text:c="3"/>Allah Kuran'da doğru yoldan sapan kimseler için, inkar etmeleri sebebiyle dünya hayatında da azap olduğunu bildirmiştir:</text:p>
      <text:p text:style-name="P26"><text:span text:style-name="T3">... Allah, kimi saptırırsa, artık onun için hiçbir yol gösterici yoktur. </text:span><text:span text:style-name="T5">Dünya hayatında onlar için bir azap vardır, ahiretin azabı ise daha zorludur.</text:span><text:span text:style-name="T3"> Onları Allah'tan (kurtaracak) hiçbir koruyucu da yoktur. (Rad Suresi, 33-34)</text:span></text:p>
      <text:p text:style-name="P21">Allah'ın, güzel bir hayat yaşamaları için indirdiği hak dinden yüz çeviren insanların yaşamlarının çeşitli kesimlerine baktığımızda, bu sıkıntının ne kadar kapsamlı ve etkili olduğu çok daha açık bir şekilde ortaya çıkmaktadır. Bu kimselerin çoğunun çocukluk yıllarından itibaren en büyük hayalleri, çok para kazanıp zengin olmak ve bunu diledikleri şekilde harcamaktır. Bu onlar için öyle önemlidir ki, amaçlarına ulaşabilmek için gerektiğinde her türlü fedakarlığı göze alabilirler. Öğrencilik yılları sona erip hayatlarıyla ilgili ciddi sorumluluklar almaya başladıklarında, artık yaşamın zorluklarıyla da karşılaşmak durumunda olduklarını düşünürler. </text:p>
      <text:p text:style-name="P21">İnsanlara rızkı verenin Allah olduğunu, nimetini dilediğine açıp dilediğine kıstığını düşünmedikleri için zenginlik, makam gibi geçici değerleri elde edebilmek amacıyla kendilerini yıpratırlar. Bu uğurda çaba harcarken çoğu zaman sevdikleri şeylerden de fedakarlık etmek zorunda kalırlar. Bir yığın güçlük ve sıkıntıdan sonra, kendilerini mutlu edeceğini sandıkları dünyanın sahte süslerini belki elde ederler ama sonuç yine de farklı değildir. İsteklerine ulaşmak için yaşadıkları sıkıntının yanında, artık bir de bunları kaybetme korkusunun huzursuzluğunu duymaya başlamışlardır. Ellerindekilerle mutlu olmayı, sahip oldukları nimetlerle yetinmeyi bilmezler. Sürekli olarak içerisinde bulundukları durumdan şikayet eder, sahip olamadıkları şeylerden dolayı hallerinden yakınırlar. Kendilerinden daha zengin, daha kültürlü, daha yetenekli, daha güzel birini görmeleri bile morallerinin bozulması için yeterli olur. </text:p>
      <text:p text:style-name="P21">Yaşadıkları sıkıntılı ruh halini dışarıya belli etmemeye gayret ederler. Çeşitli işlerle oyalanmaya, neşelenmeye, ruhlarındaki sıkıntılardan kurtulmaya çalışırlar. Zaman zaman gerçekten de geçici ve yüzeysel anlamda neşelendikleri olur. Bu tür zamanlarda, görünüşte mutludurlar; ama bu kalıcı bir mutluluk değildir. İçinde bulundukları ruh halini, endişelerini, korkularını dışarıya yansıtmamaya çalıştıklarından her zaman psikolojik açıdan baskı altındadırlar. Nitekim sıkıntılarını unutsalar bile, Allah'a tevekkül etmedikleri için herhangi başka bir olay yüzünden bir anda yeniden umutsuzluğa, karamsarlığa ve üzüntüye kapılabilirler. Ticaretle uğraşan birinin neşeli kahkahalar atarken, bir anda borcunu hatırlaması; benzer bir ortamda, bir öğrencinin kırık notlarını, yaşlıların gençliklerini, bir yakınını kaybedenin onunla beraber geçirdiği zamanlarını hatırlaması; kimisinin ayrıldığı <text:soft-page-break/>arkadaşını, kimisinin de giderek kaçınılmaz son olan ölüme yaklaştığını düşünmesi, bir anda üzülmelerine ve durgunlaşmalarına neden olur.</text:p>
      <text:p text:style-name="P21">Bu kimselerin zengin fakir, genç yaşlı, güzel veya çirkin olmaları da bu durumu değiştirmez. Sabahtan akşama kadar ağır şartlar altında çalışmak zorunda olan bir kimse de, hiçbir sorumluluk üstlenmek zorunda olmayan refah içerisindeki bir kişi de aynı konumdadır. Çevrelerindeki insanlardan gerçek anlamdaki ilgi, ihtimam, sevgi ve şefkati görememenin sıkıntısını sürekli olarak yaşarlar. Her gün düzenli olarak yaptıkları işlerin, üstlendikleri sorumlulukların hiç bitmeyeceğini düşündüklerinden, bütün bunlardan bıkkınlık duyarlar. Yaşadıkları hayatın ne kadar monoton ve anlamsız olduğunu fark etmeleri, ama buna çözüm bulamamaları ise, onları daha ciddi huzursuzluklara iter. </text:p>
      <text:p text:style-name="P21">Bu durumdaki insanlar, Allah'a iman etmedikleri, Allah'ı coşkuyla sevmedikleri, Allah'tan gereği gibi korkup sakınmadıkları sürece, yaşadıkları sıkıntılardan ve endişelerden kurtulamazlar. Ancak yine de çözümü Allah'a sığınıp O'nun gösterdiği yola uymakta aramazlar. Yaşadıkları hayata alışmaya çalışır, zorluk ve sıkıntıları, hayatın bir parçası olarak kabullenirler. </text:p>
      <text:p text:style-name="P21">Gerçekte ise Allah yaşadıkları tüm bu sıkıntılarla inkarlarına karşılık onları dünyada iken azaplandırmaktadır. Asıl gerçek yaşamları olan ahiret hayatını gözardı edip dünyanın sahte metaına yönelmeleri nedeniyle bu dünyanın acıları onlar için süreklidir. </text:p>
      <text:p text:style-name="P18"><text:span text:style-name="T3">Kuran'da </text:span><text:span text:style-name="T4">"Artık Allah, onlara dünya hayatında 'horluğu ve aşağılanmayı' taddırdı. Eğer bilmiş olsalardı, ahiretin azabı gerçekten daha büyüktür."</text:span><text:span text:style-name="T3"> (Zümer Suresi, 26) ayetiyle bildirildiği gibi, ahirette onlar için bundan çok daha büyük bir azap vardır. Dünya hayatındayken yalanladıkları ahiretin ve ahiret azabının gerçekliğini orada iken tasdik edeceklerdir; ama bu onlara bir fayda sağlamayacak, Allah'ın laneti ve azabı ile karşılık göreceklerdir:</text:span></text:p>
      <text:p text:style-name="P26"><text:span text:style-name="T3">Cennet halkı, ateş halkına (şöyle) seslenecekler: "Bize Rabbimiz'in vadettiğini gerçek buldunuz mu?" Onlar da: "Evet" derler. Bundan sonra içlerinden seslenen biri (şöyle) seslenecektir: </text:span><text:span text:style-name="T5">"Allah'ın laneti zalimlerin üzerine olsun. Ki onlar Allah'ın yolundan alıkoyanlar, onda çarpıklık arayanlar ve ahireti tanımayanlardır."</text:span><text:span text:style-name="T3"> (Araf Suresi, 44-45)</text:span></text:p>
      <text:p text:style-name="P21"/>
      <text:h text:style-name="P29" text:outline-level="2">SAHTE DÜNYANIN SAHTE DEĞERLERİ</text:h>
      <text:p text:style-name="P21">Ahireti unutup dünyayı yegane yaşam olarak düşünen insanlar kendilerine Kuran ahlakından uzak bir ahlaki sistem kurmuşlardır. Bu insanlar kimi zaman Kuran'da emredilen tavırlara uygun davranıyor görünebilirler, ama bunları yaparken bile aslında dünyevi bir hırsla hareket etmektedirler. Örneğin bu çarpık bakış açısına sahip olan kimseler doğruluk, dürüstlük, samimiyet, yardımseverlik, mütevazilik, fedakarlık, sadakat gibi güzel vasıflara sahip olmayı kimi zaman etraflarındakilere hoş görünmenin ve onlar arasında belli bir yer edinmenin bir yolu olarak görürler. Ve bu amaçla benzer davranışlarda bulunurlar. Ama gösterdikleri davranışlar yapmacıktır ve dünyevi çıkarlar üzerine kurulu olduğu için geçicidir. Arkadaşlarına mütevazı ve fedakar bir yaklaşım içinde olan bir kişi, kendisi için bir fayda sağlamadığını anladığı anda birdenbire son derece kibirli, küstah ve bencil bir insana dönüşebilir. <text:s/></text:p>
      <text:p text:style-name="P21">Ayrıca bu cahiliye ahlakını yaşayan insanlar sürekli çıkar hesabı içindedirler. Yapacakları işten önce "acaba böyle davranırsam kim ne der, hakkımda ne düşünür, bu davranıştan nasıl bir kazanç elde ederim?" şeklinde hesaplamalar yaparlar. Bu, onların Allah'ın rızasını değil de eşlerinin, dostlarının, arkadaşlarının isteklerini ve kendi istek ve arzularını göz önünde bulundurduklarının göstergesidir. Bu durumda sevgi, samimiyet, iyilik, <text:soft-page-break/>dostluk, merhamet, sabır gibi özellikler sürekli olmaz; bunların asılları değil sadece sahteleri bilinir. Yalnızca dünya hayatına yönelen cahiliye insanlarının sahte değerleri üzerine kurduğu geçici hisler yaşanır. </text:p>
      <text:p text:style-name="P21"/>
      <text:h text:style-name="P10" text:outline-level="3">Sevgi </text:h>
      <text:p text:style-name="P21">Allah, pek çok duygu gibi insanların kalplerine sevgi hissini de yerleştirmiştir. İnsanın yapması gereken, bu özelliğini Allah'ın Kuran'da verdiği öğütler doğrultusunda en doğru şekilde yönlendirmesidir. Müminler Kuran'ı rehber edindikleri için sevgilerini; kendilerini ve sahip oldukları tüm nimetleri yaratan Rabbimiz'e, ve O'nun rızasını hedefleyen müminlere yöneltirler. </text:p>
      <text:p text:style-name="P18"><text:span text:style-name="T3">Dünya hayatının süsüne kapılanlar ise Allah'ın kendilerine imtihan için verdiği nimetlere tutkulu bir sevgi ile bağlanırlar; örneğin insanları </text:span><text:span text:style-name="T4">"Allah'ı sever gibi severler"</text:span><text:span text:style-name="T3">. Allah, Kuran'da inkar edenlerin bu çarpık sevgi anlayışını şöyle bildirmektedir: </text:span></text:p>
      <text:p text:style-name="P28">İnsanlar içinde, Allah'tan başkasını 'eş ve ortak' tutanlar vardır ki, onlar (bunları), Allah'ı sever gibi severler. İman edenlerin ise Allah'a olan sevgileri daha güçlüdür. O zulmedenler, azaba uğrayacakları zaman, muhakkak bütün kuvvetin tümüyle Allah'ın olduğunu ve Allah'ın vereceği azabın gerçekten şiddetli olduğunu bir bilselerdi. (Bakara Suresi, 165)</text:p>
      <text:p text:style-name="P21">İnkar edenlerin bu çarpık sevgi anlayışlarını yönlendirdikleri konulardan biri de dünya malıdır. Mala olan sevgilerinin şiddetiyle bu geçici metaya hırsla bağlanmış, nefislerinin cimri ve bencil tutkularına yenik düşmüşlerdir. Kuran'da inkar edenlerin bu tavırları şöyle bildirilmiştir: </text:p>
      <text:p text:style-name="P28">Muhakkak o, mal sevgisinden dolayı (bencil ve cimri tutumundan) çok katıdır. (Adiyat Suresi, 8)</text:p>
      <text:p text:style-name="P21">Oysa Allah Kuran ayetleriyle insanlara malın yalnızca dünya hayatına ait bir deneme konusu olduğunu bildirmiş ve bu tutkuya karşı insanları uyarmıştır:</text:p>
      <text:p text:style-name="P28">Bilin ki, mallarınız ve çocuklarınız ancak bir fitnedir (imtihan konusudur.) Allah yanında ise büyük bir mükafat vardır. (Enfal Suresi, 28)</text:p>
      <text:p text:style-name="P28">Ey iman edenler, ne mallarınız, ne çocuklarınız sizi Allah'ı zikretmekten 'tutkuya kaptırarak-alıkoymasın'; kim böyle yaparsa, artık onlar hüsrana uğrayanların ta kendileridir. (Münafikun Suresi, 9)</text:p>
      <text:p text:style-name="P21">Bu gerçeklerden haberdar olan müminler mal sevgisine kapılmazlar. Sahip oldukları nimetleri kendilerine lütfedenin Rabbimiz olduğunu bildikleri için, bu onların Allah'a şükretmelerine vesile olur. Kendilerine verilen maddi imkanları Allah'ın rızasını kazanabilecekleri hayırlı işler için kullanır, daha fazlasına sahip olmayı da hayırlarda kullanabilmek için isterler. Rabbimiz'in kendisine çok büyük hazineler lütfettiği Hz. Süleyman (as)'ın, bu nimetleri hangi amaçla istediği ayette şöyle bildirilmiştir: </text:p>
      <text:p text:style-name="P28">O da demişti ki: "Gerçekten ben, mal (veya at) sevgisini Rabbimi zikretmekten dolayı tercih ettim." ... (Sad Suresi, 32)</text:p>
      <text:p text:style-name="P21">Kuşkusuz Hz. Süleyman (as)'ın bu üstün ahlakı, iman edenlerin dünya hayatının zenginliklerine karşı nasıl bir bakış açısı içerisinde olmaları gerektiğini bizlere göstermektedir. İnsanın sevgisini asıl yöneltmesi gereken, kendisini her an koruyup kollayan, sınırsız nimet veren Rabbimiz'dir.</text:p>
      <text:p text:style-name="P21">Kuran ahlakından uzak kişilerin sevgilerinin sahteliğini yansıtan en önemli olaylardan biri arkadaş seçimidir. Ahiretin varlığını düşünmeden hareket eden kişilerin arkadaşlıklarındaki ana mantık, genellikle dünyada karşılıklı olarak en fazla menfaati sağlamak üzerine kuruludur. Her iki tarafın da birbirlerinde aradıkları belli başlı özellikler <text:soft-page-break/>vardır; maddi manevi kendisine çeşitli çıkarlar sunabilecek, toplumda kendisine saygınlık ve prestij kazandırabilecek bir arkadaş ararlar. </text:p>
      <text:p text:style-name="P21">Seçtikleri kişinin fiziksel görünümüne, ailevi durumuna, maddi gücüne, tahsiline ve yeteneklerine önem verirler. Sevgi, saygı, sadakat, vefa gibi güzel ahlak özellikleri ise çoğu zaman geri plandadır. Bu mantıkla kurulan bir arkadaşlıkta ise elbette gerçek sevgi ve saygı olmadığı için gerçek bir mutluluk da yaşanmaz. Bu durum, Kuran ahlakından uzak yaşayan insanların evlilik anlayışı için de geçerlidir, evlilik hayatında da arkadaşlıklarında olduğu gibi karşılıklı çıkar ilişkisi devam eder. </text:p>
      <text:p text:style-name="P21">İman eden bir insan içinse bunun tam tersi geçerlidir. Allah'a inanan bir insan karşısındaki insanı da yine Allah'a olan imanı, bağlılığı, güzel ahlakı ölçüsünde sever ve sayar. Onunla dünyevi çıkarları için, geçici bir beraberliği değil, sonsuza kadar sürecek, Allah'ın rızasına uygun bir sevgiyi yaşamayı umut eder. Allah ahirette bu insanları eşleriyle birlikte ödüllendireceğini şöyle haber vermiştir:</text:p>
      <text:p text:style-name="P28">Gerçek şu ki, bugün cennet halkı, 'sevinç ve mutluluk dolu' bir meşguliyet içindedirler. Kendileri ve eşleri, gölgeliklerde, tahtlar üzerinde yaslanmışlardır. (Yasin Suresi, 55-56)</text:p>
      <text:p text:style-name="P28">"Ey kullarım, bugün sizin için korku yoktur ve siz mahzun olmayacaksınız." "Ki onlar, Benim ayetlerime iman edenler ve Müslüman olanlardır." "Siz ve eşleriniz cennete girin; 'sevinç içinde ağırlanacaksınız." "Onların etrafında altın tepsiler ve testilerle dolaşılır; orada nefislerin arzu ettiği ve gözlerin lezzet (zevk) aldığı herşey var. Ve siz orada süresiz kalacaksınız." "İşte, yaptıklarınız dolayısıyla mirasçı kılındığınız cennet budur." (Zuhruf Suresi, 68-72)</text:p>
      <text:p text:style-name="P21"/>
      <text:h text:style-name="P6" text:outline-level="1">SAMİMİ SEVGİNİN GÜCÜNÜ İNKAR EDENLER BİLEMEZ</text:h>
      <text:p text:style-name="P21"/>
      <text:p text:style-name="P21"/>
      <text:p text:style-name="P18"><text:span text:style-name="T4">ADNAN OKTAR: </text:span><text:span text:style-name="T3">Bir Müslüman kadının her şeyden önce Allah'tan çok korkması gerekir. Allah'ı çok sevmesi, Allah'a deli aşık şeklinde bağlanması lazım. Kuran'ın hükümlerine, Kuran ahlakına çok titiz ve iffetli olması lazım. Böyle bir kadında Allah özel bir nur, özel bir etkileyicilik, tutkuya açıklık meydana getirir. Yani onun ruhunda bir kadın gücü vardır, bu ortaya çıkar. Kadın etiyle kemiğiyle kadın olmaz. Yani o bir et yığını gibi olur, başka bir şey olmaz. Ama güzel ahlakıyla, derinliğiyle, takvasıyla, Allah'a olan yakınlığıyla eğer derinleşirse, Allah onun ruhundaki kadını ortaya çıkarır. O aklı başında, dindar, aynı kendisine has özellikleri taşıyan, aklı başında, yine Allah'tan korkan bir mümin erkekle karşılaştığında, Allah o mümin erkeği özel olarak ondan çok etkilenecek şekilde yaratmıştır. Çünkü mümin erkekte de ona karşı etkileyecek özel erkek ruhu ortaya çıkar. Ve Allah ondan olağanüstü etkilenmesini sağlar. Yoksa erkek de etle, kemikle erkek olunmaz. Yani dev bir et kitlesi olur o, koskocaman bir et kitlesi olur, başka bir şey olmaz. Yani kasapta da biliyorsunuz koskoca et kitleleri var. </text:span><text:span text:style-name="T9">İnsan güzel ahlakıyla, derinliğiyle, Allah aşkıyla, Allah'a olan tutkusuyla insan olur. Böyle bir durumda Allah bunun sırrını da açıklamıştır. Mümin erkekler mümin kadınlara, mümin kadınlar mümin erkeklere diyor. Onların ruhundaki gerçek tutkuyu birbirleriyle karşılaştırır Allah.</text:span><text:span text:style-name="T3"> O zaman kadın ve erkek hayret edecekleri bir etkilenme gücüne girerler. Yani tarif edilemeyen bir 6. hissin içine girerler. Sadece müminler bunu tanırlar. </text:span><text:span text:style-name="T9">Bilmezler mesela dini, Allah'ı tanımayan bir insana bunu anlatsan da hiç bir şekilde bunu anlamaz.</text:span><text:span text:style-name="T3"> Ama bütün insanlarda bu içgüdü olarak vardır. O yüzden filmlerde hep aşktan bahsederler, tutkudan bahsederler ama hemen hemen çok büyük bir bölümü yahut epeyi bir kısmı bunu hiç anlamaz. Sadece çıkartmaya çalışır. Ona beyninde gizli bir hayranlık vardır ama bulamaz, onun ne olduğunu bir türlü bulamaz. </text:span><text:span text:style-name="T9">Mesela kadın evleneceği vakit aradığı kıstaslar oluyor. Önce parası, birinci derecede parası. Sonra tahsili, sonra iyi bir mevkide olması, arabası, yazlığının olması gibi yani kat kat kat gelişen özellikleri arıyorlar. Şimdi bunu aradığında o zaman Allah'ın ona verdiği tutkuyu kullanamaz insan.</text:span><text:span text:style-name="T3"> O zaman da o evin ona hiç bir faydası olmaz. Mesela ev sadece ona, han gibi bomboş bir yer gibi gelir. Yani hiçbir etkisi olmaz. Arabası da sadece onu bir yerden bir yere götüren bir teneke yığını, bir metal yığını gibi olur. Bunlar Allah sevgisi ve Allah tutkusuyla bir anlam kazanacak şeylerdir. Dolayısıyla Peygamber Efendimiz (sav) diyor ki </text:span><text:span text:style-name="T7">"malı için evlenen malından mahrum olur, güzelliği için evlenen güzelliğinden mahrum olur" </text:span><text:span text:style-name="T3">diyor. Çünkü güzellik mesela bir gün grip nezle olur, bir anda tiksinebilir, insan hiç ummadığı şeyden bile tiksinir mesela onun bir aciz halini görür bir acizliğini görür iğrenir ve bir daha ondan kurtulamaz, öyle ömür boyu kurtulamaz. İnsan zayıf bir varlıktır. Ama Allah aşkıyla sevdiğinde, Allah'ın tecellisini sevdiği için Allah da sonsuz büyük güç olduğu için ve sonsuz güzellik olduğu için o sonsuz güzelliğe sonsuz mükemmelliğe karşı hayranlığın bir tecellisi olarak insana baktığı için asla yıkılmayan bir sevgiye sahip olur ve gittikçe gelişen derinleşen bir tutkuya sahip olur bununla insan mutlu olabilir ve bununla çok şiddetli etkilenir. Onun dışında ev de çok itici gelir o zaman, araba da, adamın yahut kadının güzelliği de evlenen kişiye itici gelir bundan kurtulamaz yani bu Allah'ın koyduğu bir kanundur. Sadece derin seven insanların özelliğidir bu. O da Allah'ın aşkıyla insanı severse bu ortaya çıkar, başka türlü olmaz.</text:span></text:p>
      <text:p text:style-name="P18"><text:span text:style-name="T4">SUNUCU:</text:span><text:span text:style-name="T3"> Hocam paranın mutluluk getireceğine inananlardan mısınız?</text:span></text:p>
      <text:p text:style-name="P18"><text:soft-page-break/><text:span text:style-name="T4">ADNAN OKTAR: </text:span><text:span text:style-name="T3"><text:s/>Para o tip insanlarda bilakis bunalım meydana getirir çünkü parayı muhafaza etmek için daha fazla tedbir alması lazım. Mesela çeklerim ödenmedi diyor, onun için canı yanıyor, parayı bankaya koyuyor ya banka da iflas ederse ne yapacağız diyor, yastığın altına koyuyor yine olmuyor, küpe koyuyor ya küpü bulursalar diyor. Yani çok canını yakar, çok huzursuz olur. Ancak Allah aşkıyla insan huzur bulabilir, tevekküllü ve rahat olabilir. Yani para arttıkça şahısların birçoğunda huzursuzluk ve acı da artar. Mesela bunu dışarıda da görürüz, dış âlemde de görüyoruz birçok vakalar vardır, tek tek öyle örnekler vermek istemiyorum ama insanlar bunu etraflarında çokça görürler. </text:span><text:span text:style-name="T7">(Sayın Adnan Oktar’ın Röportajlarından, Kaçkar TV, 29 Ocak 2009)</text:span></text:p>
      <text:p text:style-name="P22"/>
      <text:p text:style-name="P21"/>
      <text:h text:style-name="P7" text:outline-level="3">İyilik</text:h>
      <text:p text:style-name="P21">Kuran ahlakından uzak yaşayan toplumlarda, iyilik kavramı hakkında her insanın kendine göre farklı fikirleri vardır. Oysa Allah Kuran'da iyiliğin gerçek tanımını insanlara şöyle bildirmiştir:</text:p>
      <text:p text:style-name="P28">Yüzlerinizi doğuya ve batıya çevirmeniz iyilik değildir. Ama iyilik, Allah'a, ahiret gününe, meleklere, Kitab'a ve peygamberlere iman eden; mala olan sevgisine rağmen, onu yakınlara, yetimlere, yoksullara, yolda kalmışa, isteyip-dilenene ve kölelere veren; namazı dosdoğru kılan, zekatı veren ve ahidleştiklerinde ahidlerine vefa gösterenler ile zorda, hastalıkta ve savaşın kızıştığı zamanlarda sabredenler(in tutum ve davranışlarıdır). İşte bunlar, doğru olanlardır ve müttaki olanlar da bunlardır. (Bakara Suresi, 177)</text:p>
      <text:p text:style-name="P28">... ama iyilik sakınan(ın tutumudur)... (Bakara Suresi, 189)</text:p>
      <text:p text:style-name="P21">Kuran ahlakından habersiz yaşayan kimi insanların, kendilerini "iyiliksever" ya da "temiz kalpli" gösterme çabaları, temelde kendi vicdanlarını rahatlatmaya ve insanların beğenisini kazanmaya yönelik hareketlerdir. Bu kişiler herhangi birine iyilik yapacakları zaman çoğunlukla bu işin karşılığında ellerine ne geçeceğini düşünürler. Yardıma ihtiyacı olan kişi maddi imkanları yerinde olan biriyse, daha sonra bu kimsenin kendilerine sağlayabileceği menfaatleri gözönüne alarak, hemen harekete geçerler. Çevresinde pek söz sahibi olmayan veya maddi imkanları yetersiz olan birine yardım etmeleri gerektiğinde ise, hemen kar–zarar hesabı yaparlar. Böyle bir durumda yardım etmekte ve iyilik yapmakta zorlanırlar; çünkü karşılık olarak alabilecekleri pek bir şey yoktur. Bu yüzden yapacakları iyiliği ağırdan alır, isteksiz ve ilgisiz bir tavır sergilerler veya hiç yapmazlar. </text:p>
      <text:p text:style-name="P18"><text:span text:style-name="T3">Bunların yanı sıra, kimi insanlar da daha çok istekte bulunabilmek için iyilik yaparlar. İyilikte bulunurken, Allah'ın rızasını kazanma amacıyla değil, insanlardan ya da dünya hayatının menfaatlerinden daha fazla yararlanabilme gayesiyle hareket ederler. Oysa iman sahibi bir insan iyiliği, karşılığını yalnızca <text:s/>Allah'tan umarak ihlasla yapar. Her davranışında olduğu gibi, iyilik yaptığındaki amacı da yine yalnızca Allah'ın rızasını kazanabilmektir. Rabbimiz bu ihlaslı tavırlarına karşılık olarak, müminler için yaptıklarının </text:span><text:span text:style-name="T4">'daha güzeli ve fazlası'</text:span><text:span text:style-name="T3"> olduğunu bildirmiştir: </text:span></text:p>
      <text:p text:style-name="P26"><text:span text:style-name="T5">Kim bir iyilikle gelirse, kendisine bunun on katı vardır,</text:span><text:span text:style-name="T3"> kim bir kötülükle gelirse, onun mislinden başkasıyla cezalandırılmaz ve onlar haksızlığa uğratılmazlar. (Enam Suresi, 160)</text:span></text:p>
      <text:p text:style-name="P26"><text:span text:style-name="T3">De ki: "Ey iman eden kullarım, Rabbiniz'den sakının. Bu </text:span><text:span text:style-name="T5">dünyada iyilik edenler için bir iyilik vardır.</text:span><text:span text:style-name="T3"> Allah'ın arzı geniştir. Ancak sabredenlere ecirleri hesapsızca ödenir." (Zümer Suresi, 10)</text:span></text:p>
      <text:p text:style-name="P28">Güzellik yapanlara daha güzeli ve fazlası vardır. Onların yüzlerini ne bir karartı sarar, ne bir zillet, işte onlar cennetin halkıdırlar; orada süresiz kalacaklardır. (Yunus Suresi, 26)</text:p>
      <text:p text:style-name="P26"><text:span text:style-name="T3">Göklerde ve yerde olanlar Allah'ındır; öyle ki, kötülükte bulunanları, yaptıkları dolayısıyla cezalandırır, </text:span><text:span text:style-name="T5">güzel davranıﬂta bulunanları da daha güzeliyle ödüllendirir.</text:span><text:span text:style-name="T3"> (Necm Suresi, 31)</text:span></text:p>
      <text:p text:style-name="P21"/>
      <text:h text:style-name="P10" text:outline-level="3">Dostluk</text:h>
      <text:p text:style-name="P18"><text:span text:style-name="T3">Allah Kuran'ın </text:span><text:span text:style-name="T4">"Kim Rahman (olan Allah)ın zikrini görmezlikten gelirse, Biz bir şeytana onun 'üzerini kabukla bağlattırırız'; artık bu, onun bir yakın dostudur.</text:span><text:span text:style-name="T3">" (Zuhruf Suresi, 36) ayetiyle, Allah'ın dininden yüz çeviren insanların şeytanın dostu haline geldiklerini bildirmektedir. Bir başka ayette ise bu gerçek </text:span><text:span text:style-name="T4">"Biz gerçekten </text:span><text:soft-page-break/><text:span text:style-name="T4">şeytanları, inanmayacakların dostları kıldık."</text:span><text:span text:style-name="T3"> (Araf Suresi, 27) sözleriyle haber verilmiştir. Şeytan, dost edindiği kimseleri etkisi altına almakta ve onları kendi çirkin ahlakı doğrultusunda yönlendirmektedir. </text:span></text:p>
      <text:p text:style-name="P18"><text:span text:style-name="T3">Allah'ın rızası ve hoşnutluğu yerine şeytanın dostluğunu kazanan kimseler, Allah'ın insanlar için yarattığı pek çok nimetten mahrum kalırlar. Bu nimet kayıplarından biri hiç kimseyle gerçek anlamda dost olamamalarıdır. Dostluk, Kendisi'ni dost edinenlere Rabbimiz'in verdiği bir nimettir. Kuran'da </text:span><text:span text:style-name="T4">"Sizin dostunuz (Veliniz), ancak Allah, O'nun elçisi, rüku' ediciler olarak namaz kılan ve zekatı veren müminlerdir." </text:span><text:span text:style-name="T3">(Maide Suresi, 55) ayetiyle haber verildiği gibi, Allah bu kimselere salih müminlerin dostluğunu nasip eder. </text:span></text:p>
      <text:p text:style-name="P21">Şeytanın dostluğu ise, insanı daima yalnız bırakır. Çünkü, şeytan dost edindiği kimselere yalanı, fıskı, isyanı, kötülüğü, inkarı, kini ve nefreti hoş gösterir. Şeytanın etkisindeki bir kimse, çevresindekilere karşı böyle bir ahlak anlayışı ile yaklaşır. Genellikle öncelikli olarak kendi menfaatlerini göz önünde bulundurarak hareket eder; daima kendisini düşünür; en iyi arkadaşı daima kendisidir. Bu nedenle söz konusu kişilerin Kuran'da kastedilen manada gerçek ve kalıcı dostluklar kurmaları mümkün olmaz..</text:p>
      <text:p text:style-name="P21">Kuran ahlakının yaşanmadığı bir toplulukta, insanların yardım isteyebilecekleri, işlerini, mal mülk gibi değerli eşyalarını ya da paralarını emanet edebilecekleri, sır verebilecekleri güvenilir ve candan bir dost bulmaları çok zordur. Dahası bu durumu o kadar kabullenmişlerdir ki, bunu adeta hayatın değişmez bir kuralı olarak görmektedirler.</text:p>
      <text:p text:style-name="P21">Böylesine güvensiz bir ortamda insanların rahat ve huzurlu olmaları ise mümkün değildir. Çünkü, kendilerine karşı dost gibi görünen kişiler bile, aslında yalnızca menfaat peşinde olabilmektedirler. Bu nedenle karşılarındaki kişilere olan bakış açıları da dostluktan çok uzaktır. Birbirlerinin işine, arabasına, evine kısaca tüm imkanlarına kıskanarak bakabilir; onlardan üstün konuma gelme hırsına kapılabilirler. Bunun için, en küçük bir fırsatı bile kaçırmadan birbirlerinin eksiklerini bulmaya ve birbirlerine üstünlük sağlamaya çalışırlar. </text:p>
      <text:p text:style-name="P21">Bu çarpık anlayışla hareket eden kimseler son derece güvensiz ve samimiyetsiz bir ortam içerisinde yaşadıklarının ve gerçek anlamda kimseyle dost olamadıklarının farkındadırlar. Ancak çözümü Allah'ın kendileri için seçip beğendiği Kuran ahlakını yaşamakta aramadıkları için, bu durumdan kurtulamazlar. Doğru yola yönelmeyen bu insanların ahirette de hiçbir dostları olmayacaktır. Dünyada yaşadıkları huzursuz, samimiyetsiz, güvensiz ortam ahirette çok daha fazlasıyla karşılarına çıkacaktır. Dünya hayatında şeytanı dost edinenlerin ahiretteki konumunu Rabbimiz şöyle bildirmiştir:</text:p>
      <text:p text:style-name="P28">"Bundan dolayı bugün, kendisine hiçbir sıcak dost yoktur." (Hakka Suresi, 35)</text:p>
      <text:p text:style-name="P28">Artık onlar ve azgınlar onun içine dökülüverilmiştir. Ve İblis'in bütün orduları da. Orada birbirleriyle çekişip tartışarak derler ki: "Andolsun Allah'a, biz gerçekten apaçık bir sapıklık içindeymişiz, çünkü sizi (yalancı olanları) alemlerin Rabbiyle eşit tutuyorduk. Bizi suçlu-günahkarlardan başka saptıran olmadı." Artık bizim için ne bir şefaatçi var, ne de candan-yakın bir dost." (Şuara Suresi, 94-101)</text:p>
      <text:p text:style-name="P18"><text:span text:style-name="T3">İman edenlerin birbirleriyle olan dostlukları ise çok sağlam ve süreklidir. Çünkü müminleri biraraya getiren, onları birbirleriyle dost kılan, Allah'a olan samimi imanları ve Allah korkularıdır. Rabbimiz'in bir ayette </text:span><text:span text:style-name="T4">"Allah'ın ipine hepiniz sımsıkı sarılın. Dağılıp ayrılmayın. Ve Allah'ın sizin üzerinizdeki nimetini hatırlayın. Hani siz düşmanlar idiniz. </text:span><text:span text:style-name="T6">O, kalplerinizin arasını uzlaﬂtırıp-ısındırdı ve siz O'nun nimetiyle kardeﬂler olarak sabahladınız. </text:span><text:span text:style-name="T4">Yine siz, tam ateş çukurunun kıyısındayken, oradan sizi kurtardı. Umulur ki hidayete erersiniz diye, Allah, size ayetlerini böyle açıklar." </text:span><text:span text:style-name="T3">(Al-i İmran Suresi, 103) sözleriyle bildirdiği gibi, iman edenler birbirlerinin kardeşleridir. Bundan dolayı aralarındaki imana dayalı gerçek dostluk, Allah'ın izniyle hem dünyada hem de ahiret hayatında sonsuza kadar devam eder.</text:span></text:p>
      <text:p text:style-name="P28"><text:soft-page-break/>Kim Allah'a ve Resul'e itaat ederse, işte onlar Allah'ın kendilerine nimet verdiği peygamberler, doğrular (ve doğrulayanlar), şehidler ve salihlerle beraberdir. Ne iyi arkadaştır onlar? (Nisa Suresi, 69)</text:p>
      <text:p text:style-name="P21"/>
      <text:h text:style-name="P10" text:outline-level="3">Sabır </text:h>
      <text:p text:style-name="P21">Kuran ahlakının yaşanmadığı topluluklarda, olaylar karşısında aşırı tepkiler vermeyip sakin davranmayı tercih edenler genellikle sabırlı kişiler olarak tanımlanırlar. Oysa bu kimseler de beklenmedik olaylarla karşılaştıklarında itidalli tavırlarından kolaylıkla taviz verebilirler. Herkesin sakin ve sabırlı biri olarak bildiği bir kişi, bir anda saldırgan, asabi ve kontrol edilemez bir kişilik sergileyebilir. Çünkü gerçekte gösterdikleri tavır sahte bir "sabır" yani "tahammül"dür. </text:p>
      <text:p text:style-name="P21">Tahammül ile sabır birbirinden tamamen ayrı kavramlardır. Tahammülün belli bir sınırı vardır ve bu sınır kişiden kişiye değişir. Bu sınır aşıldığında kişinin itidalli ve sakin tavrı, yerini çeşitli tavır bozukluklarına bırakır. Sabır ise Allah korkusundan kaynaklanan, olaylara ve şartlara göre değişkenlik göstermeyen bir ahlak özelliğidir. İnsanların, zorluk ve sıkıntılar karşısında sabredebilmeleri, ancak Allah'ın sonsuz gücünü kavramakla, O'nun yarattığı her olaya hayır gözüyle bakıp tevekkül etmekle mümkün olur. Dolayısıyla gerçek sabır iman edenlere özgü bir özelliktir ve Kuran ahlakını yaşamayan kimselerin güç yetiremeyecekleri bir ahlaki güzelliktir.</text:p>
      <text:p text:style-name="P21">Kuran'da müminlerin sabırlı ve tevekküllü olduklarına şöyle dikkat çekilmiştir:</text:p>
      <text:p text:style-name="P28">Onlar sabredenler ve Rablerine tevekkül edenlerdir. (Nahl Suresi, 42)</text:p>
      <text:p text:style-name="P28">Ve onlar, Rablerinin yüzünü (hoşnutluğunu) isteyerek sabrederler... (Rad Suresi, 22) </text:p>
      <text:p text:style-name="P21"/>
      <text:h text:style-name="P10" text:outline-level="3">Adalet</text:h>
      <text:p text:style-name="P21">Allah Kuran'da insanlar arasındaki üstünlüğün yalnızca takvaya dayalı olduğunu bildirmiştir. (Hucurat Suresi, 13) İman, Allah korkusu ve güzel ahlak gibi önemli özelliklerin gözardı edildiği topluluklarda ise, üstünlük ölçüleri çok farklıdır. Bu kimseler üstünlüğün toplumun önde gelenlerinden olmakla, mal mülk edinip, itibarlı ya da şöhretli bilinmekle elde edilebileceğini sanırlar. Bu bakış açısı toplum fertlerinin birçoğu tarafından kabullenildiği için, genelde fazla malı-mülkü olmayan kişiler; zengin ve çevresi geniş olan kimselerin yanında pek söz sahibi olamazlar. Böyle bir toplumda insanların çevrelerindeki kişilere gösterdikleri tavırlar, aldıkları kararlar, olayları değerlendirme şekilleri, çıkardıkları sonuçlar hep bu bakış açılarıyla doğru orantılıdır. Dolayısıyla bu düşünceyle hareket eden kimseler arasında gerçek bir adalet anlayışından bahsetmek de mümkün olmaz.</text:p>
      <text:p text:style-name="P21">İman sahibi kimseler arasında ise böyle bir durum söz konusu olmaz. Her zaman Allah'ın Kuran'da bildirdiği ahlakı ölçü alarak hareket ederler. Bundan dolayı daima hakkı ve adaleti ön planda tutarlar. İnsanları sahip oldukları dünyevi değerlere göre değil, Allah'tan gereği gibi korkup sakınmalarına, güzel ahlaklarına göre değerlendirirler. Güçlü ya da imkan sahibi olandan yana değil, daima haklıdan ve haktan yana olan bir tavır sergilerler. Kendilerinin veya yakınlarının aleyhinde bile olsa, adaletten taviz vermezler. Dünyevi kıstaslarla karar vermez, Allah'ın emrettiği şekilde hareket ederler. Allah, adalet konusundaki ölçüyü Kuran'da şöyle bildirmiştir: </text:p>
      <text:p text:style-name="P28">Ey iman edenler, kendiniz, anne-babanız ve yakınlarınız aleyhine bile olsa, Allah için şahitler olarak adaleti ayakta tutun. (Onlar) ister zengin olsun, ister fakir olsun; çünkü Allah onlara daha yakındır. Öyleyse adaletten dönüp heva (tutkuları)nıza uymayın. Eğer dilinizi eğip büker (sözü geveler) ya da yüz çevirirseniz, şüphesiz Allah, yaptıklarınızdan haberi olandır. (Nisa Suresi, 135) </text:p>
      <text:p text:style-name="P21"><text:soft-page-break/></text:p>
      <text:h text:style-name="P10" text:outline-level="3">Sonuç</text:h>
      <text:p text:style-name="P21">Bu bölümde inkarcılarla ilgili olarak anlatılanlar, dünya hayatını esas alan kimselerin hayata yönelik çarpık bakış açılarının sadece küçük bir bölümünü yansıtmaktadır. Bu insanların yaşamlarındaki ana mantık, her zaman için yalnızca dünya hayatının menfaatlerini düşünerek hareket etmeleridir. Ahiretin varlığını ve orada nasıl bir durumla karşılaşacaklarını ise hiçbir şekilde akıllarına getirmek istemezler. Ölüm ve ahiret konusu kendilerine hatırlatıldığında ise, genellikle çeşitli bahanelerle düşünmekten kaçarlar. Yaşadıkları bu dünyanın yalnızca geçici bir imtihan yeri olduğunu; eşlerinin, çocuklarının, ailelerinin, sahip oldukları evlerin, arabaların; kısacası çevrelerindeki herşeyin bu imtihanın bir parçası olduğunu anlamaya yanaşmazlar. Çünkü bunu kabullenmeleri, geçici bir dünyanın metaları için boş yere hırslandıklarını da kabullenmeleri anlamına gelecektir. Kuran'da insanların bu gerçeği kabullenmemek için ahireti inkar ettikleri şöyle bildirilmektedir:</text:p>
      <text:p text:style-name="P28">Muhakkak, bunlar da diyorlar ki: “(Bütün herşey) Bizim yalnızca ilk ölümümüzdür; biz yeniden diriltilip-kaldırılacak değiliz. Eğer doğru sözlüyseniz, şu halde atalarımızı getirin bakalım.” (Duhan Suresi, 34-36)</text:p>
      <text:p text:style-name="P21">Bu kimseler ahirette dünya hayatındayken inkar ettikleri gerçeklerle karşılaştıklarında büyük ve geri dönüşü olmayan bir pişmanlığa kapılacaklardır. Allah, inkar edenlerin ahirette bu gerçeği fark ettiklerinde pişmanlıklarını şöyle dile getireceklerini bildirmiştir:</text:p>
      <text:p text:style-name="P28">Ve derler ki: “Eğer dinlemiş olsaydık ya da akıl etmiş olsaydık, şu çılgınca yanan ateşin halkı arasında olmayacaktık.” (Mülk Suresi, 10)</text:p>
      <text:p text:style-name="P21">Ayette belirtilen pişmanlığı yaşamamak için, her insan ölümle karşılaşmadan önce mutlaka bu gerçekleri düşünmeli ve hayatını Allah'ın razı olacağı şekilde yönlendirmelidir. Yaşadığımız dünyanın geçiciliğini kavramalı, hayatının her anını bu şuurla değerlendirmelidir. </text:p>
      <text:p text:style-name="P21">Peygamber Efendimiz (sav) bir hadisinde ahiret için hazırlık yapılmasının önemi ve ölümle ilgili olarak şöyle buyurmaktadır:</text:p>
      <text:p text:style-name="P17">"Ölümü en çok zikreden ve kendilerine gelmezden önce onun için en iyi hazırlığı yapanlardır. İşte akıllılar bunlardır." (Hz. Enes r.a.: Ibnu Mace, Zuhd 31, Kütüb-i Sitte, 16. Cilt , Sf. 330)</text:p>
      <text:p text:style-name="P21"/>
      <text:h text:style-name="P29" text:outline-level="2">SAHTE DÜNYANIN ATEŞE ÇAĞIRAN ÖNDE GELENLERİ </text:h>
      <text:p text:style-name="P18"><text:span text:style-name="T3">Tarih boyunca her toplumun inkar edenleri arasında; çevrelerindeki insanları yönlendiren, bu kimseler tarafından örnek alınan, hayatlarına özenilen birtakım kişiler olmuştur. Allah'a isyan eden ve O'nun ayetlerini yalanlayan bu kimseler, sahip oldukları imkanları, insanları Allah'ın yolundan saptırmak için kullanmışlardır. Allah Kuran'da bu insanları, </text:span><text:span text:style-name="T4">"ateşe çağıran önderler"</text:span><text:span text:style-name="T3"> (Kasas Suresi, 41) olarak adlandırmıştır. </text:span></text:p>
      <text:p text:style-name="P18"><text:span text:style-name="T3">Kuran'da geçmiş dönemlerde yaşadıkları bildirilen Firavun ve Karun böyle kimselerdendir. Allah</text:span><text:span text:style-name="T4"> "... Onlar Firavun'un emrine uymuşlardı. Oysa Firavun'un emri doğruya-götürücü (irşad edici) değildi. </text:span><text:span text:style-name="T6">O, kıyamet günü kavminin önderliğine geçer, böylece onları ateﬂe götürmüﬂ olur.</text:span><text:span text:style-name="T4"> Sonunda vardıkları yer, ne kötü bir yerdir."</text:span><text:span text:style-name="T3"> (Hud Suresi, 97-98) ayetleriyle Firavun'un kıyamet gününde kavmini ateşe götürmeye önderlik edeceğini haber vermiştir. </text:span></text:p>
      <text:p text:style-name="P18"><text:soft-page-break/><text:span text:style-name="T3">Kendilerinden sonraki tüm toplumlar için önemli birer ibret vesilesi olan Firavun ve Karun'un ortak özelliği, çok büyük bir zenginliğe sahip olmaları, ancak bu imkanlarını şeytanın yolunda kullanmalarıdır. Bunun sonucunda her ikisi de Allah'ın azabıyla karşılaşmışlardır. Çünkü insanların dünya hayatında sahip oldukları hiçbir şey; ne zenginlikleri ne yakın dostları ne de toplumdaki itibarları onları, Allah'ın dünyada ve ahirette vereceği azaptan kurtarabilir. Dolayısıyla bu gibi insanların dünya hayatında inkardan yana gösterdikleri çaba, yalnızca kendi aleyhlerinedir. Allah Kuran'da, Firavun ve Karun gibi </text:span><text:span text:style-name="T4">"refah içerisinde şımaran önde gelen"</text:span><text:span text:style-name="T3"> kimselerin dünya hayatında yaptıklarıyla "ancak kendilerine yönelik bir düzen kurduklarını" bildirmektedir:</text:span></text:p>
      <text:p text:style-name="P26"><text:span text:style-name="T3">Böylece Biz, her ülkenin önde gelenlerini -orada hileli- düzenler kursunlar diye- oranın suçlu-günahkarları kıldık. </text:span><text:span text:style-name="T5">Oysa onlar, hileli-düzeni ancak kendilerine kurarlar da bunun ﬂuuruna varmazlar.</text:span><text:span text:style-name="T3"> (Enam Suresi, 123)</text:span></text:p>
      <text:p text:style-name="P21">Sahip olduğu mal mülk ile övünen ve Allah'a karşı büyüklenen Karun da yıkıma uğramış; sahip oldukları ona hiçbir fayda sağlamamıştır. Kuran'da Karun'un durumu şöyle haber verilmiştir:</text:p>
      <text:p text:style-name="P28">Dedi ki: "Bu, bende olan bir bilgi dolayısıyla bana verilmiştir." Bilmez mi, ki gerçekten Allah, kendisinden önceki nesillerden kuvvet bakımından kendisinden daha güçlü ve insan-sayısı bakımından daha çok olan kimseleri yıkıma uğratmıştır. Suçlu-günahkarlardan kendi günahları sorulmaz. (Kasas Suresi, 78)</text:p>
      <text:p text:style-name="P21">Aynı şekilde Firavun'un sahip olduğu hükümranlık da, Allah'ın azabı karşısında ona bir fayda sağlamamış; Allah Firavun'u, sarayını, tüm mülkünü ve ordusunu helak etmiştir:</text:p>
      <text:p text:style-name="P28">... Firavun ve kavminin yapmakta oldukları ve yükselttiklerini (köşklerini, saraylarını) da yerle bir ettik. (Araf Suresi, 137)</text:p>
      <text:p text:style-name="P28">Firavun ailesinin ve onlardan öncekilerin gidiş tarzı gibi. Onlar, Rablerinin ayetlerini <text:s/>yalanladılar; Biz de günahları dolayısıyla onları helak ettik. Firavun ordusunu suda boğduk. Onların tümü zulmeden kimselerdi. (Enfal Suresi, 54)</text:p>
      <text:p text:style-name="P21">Tüm bu ayetler, dünya hayatında ne kadar güç veya imkan sahibi olsa da; Allah'ın kudreti karşısında tüm insanların büyük bir acizlik içerisinde olduklarını göstermektedir. Ancak kimi insanlar dünyanın sahte yüzünü görememeleri sebebiyle, yaşadıkları toplumların önde gelenlerini gözlerinde çok fazla büyütürler. Kimi zaman, sırf zenginlikleri nedeniyle hayranlık duydukları kimselerin yanlış tavırlarına özenip, onları kendilerine örnek alır, hatta onları taklit etmeye çalışırlar. Böyle bir kişinin yanlış davranışlarını -toplumun genel anlayışına ters düşse bile- makul karşılayabilir hatta destekleyebilirler. Karun'un çevresindeki insanlar da bu bakış açısına sahiplerdi. Kuran'da bu kimselerin Karun'un sahip olduğu imkanlara özenerek şöyle söyledikleri bildirilmektedir:</text:p>
      <text:p text:style-name="P28">Böylelikle kendi ihtişamlı-süsü içinde kavminin karşısına çıktı. Dünya hayatını istemekte olanlar: "Ah keşke, Karun'a verilenin bir benzeri bizim de olsaydı. Gerçekten o, büyük bir pay sahibidir" dediler. (Kasas Suresi, 79)</text:p>
      <text:p text:style-name="P18"><text:span text:style-name="T3">Görüldüğü gibi yaşadıkları toplumlar üzerinde olumsuz bir etkiye sahip olan </text:span><text:span text:style-name="T4">"kavmin inkarda önde gidenleri",</text:span><text:span text:style-name="T3"> çevrelerindeki insanları da şeytanın inkarcı sistemini yaşamaya çağırmış, ellerindeki imkanları bu kimseleri de kendileriyle birlikte azaba sürüklemek için kullanmışlardır. Oysa Allah her insanı samimi imanı yaşamakla ve çevresindekileri de doğruya çağırıp, onları da kötülüklerden sakındırmakla yükümlü kılmıştır. Aksi, kişiye Allah Katında ve ahirette büyük sorumluluklar yükleyecektir. Allah, insanlara güzel örnek olup hayra çağırmak yerine, onları inkara sürükleyen kimselerin ahirette kendi günahlarının yanında onların günahlarını da yüklenebileceklerini bildirmiştir: </text:span></text:p>
      <text:p text:style-name="P28"><text:soft-page-break/>Kıyamet gününde kendi günahlarının tümünü ve bilgisizce saptırdıklarının günahlarının bir kısmını yüklenmeleri için. Bak, ne kötü yük yükleniyorlar. (Nahl Suresi, 25)</text:p>
      <text:p text:style-name="P21">Dünya hayatında sırf zenginlikleri, itibarları ya da toplumda sağladıkları üstünlükleri nedeniyle kendilerine örnek alıp tabi oldukları insanların ahiretteki gerçek konumlarını görenler, amansız bir pişmanlığa kapılacaklardır. Güçlü ve üstün olduğunu sandıkları bu kimselerin acizlik ve çaresizlik içerisinde olduklarını anlayacaklardır. </text:p>
      <text:p text:style-name="P21">Dünya hayatında medet umdukları gibi ahirette de onlardan yardım isteyecek, kendilerini sonsuz cehennem azabından kurtarmalarını talep edeceklerdir. Sahip oldukları imkanlar nedeniyle büyüklenip Allah'ı inkar eden kimseler ise, Allah'ın kudreti karşısında hiçbir şeye güç yetiremediklerini dile getireceklerdir. Allah inkar edenler arasında geçen bu konuşmayı Kuran'da şöyle bildirmektedir:</text:p>
      <text:p text:style-name="P28">Ateşin içinde, iddialar öne sürüp karşılıklı tartışırlarken zayıf olanlar, büyüklenen (müstekbir)lere derler ki: "Gerçekten biz, size uymuş (tebaanız) olan kimselerdik. Şimdi siz, ateşten bir parçasını olsun, bizden uzaklaştırabilir misiniz?" (Mümin Suresi, 47)</text:p>
      <text:p text:style-name="P28">Büyüklenen (müstekbir)ler derler ki: "Biz hepimiz (ateşin) içindeyiz; gerçekten Allah, kullar arasında hüküm verdi (artık)." (Mümin Suresi, 48)</text:p>
      <text:p text:style-name="P18"><text:span text:style-name="T3">Allah'ın Kuran'da verdiği tüm bu bilgiler, dünya hayatında </text:span><text:span text:style-name="T4">"ateşe çağıran önderlerin"</text:span><text:span text:style-name="T3"> nasıl büyük bir sorumluluk yüklendiklerini ve ahirette nasıl bir azapla karşılık göreceklerini açıkça ortaya koymaktadır. Bu gerçeklerin bilincine varan bir insanın yapması gereken ise, dünya hayatında sahip olduğu tüm imkanları Allah'ın rızasını, rahmetini ve cennetini kazanabilmek için kullanmak olmalıdır. Allah müminlerin bu konudaki dualarını şöyle haber vermiştir:</text:span></text:p>
      <text:p text:style-name="P28">"Ve onlar: "Rabbimiz, bize eşlerimizden ve soyumuzdan, gözün aydınlığı olacak (çocuklar) armağan et ve bizi takva sahiplerine önder kıl," diyenlerdir." (Furkan Suresi, 74) </text:p>
      <text:p text:style-name="P21">Allah, insanlara örnek olup hayır için yarışanların öne geçeceklerini, Rabbimiz'e yakınlaştırılıp cennetle ödüllendirileceklerini bildirerek bu ahlakı gösteren kimseleri müjdelemiştir:</text:p>
      <text:p text:style-name="P28">Yarışıp öne geçenler de, öne geçmiş öncülerdir. İşte onlar, yakınlaştırılmış (mukarreb) olanlardır. Nimetlerle-donatılmış cennetler içinde. (Vakıa Suresi, 10-12)</text:p>
      <text:p text:style-name="P21"/>
      <text:p text:style-name="P21"/>
      <text:h text:style-name="P6" text:outline-level="1">DÜNYA NİMETLERİNİN GEÇİCİLİĞİNİ FARK EDEN MÜMİNLERİN HAYATI</text:h>
      <text:p text:style-name="P21"/>
      <text:p text:style-name="P18"/>
      <text:p text:style-name="P18">Önc<text:span text:style-name="T3">eki bölümlerde geçici dünyanın süsüne aldanan insanların tavırlarını, bunların sebeplerini ortaya koymuş, örnekler vererek inananlar ile inkar edenler arasındaki farklılıklara değinmiştik. Bu bölümde ise müminlerin sahip olduğu kavrayış gücünü ve yaşadıkları üstün ahlakı daha detaylı olarak anlatacağız. </text:span></text:p>
      <text:p text:style-name="P21"/>
      <text:h text:style-name="P29" text:outline-level="2">ALLAH'IN RAZI OLACAĞI HAYAT TARZINI BENİMSEMİŞLERDİR</text:h>
      <text:p text:style-name="P21">İman edenler, dünya hayatının bir denemeden ibaret olduğunu, dünya nimetlerinin bu imtihanın gereği olarak insanlara çekici kılındığını bilirler. Tüm bu nimetlerin geçiciliğinin farkında olduklarından, asıl gerçek olan ebedi hayatlarına, cennete kavuşabilmek için çaba harcarlar. Rabbimiz, rahmeti dolayısıyla, ahiret için çaba harcayan kullarını dünya hayatının nimetlerinden de en güzel şekilde yararlandırır.</text:p>
      <text:p text:style-name="P18"><text:span text:style-name="T3">Allah Kuran'da insanlara nasıl bir yaşam sürmeleri ve nasıl bir ahlakta olmaları gerektiğini bildirmiştir. Kuran'ın </text:span><text:span text:style-name="T4">"Ben, cinleri ve insanları yalnızca Bana ibadet etsinler diye yarattım."</text:span><text:span text:style-name="T3"> (Zariyat Suresi, 56) ayetiyle bildirildiği üzere yaratılış amacının Allah'a kulluk etmek olduğunu kavrayan kimse, Kuran'ı ve sünneti rehber edinerek dünyada da ahirette de en doğru yola ulaşır. Dünya hayatındaki tüm imkanlarını Rabbimiz'i hoşnut kılmak ve O'nun hidayetine erişmek için kullanır. Bunun sonucunda Allah'ın beğendiği ahlakı kazanmış ve O'nun razı olacağı bir hayat yaşamış olur. Allah Kuran'da müminlerin bu ahlakını </text:span><text:span text:style-name="T4">"Allah'a çağıran, salih amelde bulunan ve: "Gerçekten ben Müslümanlardanım" diyenden daha güzel sözlü kimdir?"</text:span><text:span text:style-name="T3"> (Fussilet Suresi, 33) sözleriyle övmüştür.</text:span></text:p>
      <text:p text:style-name="P21">Müminler gösterdikleri bu üstün ahlak nedeniyle, inkar edenlerin sıkıntılı hayatlarının tam aksine çok güzel bir hayat yaşarlar. Yaptıkları her işten, ellerindeki her nimetten büyük zevk alır, Allah'ın karşılarına çıkardığı her olaydan hoşnut olurlar. Dünya hayatını böyle mutluluk içinde yaşamalarının yanı sıra güzel tavırlarıyla çevrelerindeki insanlar için de bir nimet olurlar. İnsanlara karşı son derece duyarlı, yardımsever ve şefkatli bir tavır içerisindedirler. Annelerine babalarına, yetimlere, yoksullara, yolda kalmışlara, ihtiyaç içerisinde olan kimselere yalnızca Allah'ın hoşnutluğunu isteyerek yardım ederler. Müminlerin bu özelliği Kuran'da şöyle bildirilmiştir: </text:p>
      <text:p text:style-name="P28">Sana neyi infak edeceklerini sorarlar. De ki: 'Hayır olarak infak edeceğiniz şey, anne-babaya, yakınlara, yetimlere, yoksullara ve yolda kalmışadır. Hayır olarak her ne yaparsanız, Allah onu şüphesiz bilir.' (Bakara Suresi, 215)</text:p>
      <text:p text:style-name="P28">... Hayır olarak her ne infak ederseniz, kendiniz içindir. Zaten siz, ancak Allah'ın hoşnutluğunu istemekten başka infak etmezsiniz. Hayırdan her ne infak ederseniz -haksızlığa (zulme) uğratılmaksızın- size eksiksizce ödenecektir. (Bakara Suresi, 272)</text:p>
      <text:p text:style-name="P21"><text:soft-page-break/>Kuran ahlakını yaşayan müminlerin güzel tavırları yaşamın her anına yansır. Günlük hayatlarında karşılaştıkları adaletsiz durumlarda da, yine bu ahlaka uygun şekilde hareket ederler. Kendi menfaatlerinin zedeleneceği durumlarda dahi, haktan ve doğru olandan yana tavır koyarlar. </text:p>
      <text:p text:style-name="P18"><text:span text:style-name="T3">Aynı şekilde ticarette de son derece dürüst davranırlar. <text:s/>Allah korkuları nedeniyle, </text:span><text:span text:style-name="T4">"Ölçtüğünüz zaman ölçüyü tam tutun ve dosdoğru bir tartıyla tartın; bu, daha hayırlıdır ve sonuç bakımından daha güzeldir." </text:span><text:span text:style-name="T3">(İsra Suresi, 35) ayetiyle bildirildiği şekilde davranır, Allah'ın sınırlarını korumada son derece titiz olurlar.</text:span></text:p>
      <text:p text:style-name="P18"><text:span text:style-name="T3">Allah korkusu ve ahiret inancı olmayan kimseler arasında, ticaret yaşamında ve kurulan ortaklıklarda tarafların birbirlerini aldatmaya, haksız çıkar sağlamaya yönelik tavırlarına rastlamak olağandır. Kuran'da Allah Hz. Davud (as)'a kendisine gelen davacılara: </text:span><text:span text:style-name="T4">"... Doğrusu, (emek ve mali güçlerini) birleştirip katan (ortak)lardan çoğu, birbirlerine karşı tecavüz ederler; ancak iman edip salih amellerde bulunanlar başka. Onlar da ne kadar azdır..."</text:span><text:span text:style-name="T3"> (Sad Suresi, 24) şeklinde hitap ettiğini bildirmektedir. Bu ayetle inkar edenler arasında yaşanan bu güvensiz ve adaletsiz ortama dikkat çekilmiştir. İman edenlerin güzel davranışları, bulundukları her ortamda hemen fark edilir. Alçakgönüllü, bağışlayıcı ve hoşgörülü tavırları, kötülüklere iyilikle karşılık vermeleri müminlerin üstün ahlak özelliklerindendir. Allah, iman edenlerin kendilerine yapılan kötülüklere sabır ve iyilikle karşılık verdiklerini Kuran'da şöyle bildirmektedir: </text:span></text:p>
      <text:p text:style-name="P28">İşte onlar; sabretmeleri dolayısıyla ecirleri iki defa verilir ve onlar kötülüğü iyilikle uzaklaştırıp kendilerine rızık olarak verdiklerimizden infak ederler. (Kasas Suresi, 54)</text:p>
      <text:p text:style-name="P28">Kötülüğü en güzel olanla uzaklaştır; Biz, onların nitelendiregeldiklerini en iyi bileniz. (Müminun Suresi, 96)</text:p>
      <text:p text:style-name="P28">İyilikle kötülük eşit olmaz. Sen, en güzel olan bir tarzda (kötülüğü) uzaklaştır; o zaman, (görürsün ki) seninle onun arasında düşmanlık bulunan kimse, sanki sıcak bir dost(un) oluvermiştir. (Fussilet Suresi, 34)</text:p>
      <text:p text:style-name="P21">Müminler, olumsuz davranışlarla karşılaştıklarında affedici bir tavır gösterir, onlara örnek olacak, fayda sağlayacak, güzel ahlaka yöneltecek şekilde davranırlar. Allah Kuran'da razı olacağı bu ahlakı müminlere şöyle bildirmektedir:</text:p>
      <text:p text:style-name="P28">Sen af (veya kolaylık) yolunu benimse, (İslam'a) uygun olanı (örfü) emret ve cahillerden yüz çevir. (Araf Suresi, 199)</text:p>
      <text:p text:style-name="P28">Kötülüğün karşılığı, onun misli (benzeri) olan kötülüktür. Ama kim affeder ve ıslah ederse (dirliği kurup-sağlarsa) artık onun ecri Allah'a aittir. Gerçekten O, zalimleri sevmez. (Şura Suresi, 40)</text:p>
      <text:p text:style-name="P18"><text:span text:style-name="T3">Ahiret inancı olmayan insanlarda sıkça görülebilen alaycılık da müminlerin sakındıkları tavırlardandır. Allah'ın; "</text:span><text:span text:style-name="T4">Ey iman edenler, bir kavim (bir başka) kavimle alay etmesin, belki kendilerinden daha hayırlıdırlar; kadınlar da kadınlarla (alay etmesin), belki kendilerinden daha hayırlıdırlar. Kendi nefislerinizi (kendi kendinizi) yadırgayıp-küçük düşürmeyin ve birbirinizi 'olmadık-kötü lakaplarla' çağırmayın. İmandan sonra fasıklık ne kötü bir isimdir. Kim tevbe etmezse, işte onlar, zalim olanların ta kendileridir." </text:span><text:span text:style-name="T3">(Hucurat Suresi, 11) ayeti gereği, nasıl bir durum söz konusu olursa olsun, hiç kimseye karşı böyle bir tavır sergilemezler.</text:span></text:p>
      <text:p text:style-name="P21">Kuran ahlakının yaşandığı, Allah'tan korkan, ahireti düşünen ve kendilerine Rabbimiz'in rızasını kazanmayı amaç edinmiş kimselerden oluşan bir toplumda, huzurlu ve güvenli bir hayat hakim olur. İnsan fıtratına en uygun olan Kuran ahlakını kazanmış müminlerin tavırları herkes için güzel örnekler oluşturur. Bu tebliğ, -Allah'ın dilemesiyle- söz konusu kimselerin kalplerinin imana ısınmasına ve Kuran ahlakını benimsemelerine vesile olabilir.</text:p>
      <text:p text:style-name="P21"><text:soft-page-break/>Müminlerin böyle güzel bir ahlaka sahip olmalarını sağlayan en önemli sebeplerden biri Allah korkularıdır. Aynı zamanda da dünya hayatına Allah'ın emrettiği kadar değer vermeleri dolayısıyla hiçbir zaman hırs ve tutkuya kapılmazlar ve aşırı tavırlar göstermezler. Allah'ın hoşnut olacağını bildirdiği ahlakı en mükemmel şekilde yaşamak için gayret ederler. Allah'ın yeryüzünde yarattığı nimetlerin sadece denenmeleri için olduğunu, tüm bunların dünyanın sahte metaı olduğunu akıllarından çıkarmazlar. Bu kavrayışları sayesinde daima en güzel davranışları rahatlıkla sergileyebilirler. </text:p>
      <text:p text:style-name="P21"/>
      <text:h text:style-name="P29" text:outline-level="2">DÜNYANIN ÇEKİCİLİĞİNE ALDANMA AHİRET İÇİN ÇALIŞIRLAR</text:h>
      <text:p text:style-name="P21">İman edenler dünya hayatında sahip oldukları tüm nimetlerin gerçek sahibinin Allah olduğunu ve tüm bunları salih amellerde bulunabilmeleri için verdiğini bilirler. Bundan dolayı tüm imkanlarını Allah'a şükrederek ve O'nun rızası için kullanırlar. Rabbimiz, iman edenlerin şükredici tavırlarına karşılık olarak onların üzerindeki nimetini daha da artırarak mükafatlandıracağını müjdelemiştir:</text:p>
      <text:p text:style-name="P28">Rabbiniz şöyle buyurmuştu: 'Andolsun, eğer şükrederseniz gerçekten size artırırım ve andolsun, eğer nankörlük ederseniz, şüphesiz, Benim azabım pek şiddetlidir.' (İbrahim Suresi, 7)</text:p>
      <text:p text:style-name="P21">Dünya hayatının geçiciliğini kavrayan müminler için bu hayata ait hiçbir şey; ne sahip oldukları maddi imkanlar, ne işleri, ne eş-dostları onları Allah'ı anmaktan ve O'nun rızasını kazanacak işler yapmaktan alıkoyar. Allah müminlerin bu özelliklerini Nur Suresi'nde şöyle bildirmiştir: </text:p>
      <text:p text:style-name="P28">(Öyle) Adamlar ki, ne ticaret, ne alış-veriş onları Allah'ı zikretmekten, dosdoğru namazı kılmaktan ve zekatı vermekten 'tutkuya kaptırıp alıkoymaz'; onlar, kalplerin ve gözlerin inkılaba uğrayacağı (dehşetten allak bullak olacağı) günden korkarlar. (Nur Suresi, 37)</text:p>
      <text:p text:style-name="P21">İman eden bir kişi, Allah'tan başka bir İlah olmadığını, O'nun tüm varlıkların tek hakimi ve herşeyin üstünde, sonsuz güç sahibi olduğunu kavramıştır. Bu nedenle yalnızca Allah'tan korkar ve yalnızca O'nun rızasını hedefler. Yalnızca Allah'a ibadet eder, O'nun hükümlerini büyük bir titizlikle yerine getirir. Çünkü bilir ki bu hükümlerin her biri sayısız hikmetlerle doludur ve bunlara uymak kendisi için pek çok hayırlara vesile olacaktır.</text:p>
      <text:p text:style-name="P21">İnsan ahirette Allah'ın farz kıldığı, 5 vakit namaz, oruç, tesettür gibi ibadetlerini yerine getirip getirmediği konusunda sorgulanacaktır. Örneğin 5 vakit namaz büyük bir titizlikle, hiç aksatmadan, tam vaktinde, büyük bir şevk ve huşu ile yerine getirilmesi gereken bir ibadettir. Resulullah Efendimiz (sav), namaz kılmamanın ya da namaz vaktini geçirmenin ne kadar tehlikeli olduğunu mübarek hadis-i şerifinde şöyle bildirmiştir: </text:p>
      <text:p text:style-name="P17">İmam-i Sâfi ile Beyhakî'ye göre Peygamberimiz (sav): "Herhangi bir vakit namazı kılmaksızın vaktini geçirenler yuvası dağılmış, malını mülkünü elden kaçırmış gibidirler." buyuruyor. (Imam Gazali - Mükasefetü´l Kulub - Kalplerin Keşfi)</text:p>
      <text:p text:style-name="P21">Müminler Allah'ın rızasını kazanmak, Rabbimiz'e olan teslimiyetlerini ve boyun eğiciliklerini göstermek için ibadetleri büyük bir fırsat olarak görürler.</text:p>
      <text:p text:style-name="P18"><text:span text:style-name="T3">Allah bu dünyada kendilerine ne kadar çok nimet ve imkan verirse versin, iman edenler için bunların hiçbiri Allah'ın rızasını kazanmaktan daha önemli değildir. Çünkü Kuran'da, </text:span><text:span text:style-name="T4">"De ki: "Eğer babalarınız, çocuklarınız, kardeşleriniz, eşleriniz, aşiretiniz, kazandığınız mallar, az kar getireceğinden korktuğunuz ticaret ve hoşunuza giden evler, sizlere Allah'tan, O'nun Resulü'nden ve O'nun yolunda cehd etmekten (çaba harcamaktan) daha </text:span><text:soft-page-break/><text:span text:style-name="T4">sevimli ise, artık Allah'ın emri gelinceye kadar bekleyedurun. Allah, fasıklar topluluğuna hidayet vermez.</text:span><text:span text:style-name="T3">" (Tevbe Suresi, 24) ayetinin hükmüne göre, bunun kendilerini dünyada ve ahirette hüsrana uğratacağının şuurundadırlar. </text:span></text:p>
      <text:p text:style-name="P18"><text:span text:style-name="T3">Yine Kuran'ın </text:span><text:span text:style-name="T4">"Eğer insanlar (Allah'a karşı isyanda birleşip) tek bir ümmet olacak olmasaydı, Rahman'ı (Allah'ı) inkar edenlerin evlerine gümüşten tavanlar ve üzerinde çıkıp-yükselecekleri merdivenler yapardık. Evlerine kapılar ve üzerinde yaslanıp-dayanacakları koltuklar, Ve (daha nice) çekici-süsler (de verirdik). Bütün bunlar, yalnızca dünya hayatının metaıdır. Ahiret ise, Rabbinin Katında muttakiler </text:span><text:span text:style-name="T11">içindir."</text:span> (Zuhruf Suresi, 33-35) ayetleriyle hatırlatıldığı üzere, dünya nimetlerinin tüm ihtişamının gelip geçici olduğunu, iman edenler için <text:s text:c="2"/>Allah Katında nimetlerin en güzeli olduğunu bilirler.</text:p>
      <text:p text:style-name="P18"><text:span text:style-name="T10">R</text:span><text:span text:style-name="T3">abbimiz, dünya hayatının ahirete kıyasla sahteliğini kavrayarak yaşamlarını Allah'ın rızasını kazanmaya adayan kullarını eşsiz güzellikteki cennetle şöyle müjdelemektedir:</text:span></text:p>
      <text:p text:style-name="P28">İşte bunların karşılığı, Rablerinden bağışlanma ve içinde ebedi kalacakları, altından ırmaklar akan cennetlerdir. Yapıp-edenlere ne güzel bir karşılık. (Al-i İmran Suresi, 136)</text:p>
      <text:p text:style-name="P28">Hiç şüphesiz Allah, müminlerden -karşılığında onlara mutlaka cenneti vermek üzere- canlarını ve mallarını satın almıştır. Onlar Allah yolunda savaşırlar, öldürürler ve öldürülürler; (bu,) Tevrat'ta, İncil'de ve Kur'an'da O'nun üzerine gerçek olan bir vaaddir. Allah'tan daha çok ahdine vefa gösterecek olan kimdir? Şu halde yaptığınız bu alışverişten dolayı sevinip-müjdeleşiniz. İşte 'büyük kurtuluş ve mutluluk' budur. (Tevbe Suresi, 111)</text:p>
      <text:p text:style-name="P21"/>
      <text:h text:style-name="P29" text:outline-level="2">DÜNYADA DA AHİRETTE DE MUTLUDURLAR</text:h>
      <text:p text:style-name="P21">Allah, Kuran ahlakına uygun bir hayat yaşayan müminlere dünyada ve ahirette güzel bir hayat yaşatacağını vaat etmiş; bunun büyük bir kurtuluş ve mutluluk olduğunu bildirmiştir: </text:p>
      <text:p text:style-name="P28">Müjde, dünya hayatında ve ahirette onlarındır. Allah'ın sözleri için değişiklik yoktur. İşte büyük 'kurtuluş ve mutluluk' budur. (Yunus Suresi, 64)</text:p>
      <text:p text:style-name="P28">... Kim Benim hidayetime uyarsa artık o şaşırıp sapmaz ve mutsuz olmaz. (Taha Suresi, 123)</text:p>
      <text:p text:style-name="P18"><text:span text:style-name="T3">Bu gerçeğin farkında olan müminler</text:span><text:span text:style-name="T4"> "Onlardan öylesi de vardır ki: 'Rabbimiz, bize dünyada da iyilik ver, ahirette de iyilik (ver) ve bizi ateşin azabından koru' der. İşte bunların kazandıklarına karşılık nasipleri vardır. <text:s text:c="2"/>Allah, hesabı pek seri görendir."</text:span><text:span text:style-name="T3"> (Bakara Suresi, 201-202) ayetleriyle bildirildiği gibi, dualarında Allah'tan kendilerini hem dünyada hem de ahirette mutlu kılmasını isterler.</text:span></text:p>
      <text:p text:style-name="P21">Müminler, dünyada ve ahirette Allah'ın sonsuz adaleti ve merhametiyle huzurlu, mutlu ve rahat olurlar. Allah, sadece Kendisi'ni İlah edindikleri ve şirk koşmadan iman ettikleri için, iman eden kullarına böyle bir güzellik verir. Rabbimiz Kuran'da, kendileri için seçip beğendiği ahlakı yaşadıkları takdirde iman eden kullarını dünya hayatında da nimetlendireceğini ve onları korkularından sonra güvenliğe sevk edeceğini şöyle bildirmiştir:</text:p>
      <text:p text:style-name="P28">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21"><text:soft-page-break/>Bir başka ayette ise Allah'ın iman edenlere olan bu müjdesi şöyle bildirilmiştir: </text:p>
      <text:p text:style-name="P26"><text:span text:style-name="T3">(Allah'tan) Sakınanlara: 'Rabbiniz ne indirdi?' dendiğinde, 'Hayır' dediler. </text:span><text:span text:style-name="T5">Bu dünyada güzel davranıﬂlarda bulunanlara güzellik vardır; ahiret yurdu ise daha hayırlıdır. Takva sahiplerinin yurdu ne güzeldir. </text:span><text:span text:style-name="T3">(Nahl Suresi, 30)</text:span></text:p>
      <text:p text:style-name="P21"/>
      <text:h text:style-name="P6" text:outline-level="1">GERÇEK HAYATIN MEKANI: AHİRET </text:h>
      <text:p text:style-name="P21"/>
      <text:p text:style-name="P18"/>
      <text:p text:style-name="P18">Bu bölüme<text:span text:style-name="T3"> kadar, dünyanın geçici ve aldatıcı bir yer olduğu, sahte süslerle donatıldığı, bu geçici yerde insanların hareketlerini nelere göre belirlemeleri gerektiği üzerinde durduk. İnsanlar için asıl yaşanacak yerin, ahiretteki sonsuz hayat olduğunu anlattık. Bu bölümde ise ölümün ardından her insanın karşılaşacağı ve sonsuza dek yaşayacağı asıl mekanı olan ahiretin inananlar ve inkar edenler için ne kadar farklı olacağını anlatacağız.</text:span></text:p>
      <text:p text:style-name="P21"/>
      <text:h text:style-name="P29" text:outline-level="2">HERŞEYİN ASLI AHİRETTEDİR</text:h>
      <text:p text:style-name="P21">Kuran'da ahiret hayatının "asıl hayat" olarak tanımlanması, tüm insanların üzerinde düşünüp öğüt almaları gereken bir konudur. Kuran'daki bu ifade, dünya hayatında gerçek sandığımız herşeyin sanılandan çok daha farklı olduğunu ortaya koymaktadır. Yaşadığımız bu hayat, insanların bir ömür boyunca peşinden koştukları değerler, elde etmeye çalıştıkları tüm güzellikler ahiret ile kıyaslandığında "asıl olan" değil "sahte olan"dır; yani bu dünya Allah rızasını aramayan insanlar için sahte metalar, sahte hırslar, sahte başarılar, sahte sevgiler, sahte dostluklarla doludur. Müminler ise dünyada, cenneti ummanın mutluluğunu yaşayacak, ahirette de neşe, sevinç, mutluluk gibi duyguların "gerçeği" ve "eksilmeyeni" ile mükafatlandırılacaklardır. O halde böyle bir durum karşısında kişinin kendisine şu soruları sorması gerekir: </text:p>
      <text:p text:style-name="P21">Eğer bu dünyada bütün yaşadıklarım sahte ise ve bunların asıllarıyla yalnızca ahiret hayatında karşılaşacaksam, neden geçici ve aldatıcı olanlarla yetinip, bunlar için sonsuz ve gerçek olanları kaybedeyim? </text:p>
      <text:p text:style-name="P21">Neden hiç kaybolmayacak, ebediyen var olacak güzellikler için çaba harcamayayım? </text:p>
      <text:p text:style-name="P18"><text:span text:style-name="T3">İnsan samimiyetle kendisine bu soruları sorar ve aynı samimiyetle cevaplarsa, doğru olan için çaba harcayacak, dolayısıyla hem dünyada hem de ahirette mutlu bir yaşam sürecektir. Aklını kullanabilen her insanın bu sorulara vereceği cevap ise, elbette </text:span><text:span text:style-name="T4">'Bu dünyadaki en önemli amacım Allah'ın rızasına uymak ve ahirette sonsuza kadar sürecek olan gerçek hayatım için çaba harcamaktır'</text:span><text:span text:style-name="T3"> şeklinde olacaktır. Bu gerçeği görebilen bir insanın aynı mantıkla kendisine sorması gereken bir başka soru da, Kuran'da bildirilen ve elçi olarak gönderilen kişinin kavmine yönelttiği şu soru olmalıdır: </text:span></text:p>
      <text:p text:style-name="P28">"Bana ne oluyor ki, beni Yaratan'a kulluk etmeyecekmişim? Siz O'na döndürüleceksiniz." (Yasin Suresi, 22)</text:p>
      <text:p text:style-name="P18"><text:span text:style-name="T3">İnsanlar, sonunda Allah'a döndürülecekler ve ahirette herşeyin aslıyla karşılaşacaklardır. Bu nedenle insan Kuran'da </text:span><text:span text:style-name="T4">'asıl hayat' </text:span><text:span text:style-name="T3">olduğu bildirilen ahireti samimiyetle düşünmeli, sonsuz rahmeti ve lütfuyla insanlar için böyle büyük bir nimet bahşeden Rabbimiz'e şükrederek Kuran ahlakını yaşamalıdır.</text:span></text:p>
      <text:p text:style-name="P21"/>
      <text:h text:style-name="P29" text:outline-level="2"><text:soft-page-break/>AHİRETTE İNKARCILAR İÇİN ACI İNANANLAR İÇİN MUTLULUK YARATILMIŞTIR </text:h>
      <text:p text:style-name="P21">İnananların istek duydukları herşey ahirette en fazlasıyla yaratılmıştır. Cennet hayatında, nimet olarak sınırsız bir bolluk ve güzellik olacaktır. Aynı zamanda inananlar cennette manevi yönden de büyük bir haz yaşayacak, mutluluk, sevgi, neşe, huzur, güven gibi duyguları da dünya hayatındakilere kıyasla çok daha güçlü şekilde hissedeceklerdir. İnkarcılar içinse cehennem hayatındaki acılar ve azaplar en belirgin ve hissedilir şekilde yaşanacaktır. Allah Kuran'da inkarcıları acı bir azapla, iman edenleri ise nimetlerle dolu cennetlerle müjdelediğini bildirmiştir: </text:p>
      <text:p text:style-name="P28">Ona ayetlerimiz okunduğunda, sanki işitmiyormuş ve kulaklarında bir ağırlık varmış gibi, büyüklük taslayarak (müstekbirce) sırtını çevirir. Artık sen ona acı bir azap ile müjde ver. (Lokman Suresi, 7)</text:p>
      <text:p text:style-name="P28">Rableri onlara Katından bir rahmeti, bir hoşnutluğu ve onlar için, kendisine sürekli bir nimet bulunan cennetleri müjdeler. (Tevbe Suresi, 21) </text:p>
      <text:p text:style-name="P18"><text:span text:style-name="T3">Ahirette inkar edenlerin cehennemde yaşayacakları acı bu dünyadakilerle kıyaslanmayacak kadar fazla olacaktır. İnkarcılar, daha önce hiç yaşamadıkları ve tahmin edemedikleri kadar şiddetli bir azap ile cezalandırılacaklardır. Cehennemdeki ateşin şiddetini açıklamak için Kuran'da birçok ayette </text:span><text:span text:style-name="T4">"çılgınca yanan ateş"</text:span><text:span text:style-name="T3"> ifadesi kullanılmıştır. Başka ayetlerde ise ateşin şiddeti şöyle bildirilmektedir: </text:span></text:p>
      <text:p text:style-name="P26"><text:span text:style-name="T3">Hayır; (hiçbiri kabul edilmez). </text:span><text:span text:style-name="T5">Doğrusu o (cehennem), cayır cayır yanmakta olan ateﬂtir: Baﬂın derisini kavurup-soyar.</text:span><text:span text:style-name="T3"> (Mearic Suresi, 15-16)</text:span></text:p>
      <text:p text:style-name="P21">Cehennemdeki bu şiddetli azabın aksine, cennet halkına, çok mutlu ve huzurlu bir ortam hazırlanmıştır. Allah, cenneti iman eden kulları için en güzel ve en kusursuz şekilde yaratmıştır. Ayrıca orada iman edenler için Allah'tan olan bir hoşnutluk vardır. Allah onlardan razı olmuş ve onları ebedi bir mutlulukla mükafatlandırmıştır. Kuran'da Allah'ın hoşnutluğunun en büyük karşılık olduğu şöyle bildirilmektedir: </text:p>
      <text:p text:style-name="P26"><text:span text:style-name="T3">Allah, mümin erkeklere ve mümin kadınlara içinde ebedi kalmak üzere, altından ırmaklar akan cennetler ve Adn cennetlerinde güzel meskenler vadetmiştir. </text:span><text:span text:style-name="T5">Allah'tan olan hoﬂnutluk ise en büyüktür. </text:span><text:span text:style-name="T3">İşte büyük kurtuluş ve mutluluk budur. (Tevbe Suresi, 72)</text:span></text:p>
      <text:p text:style-name="P21">Cennet ile cehennem halkı arasındaki farkı Allah bir ayette şöyle bildirmiştir: </text:p>
      <text:p text:style-name="P28">Takva sahiplerine vadedilen cennetin misali (şudur): İçinde bozulmayan sudan ırmaklar, tadı değişmeyen sütten ırmaklar, içenler için lezzet veren şaraptan ırmaklar ve süzme baldan ırmaklar vardır ve orada onlar için meyvelerin her türlüsünden ve Rablerinden bir mağfiret vardır. Hiç (böyle mükafatlanan bir kişi), ateşin içinde ebedi olarak kalan ve bağırsaklarını 'parça parça koparan' kaynar sudan içirilen kimseler gibi olur mu? (Muhammed Suresi, 15)</text:p>
      <text:p text:style-name="P21">İmam Gazali tefekkürlerinde cennet ve cehennem arasında, azap ve nimet bakımından ne kadar keskin farklılıklar olduğuna değinerek insanları bu yönde akılcı bir şekilde düşünmeye davet etmiştir:</text:p>
      <text:p text:style-name="P17">Bil ki, gamlar ve kederlerin (ki bunlar bir ateştir) bildiğin cehennem evinin karşılığında bir başka ev vardır. (O da cennettir) Onun nimetlerini ve vereceği sevinçlerini düşün. Çünkü, bu ikisinin birinden uzak olan hiç şüphesiz diğerinde karar bulur. Cehennemin korkunçluklarını uzun uzun düşünüp kalbine yerleştir. Cennet ehline va'dedilmiş olan ebedi nimetleri de uzun uzun düşünerek kalbine bir ümid yerleştir. Nefsini korku kırbacıyla <text:soft-page-break/>sevk edip, ümit yuları ile onu sırat-ı müstakime (doğru yola) götür. Bu suretle büyük bir varlığa nail olur, elem verici azaptan <text:s/>kurtulursun. Cennet ehlini düşün, ki yüzlerinde cennet nimetlerinin güzelliği vardır. </text:p>
      <text:p text:style-name="P17">Canlarının istediklerini bularak orada ebedi kalıcıdırlar. Onlar cennette ne korkarlar ve ne de mahzun olurlar. Onlar ölüm endişesinden emindirler. </text:p>
      <text:p text:style-name="P17">Sonra, şimdi bir cennetin odalarını ve cennetin derecelerinin yüksekliğini ve çeşitliliğini düşün. Çünkü ahiret dereceler bakımından en büyüktür, fazilet bakımından da en büyüktür. Nasıl, insanlar dünyadaki zahiri ibadetleri ve batıni güzel ahlakları bakımından aralarında farklı iseler, aynı şekilde dünyada işledikleri amellerin karşılığı olarak görecekleri mükafat ve cezalarda <text:s/>da farklı olacaklardır. Eğer sen ey insan, ahirette en yüksek derecelere nail olmak istiyorsan Allah (cc)'a ibadet ve itaatte seni hiç kimsenin geçemeyeceği şekilde çalış. Allah (cc) ibadette birbiriyle yarışmayı emretmiştir. (İmam Gazali, Kalplerin Keşfi, sf. 534-539)</text:p>
      <text:p text:style-name="P18"><text:span text:style-name="T3">Görüldüğü gibi, ahiret için insanın karşısında iki seçenek vardır: ya sonsuza kadar yalnızca şiddetli ve tarifsiz bir azabın olduğu cehennemi ya da en büyük mutlulukların ve güzelliklerin yaşandığı cenneti tercih edecektir. Bu seçimin sonucu, akıl sahibi tüm insanlar için elbette </text:span><text:span text:style-name="T4">"sonsuz nimetlerle dolu mutluluk mekanı olan cennet"</text:span><text:span text:style-name="T3"> olacaktır. Çünkü hiç kimse sonsuza dek Allah'ın dilemesi dışında hiçbir kurtuluş imkanının bulunmadığı, maddi manevi her türlü güzelliğin yasaklandığı bir yerde ateş azabı, acı ve pişmanlık içerisinde yaşamak istemez. Elbette ki sonsuza kadar sürecek yaşamını hiçbir zorluğun, sıkıntının, kötülüğün, eksikliğin yaratılmadığı; yalnızca nimet ve güzelliklerden oluşan bir yerde, sevdiği insanlarla birlikte mutluluk içinde geçirmeyi arzu eder. </text:span></text:p>
      <text:p text:style-name="P21">Ahiret hayatı Rabbimiz'in bildirdiği kesin bir gerçektir. Ahiretteki şiddetli azaptan kurtulup güzel bir son ile karşılaşmak için, insanın bu gerçeğin açık bir şekilde şuuruna varması gerekmektedir. Dünya hayatında kendisine tanınan süreyi Allah'ın rızasını kazanacak salih amellerde bulunarak ve O'nun beğendiği ahlakı kazanmaya çalışarak geçirmelidir. </text:p>
      <text:p text:style-name="P18"><text:span text:style-name="T3">Ayrıca şunu da unutmamak gerekir ki, insan hayatının sonuna kadar yaptıklarıyla da yetinmemelidir. Çünkü hiç kimse yapmış olduklarının kendisini kurtuluşa erdirebileceğinden emin olamaz. Bu bakımdan hem cennete girebileceğini umarak sevinmeli, hem de cehennem azabından korkarak hayırdan yana harcadığı çabasını artırmalıdır. Allah'ın </text:span><text:span text:style-name="T4">"Mal ve çocuklar, dünya hayatının çekici-süsüdür; sürekli olan 'salih davranışlar' ise, Rabbinin Katında sevap bakımından daha hayırlıdır, umut etmek bakımından da daha hayırlıdır."</text:span><text:span text:style-name="T3"> (Kehf Suresi, 46) ayetiyle bildirdiği gibi, sürekli olan bir çabanın Allah'ın rahmetini kazanmaya daha yakın olduğunu bilerek ömrünün sonuna kadar salih davranışlarda bulunmaya devam etmelidir. Hz. İbrahim (as)'ın Kuran'da</text:span><text:span text:style-name="T4"> "Beni nimetlerle-donatılmış cennetin mirasçılarından kıl."</text:span><text:span text:style-name="T3"> (Şuara Suresi, 85) sözleriyle bildirilen duasında olduğu gibi, Allah'ın kendisini cennetiyle lütuflandırması için dua etmelidir.</text:span></text:p>
      <text:p text:style-name="P21"/>
      <text:h text:style-name="P6" text:outline-level="1">SONUÇ</text:h>
      <text:p text:style-name="P21"/>
      <text:p text:style-name="P18"/>
      <text:p text:style-name="P18">Büy<text:span text:style-name="T3">ük İslam alimi İmam Gazali, hikmet dolu sözleriyle, dünya hayatının nimetlerinin sahteliği konusunda verdiği öğütlerle tüm insanları vicdanlarını sorgulamaya yöneltmiştir:</text:span></text:p>
      <text:p text:style-name="P17">Şunu bilmelisin: Bu dünya asla baki değildir. Ya sen onu terk edeceksin, ya da o seni terk edecek! Hasan (ra) der ki: "Dünya nimetleri devam etse de senin hayatın bir gün sona erecek. O halde dünya hayatı peşinde koşmanın ve çok değerli ömrünü onun peşinde harcamanın ne anlamı var?" (İmam Gazali, Cennete Doğru, (Yedi Geçit), Minhacü'l-Abidin, sf. 145)</text:p>
      <text:p text:style-name="P17">Aklınla şunları düşünürsen anlarsın ki; dünya baki değildir. Sağladığı menfaat, vereceği zararları ve sıkıntıları karşılamaz. Dünyada bedenin zahmet çekip yorulduğu gibi, kalbin de meşgul olur. Ahirette ise elem verici bir azap ve uzun bir hesap vardır. Bu gerçekleri anlayınca, fazla olan dünyalıkları bırakır, sadece Rabbine ibadet için sana gerekli miktarı almakla yetinirsin. (İmam Gazali, Cennete Doğru, (Yedi Geçit), Minhacü'l-Abidin, sf. 157)</text:p>
      <text:p text:style-name="P17">... Halk için nihayetinde dönüp sonsuza dek tek başına baş başa kalacağın Rabbine kulluk ve ibadet terk edilir mi? O Rab ki, bütün hacetleri gideren, herkesin dayanağı, bütün sıkıntı ve şiddet anlarında herkesin sığınağıdır. O'nun ortağı yoktur ve herkes O'nun rahmetine muhtaçtır. (İmam Gazali, Cennete Doğru, (Yedi Geçit), Minhacü'l-Abidin, sf. 147)</text:p>
      <text:p text:style-name="P21">Kitabın başından bu yana anlatıldığı gibi insanın dünya hayatındaki ömrü bir gün mutlaka sona erecektir. İmam Gazali'nin de hatırlattığı üzere, ömürlerini dünya metaının peşinde koşarak tüketen insanlar için, dünya hayatında elde edilen menfaatler, uğrayacağı zararları ve sıkıntıları karşılamayacaktır. Kuran'da Allah'ın bu insanlara dünyada kaç yıl kaldıklarını soracağı bildirilmektedir. İnsanların vereceği yanıt da şu şekilde bildirilmiştir:</text:p>
      <text:p text:style-name="P28">Dedi ki: "Yıl sayısı olarak yeryüzünde ne kadar kaldınız?" Dediler ki: "Bir gün ya da bir günün birazı kadar kaldık, sayanlara sor." Dedi ki: "Yalnızca az (bir zaman) kaldınız, gerçekten bir bilseydiniz." (Müminun Suresi, 112-114)</text:p>
      <text:p text:style-name="P18"><text:span text:style-name="T3">Bu ayetler göstermektedir ki, insan ahirete gittiğinde, dünyada bir günün birazından çok daha az bir zaman kalmış olduğunu hatta Ahkaf Suresi'nin 35. ayetinde belirtildiği gibi sadece </text:span><text:span text:style-name="T4">"gündüzün bir saati kadar" </text:span><text:span text:style-name="T3">kaldığını kavrayacaktır. İnsanın dünya hayatındaki yıllar süren çabasından geriye yalnızca zihnindeki kısa birkaç hatıra kalacak, dünyaya ait herşey yok olacaktır.</text:span></text:p>
      <text:p text:style-name="P18"><text:span text:style-name="T3">İnkar edenler ise, buna rağmen ahirete çok büyük bir yük yüklenmiş olarak gideceklerdir. Kuran'ın </text:span><text:span text:style-name="T4">"Allah'a kavuşmayı yalan sayanlar, doğrusu hüsrana uğramışlardır. Öyle ki, saat (kıyamet günü) apansız onlara geliverince, günahlarını sırtlarına yüklenerek: "Onda (dünyada) sorumsuzca yaptıklarımızdan dolayı yazıklar olsun bize…" derler. Dikkat edin, o işleyip-yüklendikleri ne kötüdür."</text:span><text:span text:style-name="T3"> (Enam Suresi, 31) ayetiyle Allah bunun, inkar edenlerin </text:span><text:span text:style-name="T5">"sırtlarına yüklendikleri bir günah yükü"</text:span><text:span text:style-name="T3"> olduğunu bildirmektedir. Başka ayetlerde ise Allah, inkar edenlerin bu yükün altında ebedi olarak kalacaklarını haber vermektedir:</text:span></text:p>
      <text:p text:style-name="P26"><text:soft-page-break/><text:span text:style-name="T3">... Gerçekten, sana Katımız'dan bir zikir verdik.</text:span><text:span text:style-name="T5"> Kim bundan yüz çevirirse, ﬂüphesiz kıyamet günü o, bir günah-yükü yüklenecektir. O (yükün altı)nda ebedi olarak kalıcıdırlar. Bu, kıyamet günü onlar için ne kötü bir yüktür.</text:span><text:span text:style-name="T3"> (Taha Suresi, 99-101)</text:span></text:p>
      <text:p text:style-name="P18"><text:span text:style-name="T3">Tüm bu gerçeklerin yanı sıra, insanın dünya hayatından ahirete geçmesi de yalnızca bir an meselesidir. </text:span><text:span text:style-name="T4">"Her nerede olursanız, ölüm sizi bulur; yüksekçe yerlerde tahkim edilmiş şatolarda olsanız bile..."</text:span><text:span text:style-name="T3"> (Nisa Suresi, 78) ayetiyle hatırlatıldığı gibi, ölüm kaçınılmaz bir gerçektir. İnsan belki de, hayatının hiç beklemediği bir anında ölümle karşılaşacak ve o andan sonra artık istese de bu gerçekleri düşünecek bir imkan bulamayacaktır. Bu ise ona tarifi mümkün olmayan bir pişmanlık yaşatacaktır. </text:span></text:p>
      <text:p text:style-name="P21">Oysa insan, henüz imkan varken tüm bu anlatılanları düşünmek için kısa bir vakit ayırsa, belki de hem dünya hayatını hem de sonsuz ahiret yaşamını büyük bir sevinç ve nimete dönüştürecek bir adım atacaktır. İmam Gazali insanların vicdanlarında bu sorgulamayı yapmaları için şöyle bir hatırlatmada bulunmuştur:</text:p>
      <text:p text:style-name="P17">"Nice nefes alanlar vardır, aldıkları son nefesi geri vermeden ansızın ölüm onları yakalamıştır. Öyleyse gerçekte senin sahip olduğun sadece bir nefesten ibarettir; ne bir gün ve ne de bir saat! Bir nefesi bile geçirmeden Allah'a itaate ve tevbeye yönel. Belki de ikinci bir nefese erişemeden ölüm seni yakalar! Rızık konusunda da böyle düşünerek fazlaca üzerinde durmamak gerekir. Belki de ilerisi için düşündüğün o rızka ihtiyaç duyacak kadar yaşamayacaksın. Dolayısıyla onun için harcadığın vakit zayi olacak, gösterdiğin çaba da boşa gidecektir. Demek ki insanın ikinci bir gün, ikinci bir saat, ikinci bir nefes için gösterdiği çaba neredeyse boşa çıkmaktadır. Çünkü onlara ulaşma garantisi bulunmamaktadır." (İmam Gazali, Cennete Doğru, (Yedi Geçit), Minhacü'l-Abidin, s. 118)</text:p>
      <text:p text:style-name="P18"><text:span text:style-name="T3">Ölüm her an gelebilir. Bundan öncesinde ise insanın her an doğruyu görüp uyması için fırsat vardır. Allah'ın </text:span><text:span text:style-name="T4">"Ya da sıkıntı ve ihtiyaç içinde olana, Kendisi'ne dua ettiği zaman icabet eden, kötülüğü açıp gideren ve sizi yeryüzünün halifeleri kılan mı? Allah ile beraber başka bir ilah mı? Ne az öğüt-alıp düşünüyorsunuz." </text:span><text:span text:style-name="T3">(Neml Suresi, 62) ayetiyle bildirdiği gibi, Rabbimiz insanların tüm istek ve dualarına sonsuz rahmetiyle karşılık verendir. Ahirette güzellik, Allah'ın rızasını, rahmetini ve cennetini kazanmak isteyen kişinin yapması gereken, Kuran'da güzel bir karşılığı olduğu müjdelenen </text:span><text:span text:style-name="T4">"ciddi çabayı göstermek"</text:span><text:span text:style-name="T3"> olmalıdır:</text:span></text:p>
      <text:p text:style-name="P28">Kim de ahireti ister ve bir mümin olarak ciddi bir çaba göstererek ona çalışırsa, işte böylelerinin çabası şükre şayandır. (İsra Suresi, 19) </text:p>
      <text:p text:style-name="P21"/>
      <text:p text:style-name="P21"/>
      <text:h text:style-name="P6" text:outline-level="1">DARWİNİZM'İN ÇÖKÜŞÜ</text:h>
      <text:p text:style-name="P21"/>
      <text:p text:style-name="P18"/>
      <text:p text:style-name="P18">Da<text:span text:style-name="T3">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ve evrimin hiçbir zaman yaşanmadığını ortaya koyan 450 milyo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span></text:p>
      <text:p text:style-name="P21">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21">Evrim teorisinin çöküşünü ve yaratılışın delillerini diğer pek çok çalışmamızda bütün bilimsel detaylarıyla ele aldık ve almaya devam ediyoruz. Ancak konuyu, taşıdığı büyük önem nedeniyle, burada da özetlemekte yarar vardır. </text:p>
      <text:p text:style-name="P21"/>
      <text:h text:style-name="P29" text:outline-level="2">Darwin'i Yıkan Zorluklar</text:h>
      <text:p text:style-name="P21">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21">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1">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1">Darwinizm'in bilim karşısındaki yenilgisi, üç temel başlıkta incelenebilir:</text:p>
      <text:p text:style-name="P21">1) Teori, hayatın yeryüzünde ilk kez nasıl ortaya çıktığını asla açıklayamamaktadır.</text:p>
      <text:p text:style-name="P21">2) Teorinin öne sürdüğü "evrim mekanizmaları"nın, gerçekte evrimleştirici bir etkiye sahip olduğunu gösteren hiçbir bilimsel bulgu yoktur.</text:p>
      <text:p text:style-name="P21"><text:soft-page-break/>3) Fosil kayıtları, evrim teorisinin öngörülerinin tam aksine bir tablo ortaya koymaktadır. </text:p>
      <text:p text:style-name="P21">Bu bölümde, bu üç temel başlığı ana hatları ile inceleyeceğiz.</text:p>
      <text:p text:style-name="P21"/>
      <text:h text:style-name="P29" text:outline-level="2">Aşılamayan İlk Basamak: Hayatın Kökeni </text:h>
      <text:p text:style-name="P21">Evrim teorisi, tüm canlı türlerinin, bundan yaklaşık 3.8 milyar yıl önce dünyada hayali şekilde tesadüfen ortaya çıkan tek bir canlı hücreden geldiklerini iddia etmektedir.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1">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1"/>
      <text:h text:style-name="P29" text:outline-level="2">"Hayat Hayattan Gelir"</text:h>
      <text:p text:style-name="P21">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1">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8"><text:span text:style-name="T3">Darwin'in </text:span><text:span text:style-name="T7">Türlerin Kökeni</text:span><text:span text:style-name="T3"> adlı kitabını yazdığı dönemde ise, bakterilerin cansız maddeden oluşabildikleri inancı, bilim dünyasında yaygın bir kabul görüyordu. </text:span></text:p>
      <text:p text:style-name="P21">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17">"Cansız maddelerin hayat oluşturabileceği iddiası artık kesin olarak tarihe gömülmüştür." (Sidney Fox, Klaus Dose, Molecular Evolution and The Origin of Life, New York: Marcel Dekker, 1977, s. 2)</text:p>
      <text:p text:style-name="P21">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1"/>
      <text:h text:style-name="P29" text:outline-level="2"><text:soft-page-break/>20. Yüzyıldaki Sonuçsuz Çabalar</text:h>
      <text:p text:style-name="P2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17">"Maalesef hücrenin kökeni, evrim teorisinin tümünü içine alan en karanlık noktayı oluşturmaktadır." (Alexander I. Oparin, Origin of Life, (1936) New York, Dover Publications, 1953 (Reprint), s.196)</text:p>
      <text:p text:style-name="P18"><text:span text:style-name="T3">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text:span><text:span text:style-name="T7">dan çok farklı olduğu, ilerleyen yıllarda ortaya çıkacaktı. ("New Evidence on Evolution of Early Atmosphere and Life", Bulletin of the American Meteorological Society, c. 63, Kasım 1982, s. 1328-1330)</text:span></text:p>
      <text:p text:style-name="P18"><text:span text:style-name="T3">Uzun süren bir sessizlikten sonra Miller'in kendisi de kullandığı atmosfer ortamının gerçekçi olmadığını itiraf etti. </text:span><text:span text:style-name="T7">(Stanley Miller, Molecular Evolution of Life: Current Status of the Prebiotic Synthesis of Small Molecules, 1986, s. 7)</text:span></text:p>
      <text:p text:style-name="P18"><text:span text:style-name="T3">Hayatın kökeni sorununu açıklamak için 20. yüzyıl boyunca yürütülen tüm evrimci çabalar hep başarısızlıkla sonuçlandı. San Diego Scripps Enstitüsü'nden ünlü jeokimyacı Jeffrey Bada, evrimci</text:span><text:span text:style-name="T7"> Earth </text:span><text:span text:style-name="T3">dergisinde 1998 yılında yayınlanan bir makalede bu gerçeği şöyle kabul eder:</text:span></text:p>
      <text:p text:style-name="P17">Bugün, 20. yüzyılı geride bırakırken, hala, 20. yüzyıla girdiğimizde sahip olduğumuz en büyük çözülmemiş problemle karşı karşıyayız: Hayat yeryüzünde nasıl başladı? (Jeffrey Bada, Earth, Şubat 1998, s. 40)</text:p>
      <text:p text:style-name="P21"/>
      <text:h text:style-name="P29" text:outline-level="2">Hayatın Kompleks Yapısı </text:h>
      <text:p text:style-name="P21">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21">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21">Bunun nedenlerinden başlıcası <text:s/>bir proteinin oluşması için başka proteinlerin varlığının gerekmesidir ki bu durum, bir proteinin tesadüfen oluşma ihtimalini tamamen ortadan kaldırır. Dolayısıyla tek başına bu gerçek bile evrimcilerin tesadüf iddiasını en baştan yok etmek için yeterlidir. Konunun önemi açısından özetle açıklayacak olursak,</text:p>
      <text:p text:style-name="P21">1.<text:tab/>Enzimler olmadan protein sentezlenemez ve enzimler de birer proteindir.</text:p>
      <text:p text:style-name="P21"><text:soft-page-break/>2.<text:tab/>Tek bir proteinin sentezlenmesi için 100’e yakın proteinin hazır bulunması gerekmektedir. Dolayısıyla proteinlerin varlığı için proteinler gerekir. </text:p>
      <text:p text:style-name="P21">3.<text:tab/>Proteinleri sentezleyen enzimleri DNA üretir. DNA olmadan protein sentezlenemez. Dolayısıyla proteinlerin oluşabilmesi için DNA da gerekir.</text:p>
      <text:p text:style-name="P21">4.<text:tab/>Protein sentezleme işleminde hücredeki tüm organellerin önemli görevleri vardır. Yani proteinlerin oluşabilmesi için, eksiksiz ve tam işleyen bir hücrenin tüm organelleri ile var olması gerekmektedir.</text:p>
      <text:p text:style-name="P21">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8"><text:span text:style-name="T3">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7">Scientific American</text:span><text:span text:style-name="T3"> dergisinin Ekim 1994 tarihli sayısında bu gerçeği şöyle itiraf eder:</text:span></text:p>
      <text:p text:style-name="P17">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21">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1"/>
      <text:h text:style-name="P29" text:outline-level="2">Evrimin Hayali Mekanizmaları</text:h>
      <text:p text:style-name="P18"><text:span text:style-name="T3">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text:span text:style-name="T7">Türlerin Kökeni, Doğal Seleksiyon Yoluyla...</text:span></text:p>
      <text:p text:style-name="P21">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8"><text:span text:style-name="T3">Dolayısıyla doğal seleksiyon mekanizması hiçbir evrimleştirici güce sahip değildir. Darwin de bu gerçeğin farkındaydı ve </text:span><text:span text:style-name="T7">Türlerin Kökeni </text:span><text:span text:style-name="T3">adlı kitabında "Faydalı değişiklikler oluşmadığı sürece doğal seleksiyon hiçbir şey yapamaz" demek zorunda kalmıştı. </text:span><text:span text:style-name="T7">(Charles Darwin, The Origin of Species: A Facsimile of the First Edition, Harvard University Press, 1964, s. 189)</text:span></text:p>
      <text:p text:style-name="P22"/>
      <text:h text:style-name="P29" text:outline-level="2"><text:soft-page-break/>Lamarck'ın Etkisi</text:h>
      <text:p text:style-name="P21">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text:s/>çıkıyordu. Örneğin Lamarck'a göre zürafalar ceylanlardan türemişlerdi, yüksek ağaçların yapraklarını yemek için çabalarken nesilden nesile boyunları uzamıştı. </text:p>
      <text:p text:style-name="P18"><text:span text:style-name="T3">Darwin de benzeri örnekler vermiş, örneğin </text:span><text:span text:style-name="T7">Türlerin Kökeni</text:span><text:span text:style-name="T3"> adlı kitabında, yiyecek bulmak için suya giren bazı ayıların za</text:span><text:span text:style-name="T7">manla balinalara dönüştüğünü iddia etmişti. (Charles Darwin, The Origin of Species: A Facsimile of the First Edition, Harvard University Press, 1964, s. 184)</text:span></text:p>
      <text:p text:style-name="P21">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3"/>
      <text:h text:style-name="P29" text:outline-level="2">Neo-Darwinizm ve Mutasyonlar</text:h>
      <text:p text:style-name="P2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8"><text:span text:style-name="T3">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4">Mutasyonlar canlıları geliştirmezler, aksine her zaman için canlılara zarar verirler.</text:span></text:p>
      <text:p text:style-name="P21">Bunun nedeni çok basittir: DNA çok kompleks bir düzene sahiptir. Bu molekül üzerinde oluşan herhangi bir tesadüfi etki ancak zarar verir. Amerikalı genetikçi B. G. Ranganathan bunu şöyle açıklar:</text:p>
      <text:p text:style-name="P17">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18"><text:span text:style-name="T3">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text:sp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1"><text:soft-page-break/></text:p>
      <text:h text:style-name="P29" text:outline-level="2">Fosil Kayıtları: Ara Formlardan Eser Yok</text:h>
      <text:p text:style-name="P21">Evrim teorisinin iddia ettiği senaryonun yaşanmamış olduğunun en açık göstergesi ise fosil kayıtlarıdır.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1">Bu durumda, iddia edilen uzun dönüşüm süreci içinde sayısız "ara türler"in oluşmuş ve yaşamış olmaları gerekir. </text:p>
      <text:p text:style-name="P18"><text:span text:style-name="T3">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text:span text:style-name="T4">"ara-geçiş formu"</text:span><text:span text:style-name="T3"> adını verirler. </text:span></text:p>
      <text:p text:style-name="P18"><text:span text:style-name="T3">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7">Türlerin Kökeni</text:span><text:span text:style-name="T3">'nde bunu şöyle açıklamıştır:nu şöyle açıklamıştır:</text:span></text:p>
      <text:p text:style-name="P17">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18"><text:span text:style-name="T3">Ancak bu satırları yazan Darwin, bu ara formların fosillerinin bir türlü bulunamadığının da farkındaydı. Bunun teorisi için büyük bir açmaz oluşturduğunu görüyordu. Bu yüzden, </text:span><text:span text:style-name="T7">Türlerin Kökeni </text:span><text:span text:style-name="T3">kitabının </text:span><text:span text:style-name="T7">"Teorinin Zorlukları"</text:span><text:span text:style-name="T3"> (Difficulties on Theory) adlı bölümünde şöyle yazmıştı:</text:span></text:p>
      <text:p text:style-name="P15"><text:span text:style-name="T3">Eğer gerçekten türler öbür türlerden yavaş gelişmelerle türemişse, </text:span><text:span text:style-name="T4">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3"> Jeoloji iyi derecelendirilmiş bir süreç ortaya çıkarmamaktadır ve belki de bu benim teorime karşı ileri sürülecek en büyük itiraz olacaktır. (Charles Darwin, The Origin of Species, s. 172, 280) </text:span></text:p>
      <text:p text:style-name="P21"/>
      <text:h text:style-name="P29" text:outline-level="2">Darwin'in Yıkılan Umutları</text:h>
      <text:p text:style-name="P21">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1">Ünlü İngiliz paleontolog (fosil bilimci) Derek W. Ager, bir evrimci olmasına karşın bu gerçeği şöyle itiraf eder:</text:p>
      <text:p text:style-name="P17">Sorunumuz şudur: Fosil kayıtlarını detaylı olarak incelediğimizde, türler ya da sınıflar seviyesinde olsun, sürekli olarak aynı gerçekle karşılaşırız; kademeli evrimle gelişen değil, aniden yeryüzünde oluşan gruplar görürüz. <text:soft-page-break/>(Derek A. Ager, "The Nature of the Fossil Record", Proceedings of the British Geological Association, c. 87, 1976, s. 133)</text:p>
      <text:p text:style-name="P21">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7">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8"><text:span text:style-name="T3">Fosiller ise, canlıların yeryüzünde eksiksiz ve mükemmel bir biçimde ortaya çıktıklarını göstermektedir. Yani </text:span><text:span text:style-name="T4">"türlerin kökeni", Darwin'in sandığının aksine, evrim değil yaratılıştır.</text:span></text:p>
      <text:p text:style-name="P24"/>
      <text:h text:style-name="P29" text:outline-level="2">İnsanın Evrimi Masalı</text:h>
      <text:p text:style-name="P21">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7">1- Australopithecus</text:p>
      <text:p text:style-name="P17">2- Homo habilis</text:p>
      <text:p text:style-name="P17">3- Homo erectus</text:p>
      <text:p text:style-name="P17">4- Homo sapiens</text:p>
      <text:p text:style-name="P18"><text:span text:style-name="T3">Evrimciler, insanların sözde ilk maymunsu atalarına "güney maymunu" anlamına gelen </text:span><text:span text:style-name="T7">"Australopithecus"</text:span><text:span text:style-name="T3">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7">(Solly Zuckerman, Beyond The Ivory Tower, New York: Toplinger Publications, 1970, s. 75-94; Charles E. Oxnard, "The Place of Australopithecines in Human Evolution: Grounds for Doubt", Nature, c. 258, s. 389)</text:span></text:p>
      <text:p text:style-name="P18"><text:span text:style-name="T3">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text:span text:style-name="T7">(J. Rennie, "Darwin's Current Bulldog: Ernst Mayr", Scientific American, Aralık 1992)</text:span></text:p>
      <text:p text:style-name="P18"><text:soft-page-break/><text:span text:style-name="T3">Evrimciler </text:span><text:span text:style-name="T7">"Australopithecus &gt; Homo habilis &gt; Homo erectus &gt; Homo sapiens"</text:span><text:span text:style-name="T3"> sıralamasını yazarken, bu türlerin her birinin, bir sonrakinin atası olduğu izlenimini verirler. Oysa paleoantropologların son bulguları, Australopithecus, Homo habilis ve Homo erectus'un dünya'nın farklı bölgelerinde aynı dönemlerde </text:span><text:span text:style-name="T7">yaşadıklarını göstermektedir. (Alan Walker, Science, c. 207, 1980, s. 1103; A. J. Kelso, Physical Antropology, 1. baskı, New York: J. B. Lipincott Co., 1970, s. 221; M. D. Leakey, Olduvai Gorge, c. 3, Cambridge: Cambridge University Press, 1971, s. 272)</text:span></text:p>
      <text:p text:style-name="P18"><text:span text:style-name="T3">Dahası </text:span><text:span text:style-name="T7">Homo erectus </text:span><text:span text:style-name="T3">sınıflamasına ait insanların bir bölümü çok modern zamanlara kadar yaşamışlar, Homo sapiens neandertalensis ve </text:span><text:span text:style-name="T7">Homo sapiens sapiens</text:span><text:span text:style-name="T3"> insan ile aynı ortamda yan yana bulunmuşlardır. </text:span><text:span text:style-name="T7">(Time, Kasım 1996)</text:span></text:p>
      <text:p text:style-name="P21">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7">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21">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8"><text:span text:style-name="T3">Bu konuyu uzun yıllar inceleyen, özellikle </text:span><text:span text:style-name="T7">Australopithecus</text:span><text:span text:style-name="T3">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21">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7">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21">İşte insanın evrimi masalı da, teorilerine körü körüne inanan birtakım insanların buldukları bazı fosilleri ön yargılı bir biçimde yorumlamalarından ibarettir.</text:p>
      <text:p text:style-name="P21"/>
      <text:h text:style-name="P29" text:outline-level="2">Darwin Formülü!</text:h>
      <text:p text:style-name="P21">Şimdiye kadar ele aldığımız tüm teknik delillerin yanında, <text:s text:c="3"/>isterseniz evrimcilerin nasıl saçma bir inanışa sahip olduklarını bir de çocukların bile anlayabileceği kadar açık bir örnekle özetleyelim. </text:p>
      <text:p text:style-name="P21"><text:soft-page-break/>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xt:s/>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8"><text:span text:style-name="T3">Kısacası, bilinçsiz </text:span><text:span text:style-name="T4">atomlar biraraya gelerek hücreyi oluşturamazlar. </text:span><text:span text:style-name="T3">Sonra yeni bir karar vererek bir hücreyi ikiye bölüp, sonra art arda başka kararlar alıp, elektron mikroskobunu bulan, sonra kendi hücre yapısını bu mikroskop altında izleyen profesörleri oluşturamazlar. </text:span><text:span text:style-name="T4">Madde, ancak Allah'ın üstün yaratmasıyla hayat bulur.</text:span></text:p>
      <text:p text:style-name="P21">Bunun aksini iddia eden evrim teorisi ise, akla tamamen aykırı bir safsatadır. Evrimcilerin ortaya attığı iddialar üzerinde biraz bile düşünmek, üstteki örnekte olduğu gibi, bu gerçeği açıkça gösterir.</text:p>
      <text:p text:style-name="P21"/>
      <text:h text:style-name="P29" text:outline-level="2">Göz ve Kulaktaki Teknoloji</text:h>
      <text:p text:style-name="P21">Evrim teorisinin kesinlikle açıklama getiremeyeceği bir diğer konu ise göz ve kulaktaki üstün algılama kalitesidir.</text:p>
      <text:p text:style-name="P21">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1">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1">Üstelik bu o kadar net ve kaliteli bir görüntüdür ki 21. yüzyıl teknolojisi bile her türlü imkana rağmen bu netliği sağlayamamıştır. Örneğin şu anda okuduğunuz kitaba, kitabı tutan ellerinize bakın, sonra başınızı kaldırın ve çevrenize bakın. Şu anda <text:s text:c="2"/>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text:soft-page-break/>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1">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1">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1">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1">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1">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21">Şimdiye kadar insanoğlunun yaptığı hiçbir görüntü ve ses cihazı, göz ve kulak kadar hassas ve başarılı birer algılayıcı olamamıştır. </text:p>
      <text:p text:style-name="P21">Ancak görme ve işitme olayında, tüm bunların ötesinde, çok büyük bir gerçek daha vardır.</text:p>
      <text:p text:style-name="P21"/>
      <text:h text:style-name="P29" text:outline-level="2">Beynin İçinde Gören ve Duyan Şuur Kime Aittir?</text:h>
      <text:p text:style-name="P21">Beynin içinde, ışıl ışıl renkli bir dünyayı seyreden, senfonileri, kuşların cıvıltılarını dinleyen, gülü koklayan kimdir?</text:p>
      <text:p text:style-name="P21"><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1">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1">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1"/>
      <text:h text:style-name="P29" text:outline-level="2">Materyalist Bir İnanç</text:h>
      <text:p text:style-name="P21">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1">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1">Bazen bunu açıkça itiraf da ederler. Harvard Üniversitesi'nden ünlü bir genetikçi ve aynı zamanda önde gelen bir evrimci olan Richard Lewontin, "önce materyalist, sonra bilim adamı" olduğunu şöyle itiraf etmektedir:</text:p>
      <text:p text:style-name="P17">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21">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1"><text:soft-page-break/>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21"/>
      <text:h text:style-name="P29" text:outline-level="2">Evrim Teorisi Dünya Tarihinin En Etkili Büyüsüdür</text:h>
      <text:p text:style-name="P21">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1">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21">Bu, Afrikalı bazı kabilelerin totemlere, Sebe halkının Güneş'e tapmasından, Hz. İbrahim (as)'ın kavminin elleri ile yaptıkları putlara, Hz. Musa (as)'ın kavminin içinden bazı insanların <text:s/>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8">Şüphesiz, inkar edenleri uyarsan da, uyarmasan da, onlar için fark etmez; inanmazlar. Allah, onların kalplerini ve kulaklarını mühürlemiştir; gözlerinin üzerinde perdeler vardır. Ve büyük azab onlaradır. (Bakara Suresi, 6-7)</text:p>
      <text:p text:style-name="P28">…<text:span text:style-name="T12"> </text:span>Kalbleri vardır bununla kavrayıp-anlamazlar, gözleri vardır bununla görmezler, kulakları vardır bununla işitmezler. Bunlar hayvanlar gibidir, hatta daha aşağılıktırlar. İşte bunlar gafil olanlardır. (Araf Suresi, 179)</text:p>
      <text:p text:style-name="P21">Allah Hicr Suresi'nde ise, bu insanların mucizeler görseler bile inanmayacak kadar büyülendiklerini şöyle bildirmektedir:</text:p>
      <text:p text:style-name="P28">Onların üzerlerine gökyüzünden bir kapı açsak, ordan yukarı yükselseler de, mutlaka: "Gözlerimiz döndürüldü, belki biz büyülenmiş bir topluluğuz" diyeceklerdir. (Hicr Suresi, 14-15)</text:p>
      <text:p text:style-name="P18"><text:span text:style-name="T3">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text:span><text:soft-page-break/><text:span text:style-name="T3">canlılık için uygun olan her türlü özelliğe sahip olan Dünya gezegenini ve sayısız kompleks sistemle donatılmış canlıları meydana getirdiğine inanmasının, </text:span><text:span text:style-name="T4">"büyü"</text:span><text:span text:style-name="T3">den başka bir açıklaması yoktur. </text:span></text:p>
      <text:p text:style-name="P21">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8">(Musa:) "Siz atın" dedi. (Asalarını) atıverince, insanların gözlerini büyüleyiverdiler, onları dehşete düşürdüler ve (ortaya) büyük bir sihir getirmiş oldular. (Araf Suresi, 116)</text:p>
      <text:p text:style-name="P21">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28">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1">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5"><text:span text:style-name="T4">Ben kendim, evrim teorisinin, özellikle uygulandığı alanlarda, geleceğin tarih kitaplarındaki en büyük espri malzemelerinden biri olacağına ikna oldum. </text:span><text:span text:style-name="T3">Gelecek kuşak, bu kadar çürük ve belirsiz bir hipotezin inanılmaz bir saflıkla kabul edilmesini hayretle karşılayacaktır. (Malcolm Muggeridge, The End of Christendom, Grand Rapids: Eerdmans, 1980, s.43)</text:span></text:p>
      <text:p text:style-name="P21">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 </text:p>
      <text:p text:style-name="P21"/>
      <text:p text:style-name="P18"/>
      <text:p text:style-name="P31">... Sen Yücesin, bize öğrettiğinden başka bizim hiçbir bilgimiz yok. Gerçekten Sen, herşeyi bilen, hüküm ve hikmet sahibi olansın. <text:s/>(Bakara Suresi, 32)</text:p>
      <text:p text:style-name="P19"/>
      <text:p text:style-name="P19"/>
      <text:h text:style-name="P4" text:outline-level="1">ARKA KAPAK</text:h>
      <text:p text:style-name="P18"/>
      <text:p text:style-name="P18"/>
      <text:p text:style-name="P18"><text:span text:style-name="T3">Dünya hayatındaki tüm güzelliklere dair bilinmesi gereken çok önemli bir gerçek vardır; Rabbimiz'in bildirdiği gibi, <text:s/></text:span><text:span text:style-name="T8">"... Dünya hayatı, aldatıcı metadan başka bir şey değildir."</text:span><text:span text:style-name="T3"> (Al-i imran Suresi, 185) </text:span></text:p>
      <text:p text:style-name="P21">Dolayısıyla insanın çok kısa olan dünya hayatını kendisine amaç edinip geçici dünya nimetlerinin hırsıyla hareket etmesi büyük bir aldanıştır. Allah, Allah'ın rızası gözetilmeden dünya hayatında elde edilen yararların geçici ve değersiz olduğunu ayetlerde hatırlatmaktadır. Ayrıca Allah, gerçek hayatın yaşanacağı sonsuz ahiret için çaba harcayanlara hem dünyada hem de ahirette "güzel bir hayat" vereceğini vaat etmiştir. (Nahl Suresi, 97) Aksinde ise, insanlar için dünya hayatında "sıkıntılı bir geçim" vardır.</text:p>
      <text:p text:style-name="P21">Müminler Kuran'da bildirilen bu gerçeklerin farkındadırlar. Yaşadıkları her anın, dünya hayatında karşılarına çıkan herşeyin imtihanlarının bir parçası olduğunu bilirler. Bu nedenle dünya nimetlerine karşı tutkulu bir sevgi duymaz, bütün hayatlarını kendilerine vaat edilen ahireti kazanabilecekleri şekilde geçirirler. </text:p>
      <text:p text:style-name="P18"><text:span text:style-name="T3">Bu kitapta, her zaman ve her yerde karşılaşabileceğimiz örneklerle, dünya metaının sahteliğine aldananların yaşadıkları yersiz üzüntülerin ve sıkıntıların yanısıra bunlardan kurtulmanın yollarına, ayrıca asıl hayatları olan ahiret için çaba harcayan müminlerin huzur dolu yaşantılarına yer verilmektedir. Allah'ın </text:span><text:span text:style-name="T8">"Size verilen herşey, yalnızca dünya hayatının metaı ve süsüdür. Allah Katında olan ise, daha hayırlı ve daha süreklidir. Yine de, akıllanmayacak mısınız?"</text:span><text:span text:style-name="T3"> (Kasas Suresi, 60) ayetiyle bildirdiği gerçek hatırlatılarak, insanlar "daha hayırlı ve daha sürekli olana", Allah'ın rızasına uygun bir yaşam sürmeye davet edilmektedirler.</text:span></text:p>
      <text:p text:style-name="P21"/>
      <text:p text:style-name="P18"><text:span text:style-name="T8">YAZAR HAKKINDA: </text:span><text:span text:style-name="T13">Harun Yahya müstear ismini kullanan Adnan Oktar, </text:span><text:span text:style-name="T14">1956 yılında Ankara'da doğdu. 1980'li yıllar</text:span><text:span text:style-name="T13">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2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sayıları 300'ü aşan eseri, dünya çapında geniş bir okuyucu kitlesi tarafından takip edilmektedir.</text:p>
      <text:p text:style-name="P25">Harun Yahya Külliyatı, -Allah'ın izniyle- 21. yüzyılda dünya insanlarını Kuran'da tarif edilen huzur ve barışa, doğruluk ve adalete, güzellik ve mutluluğa taşımaya bir vesile olacaktır.</text:p>
      <text:p text:style-name="P25"/>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FrizQuadrataTurk" svg:font-family="FrizQuadrataTurk, Cambria"/>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paragraph-properties fo:text-align="center" style:justify-single-word="false" fo:orphans="0" fo:widows="0" style:text-autospace="none"/>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küçükbaslık_20_üst" style:display-name="küçükbaslık üst" style:family="paragraph">
      <style:paragraph-properties fo:margin-left="1.85cm" fo:margin-right="1.85cm"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ık" style:family="paragraph">
      <style:paragraph-properties fo:margin-left="1.85cm" fo:margin-right="1.85cm" fo:margin-top="0cm" fo:margin-bottom="0.199cm" loext:contextual-spacing="false"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_2a__2a_ANA_20_METİN" style:display-name="***ANA METİN" style:family="paragraph">
      <style:paragraph-properties fo:margin-left="1.85cm" fo:margin-right="1.85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ÜST" style:display-name="Baslik ÜST" style:family="paragraph">
      <style:paragraph-properties fo:margin-left="1.829cm" fo:margin-right="0cm" fo:line-height="0.49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BASLIK" style:display-name="*KORKU-BASLIK" style:family="paragraph">
      <style:paragraph-properties fo:margin-left="1.85cm" fo:margin-right="1.85cm" fo:margin-top="0cm" fo:margin-bottom="0.199cm" loext:contextual-spacing="false" fo:line-height="0.49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ALINTI" style:display-name="*KORKU-ALINTI" style:family="paragraph">
      <style:paragraph-properties fo:margin-left="2.499cm" fo:margin-right="1.85cm" fo:margin-top="0.071cm" fo:margin-bottom="0.071cm" loext:contextual-spacing="false"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YEN_2039_" style:display-name="ALINTI-YEN‹" style:family="paragraph">
      <style:paragraph-properties fo:margin-left="2.499cm" fo:margin-right="1.85cm" fo:margin-top="0.071cm" fo:margin-bottom="0.071cm" loext:contextual-spacing="false" fo:line-height="0.51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margin-left="0cm" fo:margin-right="0cm" fo:margin-top="0.101cm" fo:margin-bottom="0cm" loext:contextual-spacing="false" fo:line-height="0.58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_203a_k" style:display-name="basl›k" style:family="paragraph">
      <style:paragraph-properties fo:margin-left="1.829cm" fo:margin-right="1.829cm" fo:margin-top="0cm" fo:margin-bottom="0.199cm" loext:contextual-spacing="false" fo:line-height="0.49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bbBASLIK" style:family="paragraph">
      <style:paragraph-properties fo:margin-left="1.251cm" fo:margin-right="1.251cm" fo:margin-top="0cm" fo:margin-bottom="2cm" loext:contextual-spacing="false" fo:line-height="1.058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ALT" style:family="paragraph">
      <style:paragraph-properties fo:margin-left="2.499cm" fo:margin-right="1.85cm" fo:margin-top="0cm" fo:margin-bottom="0.071cm" loext:contextual-spacing="false" fo:line-height="0.51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ARA" style:family="paragraph">
      <style:paragraph-properties fo:margin-left="2.499cm" fo:margin-right="1.85cm" fo:line-height="0.51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ÜST" style:family="paragraph">
      <style:paragraph-properties fo:margin-left="2.499cm" fo:margin-right="1.85cm" fo:margin-top="0.071cm" fo:margin-bottom="0cm" loext:contextual-spacing="false" fo:line-height="0.51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1" style:display-name="AYET ALT-1" style:family="paragraph">
      <style:paragraph-properties fo:margin-left="2.499cm" fo:margin-right="1.85cm" fo:margin-top="0cm" fo:margin-bottom="0.071cm" loext:contextual-spacing="false" fo:line-height="0.51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1" style:family="paragraph">
      <style:paragraph-properties fo:margin-left="2.499cm" fo:margin-right="1.85cm" fo:margin-top="0.071cm" fo:margin-bottom="0.071cm" loext:contextual-spacing="false" fo:line-height="0.51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2" style:family="paragraph">
      <style:paragraph-properties fo:margin-left="1.85cm" fo:margin-right="1.85cm" fo:line-height="0.529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1" style:family="paragraph">
      <style:paragraph-properties fo:margin-left="1.85cm" fo:margin-right="1.85cm" fo:line-height="0.529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_203a_k_20_üst" style:display-name="küçükbasl›k üst" style:family="paragraph">
      <style:paragraph-properties fo:margin-left="1.85cm" fo:margin-right="1.85cm" fo:line-height="0.56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_203a_k" style:display-name="küçükbasl›k" style:family="paragraph">
      <style:paragraph-properties fo:margin-left="1.85cm" fo:margin-right="1.85cm" fo:margin-top="0cm" fo:margin-bottom="0.101cm" loext:contextual-spacing="false" fo:line-height="0.56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KÜÇÜK_20_BASLIK_20_ÜST" style:display-name="ALT KÜÇÜK BASLIK ÜST" style:family="paragraph">
      <style:paragraph-properties fo:margin-left="1.85cm" fo:margin-right="1.85cm" fo:line-height="0.49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KÜÇÜK_20_BASLIK" style:display-name="ALT KÜÇÜK BASLIK" style:family="paragraph">
      <style:paragraph-properties fo:margin-left="1.85cm" fo:margin-right="1.85cm" fo:margin-top="0cm" fo:margin-bottom="0.199cm" loext:contextual-spacing="false" fo:line-height="0.49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SAHTE DÜNYANIN ACILARI</dc:title>
    <dc:subject>SAHTE DÜNYANIN ACILARI</dc:subject>
    <meta:initial-creator>Harun Yahya</meta:initial-creator>
    <meta:creation-date>2014-09-25T20:19:00</meta:creation-date>
    <dc:date>2019-10-03T00:31:02.189004225</dc:date>
    <meta:print-date>2012-02-09T12:44:00</meta:print-date>
    <meta:editing-cycles>14</meta:editing-cycles>
    <meta:editing-duration>PT1H23M59S</meta:editing-duration>
    <meta:generator>LibreOffice/6.3.2.2$Linux_X86_64 LibreOffice_project/ddcf6633b674837c71d3649d97a9cb3c0d392a84</meta:generator>
    <meta:document-statistic meta:table-count="0" meta:image-count="0" meta:object-count="0" meta:page-count="68" meta:paragraph-count="587" meta:word-count="23587" meta:character-count="180403" meta:non-whitespace-character-count="157229"/>
  </office:meta>
</office:document-meta>
</file>